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C100000053BCF8B42C.png" manifest:media-type="image/png"/>
  <manifest:file-entry manifest:full-path="Pictures/10000000000000FA000000548D8CE596.png" manifest:media-type="image/png"/>
  <manifest:file-entry manifest:full-path="Pictures/image4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Arial Unicode MS1" svg:font-family="'Arial Unicode MS'" style:font-pitch="variable"/>
    <style:font-face style:name="FreeSans1" svg:font-family="FreeSans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1" svg:font-family="'Times New Roman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solid" draw:fill-color="#ffffff" draw:opacity="10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62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301cm"/>
    </style:style>
    <style:style style:name="pr1" style:family="presentation" style:parent-style-name="Unternehmenspräsentation-title">
      <style:graphic-properties draw:stroke="none" draw:fill="none" draw:textarea-horizontal-align="center" draw:textarea-vertical-align="middle" draw:auto-grow-height="false" draw:auto-grow-width="false" fo:min-height="3.506cm" fo:padding-top="0cm" fo:padding-bottom="0cm" fo:padding-left="0cm" fo:padding-right="0cm" fo:wrap-option="wrap"/>
    </style:style>
    <style:style style:name="pr2" style:family="presentation" style:parent-style-name="Unternehmenspräsentation-sub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3" style:family="presentation" style:parent-style-name="Unternehmenspräsentation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4" style:family="presentation" style:parent-style-name="Master1-Layout7-blank-Leer-title">
      <style:graphic-properties draw:stroke="none" draw:fill="none" draw:textarea-horizontal-align="left" draw:textarea-vertical-align="middle" draw:auto-grow-height="true" draw:auto-grow-width="false" fo:min-height="3.505cm" fo:padding-top="0cm" fo:padding-bottom="0cm" fo:padding-left="0cm" fo:padding-right="0cm" fo:wrap-option="wrap"/>
    </style:style>
    <style:style style:name="pr5" style:family="presentation" style:parent-style-name="Master1-Layout7-blank-Leer-outline1" style:list-style-name="L3">
      <style:graphic-properties fo:min-height="13.609cm"/>
    </style:style>
    <style:style style:name="pr6" style:family="presentation" style:parent-style-name="Master1-Layout7-blank-Leer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7" style:family="presentation" style:parent-style-name="Master1-Layout7-blank-Leer-outline1" style:list-style-name="L3">
      <style:graphic-properties fo:min-height="13.609cm"/>
    </style:style>
    <style:style style:name="pr8" style:family="presentation" style:parent-style-name="Master1-Layout7-blank-Leer-outline1" style:list-style-name="L3">
      <style:graphic-properties fo:min-height="13.609cm"/>
    </style:style>
    <style:style style:name="pr9" style:family="presentation" style:parent-style-name="Master1-Layout7-blank-Leer-outline1" style:list-style-name="L3">
      <style:graphic-properties fo:min-height="13.609cm"/>
    </style:style>
    <style:style style:name="pr10" style:family="presentation" style:parent-style-name="Master1-Layout7-blank-Leer-outline1" style:list-style-name="L3">
      <style:graphic-properties fo:min-height="13.609cm"/>
    </style:style>
    <style:style style:name="pr11" style:family="presentation" style:parent-style-name="Master1-Layout7-blank-Leer-outline1" style:list-style-name="L3">
      <style:graphic-properties fo:min-height="13.609cm"/>
    </style:style>
    <style:style style:name="pr12" style:family="presentation" style:parent-style-name="Master1-Layout7-blank-Leer-outline1" style:list-style-name="L3">
      <style:graphic-properties fo:min-height="13.609cm"/>
    </style:style>
    <style:style style:name="pr13" style:family="presentation" style:parent-style-name="Master1-Layout7-blank-Leer-outline1" style:list-style-name="L3">
      <style:graphic-properties fo:min-height="13.609cm"/>
    </style:style>
    <style:style style:name="pr14" style:family="presentation" style:parent-style-name="Master1-Layout7-blank-Leer-outline1" style:list-style-name="L3">
      <style:graphic-properties fo:min-height="13.609cm"/>
    </style:style>
    <style:style style:name="pr15" style:family="presentation" style:parent-style-name="Master1-Layout7-blank-Leer-outline1" style:list-style-name="L3">
      <style:graphic-properties fo:min-height="13.609cm"/>
    </style:style>
    <style:style style:name="pr16" style:family="presentation" style:parent-style-name="Master1-Layout7-blank-Leer-outline1" style:list-style-name="L3">
      <style:graphic-properties fo:min-height="13.609cm"/>
    </style:style>
    <style:style style:name="pr17" style:family="presentation" style:parent-style-name="Master1-Layout7-blank-Leer-outline1" style:list-style-name="L3">
      <style:graphic-properties fo:min-height="13.609cm"/>
    </style:style>
    <style:style style:name="pr18" style:family="presentation" style:parent-style-name="Master1-Layout7-blank-Leer-outline1" style:list-style-name="L3">
      <style:graphic-properties fo:min-height="13.609cm"/>
    </style:style>
    <style:style style:name="pr19" style:family="presentation" style:parent-style-name="Master1-Layout7-blank-Leer-outline1" style:list-style-name="L3">
      <style:graphic-properties fo:min-height="13.609cm"/>
    </style:style>
    <style:style style:name="pr20" style:family="presentation" style:parent-style-name="Master1-Layout7-blank-Leer-outline1" style:list-style-name="L3">
      <style:graphic-properties fo:min-height="13.609cm"/>
    </style:style>
    <style:style style:name="pr21" style:family="presentation" style:parent-style-name="Master1-Layout7-blank-Leer-outline1" style:list-style-name="L3">
      <style:graphic-properties fo:min-height="13.609cm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 style:font-independent-line-spacing="true"/>
      <style:text-properties fo:color="#000080"/>
    </style:style>
    <style:style style:name="P3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/>
      </style:paragraph-properties>
    </style:style>
    <style:style style:name="P11" style:family="paragraph">
      <style:text-properties style:use-window-font-color="true"/>
    </style:style>
    <style:style style:name="P12" style:family="paragraph">
      <style:paragraph-properties style:writing-mode="lr-tb" style:font-independent-line-spacing="true"/>
      <style:text-properties fo:font-size="20pt"/>
    </style:style>
    <style:style style:name="P13" style:family="paragraph">
      <style:text-properties style:font-name="DejaVu Sans Mono" fo:font-size="16pt" style:font-size-asian="16pt" style:font-size-complex="16pt"/>
    </style:style>
    <style:style style:name="P14" style:family="paragraph">
      <style:text-properties style:font-name="Arial1" fo:font-size="24pt" style:font-size-asian="24pt" style:font-size-complex="24pt"/>
    </style:style>
    <style:style style:name="T1" style:family="text">
      <style:text-properties fo:color="#004586"/>
    </style:style>
    <style:style style:name="T2" style:family="text">
      <style:text-properties fo:color="#ffffff" style:text-line-through-style="none" style:text-line-through-type="none" style:text-position="0% 100%" style:font-name="Arial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24pt" style:font-style-asian="normal" style:font-weight-asian="normal" style:font-name-complex="Arial Unicode MS1" style:font-size-complex="24pt" style:font-style-complex="normal" style:font-weight-complex="normal"/>
    </style:style>
    <style:style style:name="T3" style:family="text">
      <style:text-properties fo:color="#c4262e" style:text-line-through-style="none" style:text-line-through-type="none" style:text-position="0% 100%" style:font-name="Arial1" fo:font-size="12pt" fo:letter-spacing="normal" fo:language="de" fo:country="DE" style:text-underline-style="none" fo:font-weight="bold" style:text-underline-mode="continuous" style:text-overline-mode="continuous" style:text-line-through-mode="continuous" style:letter-kerning="true" style:font-name-asian="Arial Unicode MS1" style:font-size-asian="12pt" style:font-weight-asian="bold" style:font-name-complex="Tahoma1" style:font-size-complex="12pt" style:font-weight-complex="bold"/>
    </style:style>
    <style:style style:name="T4" style:family="text">
      <style:text-properties fo:color="#c4262e" style:text-line-through-style="none" style:text-line-through-type="none" style:text-position="0% 100%" style:font-name="Arial1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T5" style:family="text">
      <style:text-properties fo:color="#c4262e" style:text-line-through-style="none" style:text-line-through-type="none" style:text-position="0% 100%" style:font-name="Arial" fo:font-size="32pt" fo:letter-spacing="normal" fo:language="de" fo:country="DE" style:text-underline-style="none" fo:font-weight="bold" style:text-underline-mode="continuous" style:text-overline-mode="continuous" style:text-line-through-mode="continuous" style:letter-kerning="true" style:font-name-asian="Arial Unicode MS1" style:font-size-asian="32pt" style:font-weight-asian="bold" style:font-name-complex="Arial Unicode MS1" style:font-size-complex="32pt" style:font-weight-complex="bold"/>
    </style:style>
    <style:style style:name="T6" style:family="text">
      <style:text-properties style:use-window-font-color="true"/>
    </style:style>
    <style:style style:name="T7" style:family="text">
      <style:text-properties style:use-window-font-color="true" fo:font-style="normal" style:font-style-asian="normal" style:font-style-complex="normal"/>
    </style:style>
    <style:style style:name="T8" style:family="text">
      <style:text-properties fo:color="#000000" fo:font-style="normal" style:font-style-asian="normal" style:font-style-complex="normal"/>
    </style:style>
    <style:style style:name="T9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color="#000000"/>
    </style:style>
    <style:style style:name="T11" style:family="text">
      <style:text-properties style:font-name="DejaVu Sans Mono" fo:font-size="16pt" style:font-size-asian="16pt" style:font-size-complex="16pt"/>
    </style:style>
    <style:style style:name="T12" style:family="text">
      <style:text-properties style:font-name="DejaVu Sans Mono" fo:font-size="16pt" fo:font-weight="bold" style:font-size-asian="16pt" style:font-weight-asian="bold" style:font-size-complex="16pt" style:font-weight-complex="bold"/>
    </style:style>
    <style:style style:name="T13" style:family="text">
      <style:text-properties style:font-name="Arial1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Slide1" draw:style-name="dp1" draw:master-page-name="Unternehmenspräsentation" presentation:presentation-page-layout-name="AL1T13">
        <office:forms form:automatic-focus="false" form:apply-design-mode="false"/>
        <draw:frame draw:name="Titel 1" presentation:style-name="pr1" draw:text-style-name="P2" draw:layer="layout" svg:width="25.199cm" svg:height="6.4cm" svg:x="1.4cm" svg:y="4cm" presentation:class="title" presentation:user-transformed="true">
          <draw:text-box>
            <text:p text:style-name="P1"><text:span text:style-name="T1">QGIS-Server</text:span><text:span text:style-name="T1"><text:line-break/></text:span><text:span text:style-name="T1">Installation und Konfiguration</text:span></text:p>
          </draw:text-box>
        </draw:frame>
        <draw:frame draw:name="Untertitel 2" presentation:style-name="pr2" draw:text-style-name="P4" draw:layer="layout" svg:width="18cm" svg:height="5.6cm" svg:x="10cm" svg:y="13.4cm" presentation:class="subtitle" presentation:user-transformed="true">
          <draw:text-box>
            <text:p text:style-name="P3"><text:span text:style-name="T2">Andreas Neumann*, Bernhard Ströbl**</text:span></text:p>
            <text:p text:style-name="P3"><text:span text:style-name="T2">*Stadt Uster</text:span></text:p>
            <text:p text:style-name="P3"><text:span text:style-name="T2">**Kommunale Immobilien Jena</text:span></text:p>
            <text:p text:style-name="P3"><text:span text:style-name="T2"/></text:p>
          </draw:text-box>
        </draw:frame>
        <draw:frame draw:style-name="gr1" draw:text-style-name="P5" draw:layer="layout" svg:width="6.268cm" svg:height="2.695cm" svg:x="1cm" svg:y="0.805cm">
          <draw:image xlink:href="Pictures/10000000000000C100000053BCF8B42C.pn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4.848cm" svg:height="11.135cm" svg:x="3.074cm" svg:y="2.258cm" draw:page-number="1" presentation:class="page"/>
          <draw:frame draw:name="Notizenplatzhalter 2"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Leer" presentation:presentation-page-layout-name="AL2T1">
        <office:forms form:automatic-focus="false" form:apply-design-mode="false"/>
        <draw:frame draw:name="Fußzeilenplatzhalter 1" draw:style-name="gr3" draw:text-style-name="P7" draw:layer="layout" svg:width="20cm" svg:height="0.669cm" svg:x="1cm" svg:y="20.031cm">
          <draw:text-box>
            <text:p text:style-name="P6"><text:span text:style-name="T3">QGIS-Server</text:span></text:p>
          </draw:text-box>
        </draw:frame>
        <draw:frame draw:name="Foliennummernplatzhalter 2" draw:style-name="gr4" draw:text-style-name="P9" draw:layer="layout" svg:width="2cm" svg:height="0.669cm" svg:x="24.5cm" svg:y="20.031cm">
          <draw:text-box>
            <text:p text:style-name="P8"><text:span text:style-name="T4"><text:page-number>&lt;number&gt;</text:page-number></text:span></text:p>
          </draw:text-box>
        </draw:frame>
        <draw:frame draw:name="Titel 1" presentation:style-name="pr4" draw:text-style-name="P10" draw:layer="layout" svg:width="25.2cm" svg:height="3.505cm" svg:x="1.4cm" svg:y="0.837cm" presentation:class="title">
          <draw:text-box>
            <text:p text:style-name="P6"><text:span text:style-name="T5">Ziele des Workshops</text:span></text:p>
          </draw:text-box>
        </draw:frame>
        <draw:frame presentation:style-name="pr5" draw:text-style-name="P11" draw:layer="layout" svg:width="25.2cm" svg:height="13.859cm" svg:x="1.4cm" svg:y="4.913cm" presentation:class="outline" presentation:user-transformed="true">
          <draw:text-box>
            <text:list text:style-name="L2">
              <text:list-item>
                <text:p><text:span text:style-name="T6">Installationspfade (Ubuntu)</text:span></text:p>
              </text:list-item>
              <text:list-item>
                <text:p><text:span text:style-name="T6">WMS-Requests</text:span></text:p>
              </text:list-item>
              <text:list-item>
                <text:p><text:span text:style-name="T7">Publizieren eines eigenen Projekts</text:span></text:p>
              </text:list-item>
              <text:list-item>
                <text:p><text:span text:style-name="T7">Konfiguration der GetCapabilities</text:span></text:p>
              </text:list-item>
              <text:list-item>
                <text:p><text:span text:style-name="T7">Anzeige/Sperren von Layern und Feldern</text:span></text:p>
              </text:list-item>
              <text:list-item>
                <text:p><text:span text:style-name="T7">Erweiterungen</text:span></text:p>
              </text:list-item>
            </text:list>
          </draw:text-box>
        </draw:frame>
        <presentation:notes draw:style-name="dp2">
          <draw:page-thumbnail draw:name="Folienbildplatzhalter 1" draw:style-name="gr2" draw:layer="layout" svg:width="14.848cm" svg:height="11.136cm" svg:x="3.075cm" svg:y="2.257cm" draw:page-number="2" presentation:class="page"/>
          <draw:frame draw:name="Notizenplatzhalter 2"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Leer" presentation:presentation-page-layout-name="AL2T1">
        <office:forms form:automatic-focus="false" form:apply-design-mode="false"/>
        <draw:frame draw:name="Fußzeilenplatzhalter 1" draw:style-name="gr3" draw:text-style-name="P7" draw:layer="layout" svg:width="20cm" svg:height="0.669cm" svg:x="1cm" svg:y="20.031cm">
          <draw:text-box>
            <text:p text:style-name="P6"><text:span text:style-name="T3">QGIS-Server</text:span></text:p>
          </draw:text-box>
        </draw:frame>
        <draw:frame draw:name="Foliennummernplatzhalter 2" draw:style-name="gr4" draw:text-style-name="P9" draw:layer="layout" svg:width="2cm" svg:height="0.669cm" svg:x="24.5cm" svg:y="20.031cm">
          <draw:text-box>
            <text:p text:style-name="P8"><text:span text:style-name="T4"><text:page-number>&lt;number&gt;</text:page-number></text:span></text:p>
          </draw:text-box>
        </draw:frame>
        <draw:frame draw:name="Titel 1" presentation:style-name="pr4" draw:text-style-name="P10" draw:layer="layout" svg:width="25.2cm" svg:height="3.505cm" svg:x="1.4cm" svg:y="0.837cm" presentation:class="title">
          <draw:text-box>
            <text:p text:style-name="P6"><text:span text:style-name="T5">Installation (Ubuntu)</text:span></text:p>
          </draw:text-box>
        </draw:frame>
        <draw:frame presentation:style-name="pr7" draw:text-style-name="P11" draw:layer="layout" svg:width="25.2cm" svg:height="13.859cm" svg:x="1.4cm" svg:y="4.913cm" presentation:class="outline" presentation:user-transformed="true">
          <draw:text-box>
            <text:list text:style-name="L2">
              <text:list-item>
                <text:p><text:span text:style-name="T7">Package qgis-server</text:span></text:p>
              </text:list-item>
              <text:list-item>
                <text:p><text:span text:style-name="T7">qgis_mapserv.fcgi liegt in cgi-bin </text:span><text:span text:style-name="T7"><text:line-break/></text:span><text:span text:style-name="T7">=&gt; /usr/lib/cgi-bin</text:span></text:p>
              </text:list-item>
              <text:list-item>
                <text:p><text:span text:style-name="T7">Log-Dateien im Apache log-Verzeichnis /var/log/apache2</text:span></text:p>
                <text:list>
                  <text:list-item>
                    <text:p><text:span text:style-name="T7">access.log</text:span></text:p>
                  </text:list-item>
                  <text:list-item>
                    <text:p><text:span text:style-name="T7">error.lo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Folienbildplatzhalter 1" draw:style-name="gr2" draw:layer="layout" svg:width="14.848cm" svg:height="11.136cm" svg:x="3.075cm" svg:y="2.257cm" draw:page-number="3" presentation:class="page"/>
          <draw:frame draw:name="Notizenplatzhalter 2"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Leer" presentation:presentation-page-layout-name="AL2T1">
        <office:forms form:automatic-focus="false" form:apply-design-mode="false"/>
        <draw:frame draw:name="Fußzeilenplatzhalter 1" draw:style-name="gr3" draw:text-style-name="P7" draw:layer="layout" svg:width="20cm" svg:height="0.669cm" svg:x="1cm" svg:y="20.031cm">
          <draw:text-box>
            <text:p text:style-name="P6"><text:span text:style-name="T3">QGIS-Server</text:span></text:p>
          </draw:text-box>
        </draw:frame>
        <draw:frame draw:name="Foliennummernplatzhalter 2" draw:style-name="gr4" draw:text-style-name="P9" draw:layer="layout" svg:width="2cm" svg:height="0.669cm" svg:x="24.5cm" svg:y="20.031cm">
          <draw:text-box>
            <text:p text:style-name="P8"><text:span text:style-name="T4"><text:page-number>&lt;number&gt;</text:page-number></text:span></text:p>
          </draw:text-box>
        </draw:frame>
        <draw:frame draw:name="Titel 1" presentation:style-name="pr4" draw:text-style-name="P10" draw:layer="layout" svg:width="25.2cm" svg:height="3.505cm" svg:x="1.4cm" svg:y="0.837cm" presentation:class="title">
          <draw:text-box>
            <text:p text:style-name="P6"><text:span text:style-name="T5">WMS</text:span></text:p>
          </draw:text-box>
        </draw:frame>
        <draw:frame presentation:style-name="pr8" draw:text-style-name="P11" draw:layer="layout" svg:width="25.2cm" svg:height="13.859cm" svg:x="1.4cm" svg:y="4.913cm" presentation:class="outline" presentation:user-transformed="true">
          <draw:text-box>
            <text:list text:style-name="L2">
              <text:list-item>
                <text:p><text:span text:style-name="T7">GetCapabilities</text:span></text:p>
              </text:list-item>
              <text:list-item>
                <text:p><text:span text:style-name="T7">GetMap</text:span></text:p>
              </text:list-item>
              <text:list-item>
                <text:p><text:span text:style-name="T7">GetLegendGraphics</text:span></text:p>
              </text:list-item>
              <text:list-item>
                <text:p><text:span text:style-name="T7">GetFeatureInfo</text:span></text:p>
              </text:list-item>
            </text:list>
          </draw:text-box>
        </draw:frame>
        <presentation:notes draw:style-name="dp2">
          <draw:page-thumbnail draw:name="Folienbildplatzhalter 1" draw:style-name="gr2" draw:layer="layout" svg:width="14.848cm" svg:height="11.136cm" svg:x="3.075cm" svg:y="2.257cm" draw:page-number="4" presentation:class="page"/>
          <draw:frame draw:name="Notizenplatzhalter 2"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7-blank-Leer" presentation:presentation-page-layout-name="AL2T1">
        <office:forms form:automatic-focus="false" form:apply-design-mode="false"/>
        <draw:frame draw:name="Fußzeilenplatzhalter 1" draw:style-name="gr3" draw:text-style-name="P7" draw:layer="layout" svg:width="20cm" svg:height="0.669cm" svg:x="1cm" svg:y="20.031cm">
          <draw:text-box>
            <text:p text:style-name="P6"><text:span text:style-name="T3">QGIS-Server</text:span></text:p>
          </draw:text-box>
        </draw:frame>
        <draw:frame draw:name="Foliennummernplatzhalter 2" draw:style-name="gr4" draw:text-style-name="P9" draw:layer="layout" svg:width="2cm" svg:height="0.669cm" svg:x="24.5cm" svg:y="20.031cm">
          <draw:text-box>
            <text:p text:style-name="P8"><text:span text:style-name="T4"><text:page-number>&lt;number&gt;</text:page-number></text:span></text:p>
          </draw:text-box>
        </draw:frame>
        <draw:frame draw:name="Titel 1" presentation:style-name="pr4" draw:text-style-name="P10" draw:layer="layout" svg:width="25.2cm" svg:height="3.505cm" svg:x="1.4cm" svg:y="0.837cm" presentation:class="title">
          <draw:text-box>
            <text:p text:style-name="P6"><text:span text:style-name="T5">GetCapabilities</text:span></text:p>
          </draw:text-box>
        </draw:frame>
        <draw:frame presentation:style-name="pr9" draw:text-style-name="P11" draw:layer="layout" svg:width="25.2cm" svg:height="13.859cm" svg:x="1.4cm" svg:y="4.913cm" presentation:class="outline" presentation:user-transformed="true">
          <draw:text-box>
            <text:list text:style-name="L2">
              <text:list-item>
                <text:p><text:span text:style-name="T8">http://localhost/cgi-bin/qgis_mapserv.fcgi?map=/usr/local/share/qgis/QGIS-NaturalEarth-Example.qgs&amp;SERVICE=WMS&amp;VERSION=1.3.0&amp;</text:span><text:span text:style-name="T9">REQUEST=GetCapabilities</text:span></text:p>
              </text:list-item>
              <text:list-item>
                <text:p><text:span text:style-name="T7">Erzeugt ein XML-Dokument</text:span></text:p>
              </text:list-item>
            </text:list>
          </draw:text-box>
        </draw:frame>
        <presentation:notes draw:style-name="dp2">
          <draw:page-thumbnail draw:name="Folienbildplatzhalter 1" draw:style-name="gr2" draw:layer="layout" svg:width="14.848cm" svg:height="11.136cm" svg:x="3.075cm" svg:y="2.257cm" draw:page-number="5" presentation:class="page"/>
          <draw:frame draw:name="Notizenplatzhalter 2"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7-blank-Leer" presentation:presentation-page-layout-name="AL2T1">
        <office:forms form:automatic-focus="false" form:apply-design-mode="false"/>
        <draw:frame draw:name="Fußzeilenplatzhalter 1" draw:style-name="gr3" draw:text-style-name="P7" draw:layer="layout" svg:width="20cm" svg:height="0.669cm" svg:x="1cm" svg:y="20.031cm">
          <draw:text-box>
            <text:p text:style-name="P6"><text:span text:style-name="T3">QGIS-Server</text:span></text:p>
          </draw:text-box>
        </draw:frame>
        <draw:frame draw:name="Foliennummernplatzhalter 2" draw:style-name="gr4" draw:text-style-name="P9" draw:layer="layout" svg:width="2cm" svg:height="0.669cm" svg:x="24.5cm" svg:y="20.031cm">
          <draw:text-box>
            <text:p text:style-name="P8"><text:span text:style-name="T4"><text:page-number>&lt;number&gt;</text:page-number></text:span></text:p>
          </draw:text-box>
        </draw:frame>
        <draw:frame draw:name="Titel 1" presentation:style-name="pr4" draw:text-style-name="P10" draw:layer="layout" svg:width="25.2cm" svg:height="3.505cm" svg:x="1.4cm" svg:y="0.837cm" presentation:class="title">
          <draw:text-box>
            <text:p text:style-name="P6"><text:span text:style-name="T5">Map-Parameter</text:span></text:p>
          </draw:text-box>
        </draw:frame>
        <draw:frame presentation:style-name="pr10" draw:text-style-name="P11" draw:layer="layout" svg:width="25.2cm" svg:height="13.859cm" svg:x="1.4cm" svg:y="4.913cm" presentation:class="outline" presentation:user-transformed="true">
          <draw:text-box>
            <text:list text:style-name="L2">
              <text:list-item>
                <text:p><text:span text:style-name="T8">http://localhost/cgi-bin/qgis_mapserv.fcgi?</text:span><text:span text:style-name="T9">map=/usr/local/share/qgis/QGIS-NaturalEarth-Example.qgs</text:span></text:p>
              </text:list-item>
              <text:list-item>
                <text:p><text:span text:style-name="T7">Zeigt auf das QGIS-Projekt</text:span></text:p>
              </text:list-item>
              <text:list-item>
                <text:p><text:span text:style-name="T7">Ohne Mapdatei wird das Projekt genommen, das im selben Verzeichnis wie qgis_mapserv.fcgi liegt</text:span></text:p>
                <text:list>
                  <text:list-item>
                    <text:p><text:span text:style-name="T7">OSGeoLive: QGIS-Ithasca-Example.qgs (SymLink)</text:span></text:p>
                  </text:list-item>
                </text:list>
                <text:p><text:span text:style-name="T7"/></text:p>
              </text:list-item>
            </text:list>
          </draw:text-box>
        </draw:frame>
        <presentation:notes draw:style-name="dp2">
          <draw:page-thumbnail draw:name="Folienbildplatzhalter 1" draw:style-name="gr2" draw:layer="layout" svg:width="14.848cm" svg:height="11.136cm" svg:x="3.075cm" svg:y="2.257cm" draw:page-number="6" presentation:class="page"/>
          <draw:frame draw:name="Notizenplatzhalter 2"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7-blank-Leer" presentation:presentation-page-layout-name="AL2T1">
        <office:forms form:automatic-focus="false" form:apply-design-mode="false"/>
        <draw:frame draw:name="Fußzeilenplatzhalter 1" draw:style-name="gr3" draw:text-style-name="P7" draw:layer="layout" svg:width="20cm" svg:height="0.669cm" svg:x="1cm" svg:y="20.031cm">
          <draw:text-box>
            <text:p text:style-name="P6"><text:span text:style-name="T3">QGIS-Server</text:span></text:p>
          </draw:text-box>
        </draw:frame>
        <draw:frame draw:name="Foliennummernplatzhalter 2" draw:style-name="gr4" draw:text-style-name="P9" draw:layer="layout" svg:width="2cm" svg:height="0.669cm" svg:x="24.5cm" svg:y="20.031cm">
          <draw:text-box>
            <text:p text:style-name="P8"><text:span text:style-name="T4"><text:page-number>&lt;number&gt;</text:page-number></text:span></text:p>
          </draw:text-box>
        </draw:frame>
        <draw:frame draw:name="Titel 1" presentation:style-name="pr4" draw:text-style-name="P10" draw:layer="layout" svg:width="25.2cm" svg:height="3.505cm" svg:x="1.4cm" svg:y="0.837cm" presentation:class="title">
          <draw:text-box>
            <text:p text:style-name="P6"><text:span text:style-name="T5">GetMap</text:span></text:p>
          </draw:text-box>
        </draw:frame>
        <draw:frame presentation:style-name="pr11" draw:text-style-name="P11" draw:layer="layout" svg:width="25.2cm" svg:height="13.859cm" svg:x="1.4cm" svg:y="4.913cm" presentation:class="outline" presentation:user-transformed="true">
          <draw:text-box>
            <text:list text:style-name="L2">
              <text:list-item>
                <text:p><text:span text:style-name="T8">http://localhost/cgi-bin/qgis_mapserv.fcgi?map=/usr/local/share/qgis/QGIS-NaturalEarth-Example.qgs&amp;LAYERS=HYP_50M_SR_W,ne_10m_lakes,ne_10m_rivers_lake_centerlines&amp;SERVICE=WMS&amp;VERSION=1.3.0&amp;</text:span><text:span text:style-name="T9">REQUEST=GetMap</text:span><text:span text:style-name="T8">&amp;STYLES=&amp;EXCEPTIONS=application/vnd.ogc.se_inimage&amp;FORMAT=image/jpeg&amp;SRS=EPSG:4326&amp;BBOX=-90,-180,90,0&amp;WIDTH=256&amp;HEIGHT=256</text:span></text:p>
              </text:list-item>
              <text:list-item>
                <text:p><text:span text:style-name="T7">Erzeugt eine Karte</text:span></text:p>
              </text:list-item>
            </text:list>
          </draw:text-box>
        </draw:frame>
        <presentation:notes draw:style-name="dp2">
          <draw:page-thumbnail draw:name="Folienbildplatzhalter 1" draw:style-name="gr2" draw:layer="layout" svg:width="14.848cm" svg:height="11.136cm" svg:x="3.075cm" svg:y="2.257cm" draw:page-number="7" presentation:class="page"/>
          <draw:frame draw:name="Notizenplatzhalter 2"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-Layout7-blank-Leer" presentation:presentation-page-layout-name="AL2T1">
        <office:forms form:automatic-focus="false" form:apply-design-mode="false"/>
        <draw:frame draw:name="Fußzeilenplatzhalter 1" draw:style-name="gr3" draw:text-style-name="P7" draw:layer="layout" svg:width="20cm" svg:height="0.669cm" svg:x="1cm" svg:y="20.031cm">
          <draw:text-box>
            <text:p text:style-name="P6"><text:span text:style-name="T3">QGIS-Server</text:span></text:p>
          </draw:text-box>
        </draw:frame>
        <draw:frame draw:name="Foliennummernplatzhalter 2" draw:style-name="gr4" draw:text-style-name="P9" draw:layer="layout" svg:width="2cm" svg:height="0.669cm" svg:x="24.5cm" svg:y="20.031cm">
          <draw:text-box>
            <text:p text:style-name="P8"><text:span text:style-name="T4"><text:page-number>&lt;number&gt;</text:page-number></text:span></text:p>
          </draw:text-box>
        </draw:frame>
        <draw:frame draw:name="Titel 1" presentation:style-name="pr4" draw:text-style-name="P10" draw:layer="layout" svg:width="25.2cm" svg:height="3.505cm" svg:x="1.4cm" svg:y="0.837cm" presentation:class="title">
          <draw:text-box>
            <text:p text:style-name="P6"><text:span text:style-name="T5">GetLegendGraphics</text:span></text:p>
          </draw:text-box>
        </draw:frame>
        <draw:frame presentation:style-name="pr12" draw:text-style-name="P11" draw:layer="layout" svg:width="25.2cm" svg:height="13.859cm" svg:x="1.4cm" svg:y="4.913cm" presentation:class="outline" presentation:user-transformed="true">
          <draw:text-box>
            <text:list text:style-name="L2">
              <text:list-item>
                <text:p><text:span text:style-name="T8">http://localhost/cgi-bin/qgis_mapserv.fcgi?map=/usr/local/share/qgis/QGIS-NaturalEarth-Example.qgs&amp;LAYERS=HYP_50M_SR_W,ne_10m_lakes,ne_10m_rivers_lake_centerlines&amp;SERVICE=WMS&amp;VERSION=1.3.0&amp;</text:span><text:span text:style-name="T9">REQUEST=GetLegendGraphics</text:span><text:span text:style-name="T8">&amp;FORMAT=image/jpeg</text:span></text:p>
              </text:list-item>
              <text:list-item>
                <text:p><text:span text:style-name="T7">Erzeugt eine Legende</text:span></text:p>
              </text:list-item>
            </text:list>
          </draw:text-box>
        </draw:frame>
        <presentation:notes draw:style-name="dp2">
          <draw:page-thumbnail draw:name="Folienbildplatzhalter 1" draw:style-name="gr2" draw:layer="layout" svg:width="14.848cm" svg:height="11.136cm" svg:x="3.075cm" svg:y="2.257cm" draw:page-number="8" presentation:class="page"/>
          <draw:frame draw:name="Notizenplatzhalter 2"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1-Layout7-blank-Leer" presentation:presentation-page-layout-name="AL2T1">
        <office:forms form:automatic-focus="false" form:apply-design-mode="false"/>
        <draw:frame draw:name="Fußzeilenplatzhalter 1" draw:style-name="gr3" draw:text-style-name="P7" draw:layer="layout" svg:width="20cm" svg:height="0.669cm" svg:x="1cm" svg:y="20.031cm">
          <draw:text-box>
            <text:p text:style-name="P6"><text:span text:style-name="T3">QGIS-Server</text:span></text:p>
          </draw:text-box>
        </draw:frame>
        <draw:frame draw:name="Foliennummernplatzhalter 2" draw:style-name="gr4" draw:text-style-name="P9" draw:layer="layout" svg:width="2cm" svg:height="0.669cm" svg:x="24.5cm" svg:y="20.031cm">
          <draw:text-box>
            <text:p text:style-name="P8"><text:span text:style-name="T4"><text:page-number>&lt;number&gt;</text:page-number></text:span></text:p>
          </draw:text-box>
        </draw:frame>
        <draw:frame draw:name="Titel 1" presentation:style-name="pr4" draw:text-style-name="P10" draw:layer="layout" svg:width="25.2cm" svg:height="3.505cm" svg:x="1.4cm" svg:y="0.837cm" presentation:class="title">
          <draw:text-box>
            <text:p text:style-name="P6"><text:span text:style-name="T5">GetFeatureInfo</text:span></text:p>
          </draw:text-box>
        </draw:frame>
        <draw:frame presentation:style-name="pr13" draw:text-style-name="P11" draw:layer="layout" svg:width="25.2cm" svg:height="13.859cm" svg:x="1.4cm" svg:y="4.913cm" presentation:class="outline" presentation:user-transformed="true">
          <draw:text-box>
            <text:list text:style-name="L2">
              <text:list-item>
                <text:p><text:span text:style-name="T8">http://localhost/cgi-bin/qgis_mapserv.fcgi?map=/usr/local/share/qgis/QGIS-NaturalEarth-Example.qgs&amp;LAYERS=ne_10m_populated_places&amp;SERVICE=WMS&amp;VERSION=1.3.0&amp;</text:span><text:span text:style-name="T9">REQUEST=GetFeatureInfo</text:span><text:span text:style-name="T8">&amp;BBOX=36.95,-11.35,53.15,12.87&amp;CRS=EPSG:4326&amp;WIDTH=918&amp;HEIGHT=614&amp;STYLES=&amp;FORMAT=image/jpeg&amp;QUERY_LAYERS=ne_10m_populated_places&amp;INFO_FORMAT=text/html&amp;I=394&amp;J=63&amp;FEATURE_COUNT=10</text:span></text:p>
              </text:list-item>
              <text:list-item>
                <text:p><text:span text:style-name="T7">Erzeugt ein Dokument mit Attributwerten</text:span></text:p>
              </text:list-item>
            </text:list>
          </draw:text-box>
        </draw:frame>
        <presentation:notes draw:style-name="dp2">
          <draw:page-thumbnail draw:name="Folienbildplatzhalter 1" draw:style-name="gr2" draw:layer="layout" svg:width="14.848cm" svg:height="11.136cm" svg:x="3.075cm" svg:y="2.257cm" draw:page-number="9" presentation:class="page"/>
          <draw:frame draw:name="Notizenplatzhalter 2"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1-Layout7-blank-Leer" presentation:presentation-page-layout-name="AL2T1">
        <office:forms form:automatic-focus="false" form:apply-design-mode="false"/>
        <draw:frame draw:name="Fußzeilenplatzhalter 1" draw:style-name="gr3" draw:text-style-name="P7" draw:layer="layout" svg:width="20cm" svg:height="0.669cm" svg:x="1cm" svg:y="20.031cm">
          <draw:text-box>
            <text:p text:style-name="P6"><text:span text:style-name="T3">QGIS-Server</text:span></text:p>
          </draw:text-box>
        </draw:frame>
        <draw:frame draw:name="Foliennummernplatzhalter 2" draw:style-name="gr4" draw:text-style-name="P9" draw:layer="layout" svg:width="2cm" svg:height="0.669cm" svg:x="24.5cm" svg:y="20.031cm">
          <draw:text-box>
            <text:p text:style-name="P8"><text:span text:style-name="T4"><text:page-number>&lt;number&gt;</text:page-number></text:span></text:p>
          </draw:text-box>
        </draw:frame>
        <draw:frame draw:name="Titel 1" presentation:style-name="pr4" draw:text-style-name="P10" draw:layer="layout" svg:width="25.2cm" svg:height="3.505cm" svg:x="1.4cm" svg:y="0.837cm" presentation:class="title">
          <draw:text-box>
            <text:p text:style-name="P6"><text:span text:style-name="T5">wms_metadata.xml</text:span></text:p>
          </draw:text-box>
        </draw:frame>
        <draw:frame presentation:style-name="pr14" draw:text-style-name="P11" draw:layer="layout" svg:width="25.2cm" svg:height="13.859cm" svg:x="1.4cm" svg:y="4.913cm" presentation:class="outline" presentation:user-transformed="true">
          <draw:text-box>
            <text:list text:style-name="L2">
              <text:list-item>
                <text:p><text:span text:style-name="T7">Liegt an der selben Stelle wie qgis_mapserv.fcgi: </text:span><text:span text:style-name="T8">/usr/lib/cgi-bin</text:span></text:p>
              </text:list-item>
              <text:list-item>
                <text:p><text:span text:style-name="T8">Enthält Basisinformationen über den Dienst</text:span></text:p>
              </text:list-item>
            </text:list>
          </draw:text-box>
        </draw:frame>
        <presentation:notes draw:style-name="dp2">
          <draw:page-thumbnail draw:name="Folienbildplatzhalter 1" draw:style-name="gr2" draw:layer="layout" svg:width="14.848cm" svg:height="11.136cm" svg:x="3.075cm" svg:y="2.257cm" draw:page-number="10" presentation:class="page"/>
          <draw:frame draw:name="Notizenplatzhalter 2"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1-Layout7-blank-Leer" presentation:presentation-page-layout-name="AL2T1">
        <office:forms form:automatic-focus="false" form:apply-design-mode="false"/>
        <draw:frame draw:name="Fußzeilenplatzhalter 1" draw:style-name="gr3" draw:text-style-name="P7" draw:layer="layout" svg:width="20cm" svg:height="0.669cm" svg:x="1cm" svg:y="20.031cm">
          <draw:text-box>
            <text:p text:style-name="P6"><text:span text:style-name="T3">QGIS-Server</text:span></text:p>
          </draw:text-box>
        </draw:frame>
        <draw:frame draw:name="Foliennummernplatzhalter 2" draw:style-name="gr4" draw:text-style-name="P9" draw:layer="layout" svg:width="2cm" svg:height="0.669cm" svg:x="24.5cm" svg:y="20.031cm">
          <draw:text-box>
            <text:p text:style-name="P8"><text:span text:style-name="T4"><text:page-number>&lt;number&gt;</text:page-number></text:span></text:p>
          </draw:text-box>
        </draw:frame>
        <draw:frame draw:name="Titel 1" presentation:style-name="pr4" draw:text-style-name="P10" draw:layer="layout" svg:width="25.2cm" svg:height="3.505cm" svg:x="1.4cm" svg:y="0.837cm" presentation:class="title">
          <draw:text-box>
            <text:p text:style-name="P6"><text:span text:style-name="T5">Anlegen eines eigenen QGIS-Projektes</text:span></text:p>
          </draw:text-box>
        </draw:frame>
        <draw:frame presentation:style-name="pr15" draw:text-style-name="P11" draw:layer="layout" svg:width="25.2cm" svg:height="13.859cm" svg:x="1.4cm" svg:y="4.913cm" presentation:class="outline" presentation:user-transformed="true">
          <draw:text-box>
            <text:list text:style-name="L2">
              <text:list-item>
                <text:p><text:span text:style-name="T7">Ablegen in /usr/local/share/qgis, kann aber auch woanders hingelegt werden</text:span></text:p>
              </text:list-item>
              <text:list-item>
                <text:p><text:span text:style-name="T7">Einstellungen in Projekteigenschaften, Tab OWS-Server:</text:span></text:p>
                <text:list>
                  <text:list-item>
                    <text:p><text:span text:style-name="T7">Allgemeine Diensteigenschaften, werden anstelle von wms_metadata.xml angezeigt</text:span></text:p>
                  </text:list-item>
                  <text:list-item>
                    <text:p><text:span text:style-name="T8">Ausblenden von Layern</text:span></text:p>
                  </text:list-item>
                </text:list>
              </text:list-item>
              <text:list-item>
                <text:p><text:span text:style-name="T8">Layereigenschaften – Felder</text:span></text:p>
                <text:list>
                  <text:list-item>
                    <text:p><text:span text:style-name="T8">Ausblenden von Feldern</text:span></text:p>
                    <text:p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name="Folienbildplatzhalter 1" draw:style-name="gr2" draw:layer="layout" svg:width="14.848cm" svg:height="11.136cm" svg:x="3.075cm" svg:y="2.257cm" draw:page-number="11" presentation:class="page"/>
          <draw:frame draw:name="Notizenplatzhalter 2"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1-Layout7-blank-Leer" presentation:presentation-page-layout-name="AL2T1">
        <office:forms form:automatic-focus="false" form:apply-design-mode="false"/>
        <draw:frame draw:name="Fußzeilenplatzhalter 1" draw:style-name="gr3" draw:text-style-name="P7" draw:layer="layout" svg:width="20cm" svg:height="0.669cm" svg:x="1cm" svg:y="20.031cm">
          <draw:text-box>
            <text:p text:style-name="P6"><text:span text:style-name="T3">QGIS-Server</text:span></text:p>
          </draw:text-box>
        </draw:frame>
        <draw:frame draw:name="Foliennummernplatzhalter 2" draw:style-name="gr4" draw:text-style-name="P9" draw:layer="layout" svg:width="2cm" svg:height="0.669cm" svg:x="24.5cm" svg:y="20.031cm">
          <draw:text-box>
            <text:p text:style-name="P8"><text:span text:style-name="T4"><text:page-number>&lt;number&gt;</text:page-number></text:span></text:p>
          </draw:text-box>
        </draw:frame>
        <draw:frame draw:name="Titel 1" presentation:style-name="pr4" draw:text-style-name="P10" draw:layer="layout" svg:width="25.2cm" svg:height="3.505cm" svg:x="1.4cm" svg:y="0.837cm" presentation:class="title">
          <draw:text-box>
            <text:p text:style-name="P6"><text:span text:style-name="T5">Koordinatensystem</text:span></text:p>
          </draw:text-box>
        </draw:frame>
        <draw:frame presentation:style-name="pr16" draw:text-style-name="P11" draw:layer="layout" svg:width="25.2cm" svg:height="13.859cm" svg:x="1.4cm" svg:y="4.913cm" presentation:class="outline" presentation:user-transformed="true">
          <draw:text-box>
            <text:list text:style-name="L2">
              <text:list-item>
                <text:p><text:span text:style-name="T8">Beschränkung auf bestimmte Koordinatensysteme (empfohlen), bspw.</text:span></text:p>
                <text:list>
                  <text:list-item>
                    <text:p><text:span text:style-name="T8">EPSG:25832 ERTS89 UTM32</text:span></text:p>
                  </text:list-item>
                  <text:list-item>
                    <text:p><text:span text:style-name="T10">EPSG:4258 ETRS89 geographic (Continental Europe) =&gt; INSPIRE-konformer Dienst erfordert das</text:span></text:p>
                  </text:list-item>
                  <text:list-item>
                    <text:p><text:span text:style-name="T10">EPSG:4326 WGS84</text:span></text:p>
                  </text:list-item>
                </text:list>
              </text:list-item>
              <text:list-item>
                <text:p><text:span text:style-name="T10">Daten sollten im hauptsächlich benutzten Koordinatensystem gespeichert sein =&gt; kein Umprojezieren erforderlich!</text:span></text:p>
              </text:list-item>
            </text:list>
          </draw:text-box>
        </draw:frame>
        <presentation:notes draw:style-name="dp2">
          <draw:page-thumbnail draw:name="Folienbildplatzhalter 1" draw:style-name="gr2" draw:layer="layout" svg:width="14.848cm" svg:height="11.136cm" svg:x="3.075cm" svg:y="2.257cm" draw:page-number="12" presentation:class="page"/>
          <draw:frame draw:name="Notizenplatzhalter 2"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1-Layout7-blank-Leer" presentation:presentation-page-layout-name="AL2T1">
        <office:forms form:automatic-focus="false" form:apply-design-mode="false"/>
        <draw:frame draw:name="Fußzeilenplatzhalter 1" draw:style-name="gr3" draw:text-style-name="P7" draw:layer="layout" svg:width="20cm" svg:height="0.669cm" svg:x="1cm" svg:y="20.031cm">
          <draw:text-box>
            <text:p text:style-name="P6"><text:span text:style-name="T3">QGIS-Server</text:span></text:p>
          </draw:text-box>
        </draw:frame>
        <draw:frame draw:name="Foliennummernplatzhalter 2" draw:style-name="gr4" draw:text-style-name="P9" draw:layer="layout" svg:width="2cm" svg:height="0.669cm" svg:x="24.5cm" svg:y="20.031cm">
          <draw:text-box>
            <text:p text:style-name="P8"><text:span text:style-name="T4"><text:page-number>&lt;number&gt;</text:page-number></text:span></text:p>
          </draw:text-box>
        </draw:frame>
        <draw:frame draw:name="Titel 1" presentation:style-name="pr4" draw:text-style-name="P10" draw:layer="layout" svg:width="25.2cm" svg:height="3.505cm" svg:x="1.4cm" svg:y="0.837cm" presentation:class="title">
          <draw:text-box>
            <text:p text:style-name="P6"><text:span text:style-name="T5">Erweiterungen QGIS-Server:</text:span><text:span text:style-name="T5"><text:line-break/></text:span><text:span text:style-name="T5">zusätzliche GetMap-Parameter</text:span></text:p>
          </draw:text-box>
        </draw:frame>
        <draw:frame presentation:style-name="pr17" draw:text-style-name="P11" draw:layer="layout" svg:width="25.2cm" svg:height="13.859cm" svg:x="1.4cm" svg:y="4.913cm" presentation:class="outline" presentation:user-transformed="true">
          <draw:text-box>
            <text:list text:style-name="L2">
              <text:list-item>
                <text:p><text:span text:style-name="T8">Map-Parameter (bereits erläutert)</text:span></text:p>
              </text:list-item>
              <text:list-item>
                <text:p><text:span text:style-name="T8">DPI-Parameter =&gt; Auflösung der Ausgabe</text:span></text:p>
              </text:list-item>
              <text:list-item>
                <text:p><text:span text:style-name="T8">FILTER-Parameter =&gt; Ausblenden von Features eines Layers, die nicht den Kriterien entsprechen</text:span></text:p>
              </text:list-item>
              <text:list-item>
                <text:p><text:span text:style-name="T8">SELECTION-Parameter =&gt; Hervorheben von Features, die den Kriterien entsprechen</text:span></text:p>
              </text:list-item>
              <text:list-item>
                <text:p><text:span text:style-name="T8">OPACITIES-Parameter =&gt; Opazität der Layer von 0 (= transparent) bis 255 (= deckend)</text:span></text:p>
              </text:list-item>
            </text:list>
          </draw:text-box>
        </draw:frame>
        <presentation:notes draw:style-name="dp2">
          <draw:page-thumbnail draw:name="Folienbildplatzhalter 1" draw:style-name="gr2" draw:layer="layout" svg:width="14.848cm" svg:height="11.136cm" svg:x="3.075cm" svg:y="2.257cm" draw:page-number="13" presentation:class="page"/>
          <draw:frame draw:name="Notizenplatzhalter 2"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1-Layout7-blank-Leer" presentation:presentation-page-layout-name="AL2T1">
        <office:forms form:automatic-focus="false" form:apply-design-mode="false"/>
        <draw:frame draw:name="Fußzeilenplatzhalter 1" draw:style-name="gr3" draw:text-style-name="P7" draw:layer="layout" svg:width="20cm" svg:height="0.669cm" svg:x="1cm" svg:y="20.031cm">
          <draw:text-box>
            <text:p text:style-name="P6"><text:span text:style-name="T3">QGIS-Server</text:span></text:p>
          </draw:text-box>
        </draw:frame>
        <draw:frame draw:name="Foliennummernplatzhalter 2" draw:style-name="gr4" draw:text-style-name="P9" draw:layer="layout" svg:width="2cm" svg:height="0.669cm" svg:x="24.5cm" svg:y="20.031cm">
          <draw:text-box>
            <text:p text:style-name="P8"><text:span text:style-name="T4"><text:page-number>&lt;number&gt;</text:page-number></text:span></text:p>
          </draw:text-box>
        </draw:frame>
        <draw:frame draw:name="Titel 1" presentation:style-name="pr4" draw:text-style-name="P10" draw:layer="layout" svg:width="25.2cm" svg:height="3.505cm" svg:x="1.4cm" svg:y="0.837cm" presentation:class="title">
          <draw:text-box>
            <text:p text:style-name="P6"><text:span text:style-name="T5">Erweiterungen QGIS-Server: </text:span><text:span text:style-name="T5"><text:line-break/></text:span><text:span text:style-name="T5">zusätzliche GetLegendGraphics-Parameter</text:span></text:p>
          </draw:text-box>
        </draw:frame>
        <draw:frame presentation:style-name="pr18" draw:text-style-name="P11" draw:layer="layout" svg:width="25.2cm" svg:height="13.859cm" svg:x="1.4cm" svg:y="4.913cm" presentation:class="outline" presentation:user-transformed="true">
          <draw:text-box>
            <text:list text:style-name="L2">
              <text:list-item>
                <text:p><text:span text:style-name="T8">Größe der Boxen, Abstände zwischen ihnen...</text:span></text:p>
              </text:list-item>
              <text:list-item>
                <text:p><text:span text:style-name="T8">Fonts</text:span></text:p>
              </text:list-item>
              <text:list-item>
                <text:p><text:span text:style-name="T8">Kontext-basierte Legende: Ausblenden von Legendenteilen, für die im Ausschnitt kein Feature vorhanden ist</text:span></text:p>
              </text:list-item>
            </text:list>
          </draw:text-box>
        </draw:frame>
        <presentation:notes draw:style-name="dp2">
          <draw:page-thumbnail draw:name="Folienbildplatzhalter 1" draw:style-name="gr2" draw:layer="layout" svg:width="14.848cm" svg:height="11.136cm" svg:x="3.075cm" svg:y="2.257cm" draw:page-number="14" presentation:class="page"/>
          <draw:frame draw:name="Notizenplatzhalter 2"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ster1-Layout7-blank-Leer" presentation:presentation-page-layout-name="AL2T1">
        <office:forms form:automatic-focus="false" form:apply-design-mode="false"/>
        <draw:frame draw:name="Fußzeilenplatzhalter 1" draw:style-name="gr3" draw:text-style-name="P7" draw:layer="layout" svg:width="20cm" svg:height="0.669cm" svg:x="1cm" svg:y="20.031cm">
          <draw:text-box>
            <text:p text:style-name="P6"><text:span text:style-name="T3">QGIS-Server</text:span></text:p>
          </draw:text-box>
        </draw:frame>
        <draw:frame draw:name="Foliennummernplatzhalter 2" draw:style-name="gr4" draw:text-style-name="P9" draw:layer="layout" svg:width="2cm" svg:height="0.669cm" svg:x="24.5cm" svg:y="20.031cm">
          <draw:text-box>
            <text:p text:style-name="P8"><text:span text:style-name="T4"><text:page-number>&lt;number&gt;</text:page-number></text:span></text:p>
          </draw:text-box>
        </draw:frame>
        <draw:frame draw:name="Titel 1" presentation:style-name="pr4" draw:text-style-name="P10" draw:layer="layout" svg:width="25.2cm" svg:height="3.505cm" svg:x="1.4cm" svg:y="0.837cm" presentation:class="title">
          <draw:text-box>
            <text:p text:style-name="P6"><text:span text:style-name="T5">Erweiterungen QGIS-Server: </text:span><text:span text:style-name="T5"><text:line-break/></text:span><text:span text:style-name="T5">zusätzliche Requests</text:span></text:p>
          </draw:text-box>
        </draw:frame>
        <draw:frame presentation:style-name="pr19" draw:text-style-name="P11" draw:layer="layout" svg:width="25.2cm" svg:height="13.859cm" svg:x="1.4cm" svg:y="4.913cm" presentation:class="outline" presentation:user-transformed="true">
          <draw:text-box>
            <text:list text:style-name="L2">
              <text:list-item>
                <text:p><text:span text:style-name="T8">GetPrint-Request =&gt; Ausgabe einer Druckzusammenstellung als pdf</text:span></text:p>
              </text:list-item>
              <text:list-item>
                <text:p><text:span text:style-name="T8">GetProjectSettings =&gt; erweiterte GetCapabilities mit Projekteinstellungen (z.B. Layer sichtbar, Layerreihenfolge...)</text:span></text:p>
                <text:p><text:span text:style-name="T8">=&gt; http://hub.qgis.org/projects/quantum-gis/wiki/QGIS_Server_Tutorial#Extensions-to-WMS</text:span></text:p>
              </text:list-item>
            </text:list>
          </draw:text-box>
        </draw:frame>
        <presentation:notes draw:style-name="dp2">
          <draw:page-thumbnail draw:name="Folienbildplatzhalter 1" draw:style-name="gr2" draw:layer="layout" svg:width="14.848cm" svg:height="11.136cm" svg:x="3.075cm" svg:y="2.257cm" draw:page-number="15" presentation:class="page"/>
          <draw:frame draw:name="Notizenplatzhalter 2"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aster1-Layout7-blank-Leer" presentation:presentation-page-layout-name="AL2T1">
        <office:forms form:automatic-focus="false" form:apply-design-mode="false"/>
        <draw:frame draw:name="Fußzeilenplatzhalter 1" draw:style-name="gr3" draw:text-style-name="P7" draw:layer="layout" svg:width="20cm" svg:height="0.669cm" svg:x="1cm" svg:y="20.031cm">
          <draw:text-box>
            <text:p text:style-name="P6"><text:span text:style-name="T3">QGIS-Server</text:span></text:p>
          </draw:text-box>
        </draw:frame>
        <draw:frame draw:name="Foliennummernplatzhalter 2" draw:style-name="gr4" draw:text-style-name="P9" draw:layer="layout" svg:width="2cm" svg:height="0.669cm" svg:x="24.5cm" svg:y="20.031cm">
          <draw:text-box>
            <text:p text:style-name="P8"><text:span text:style-name="T4"><text:page-number>&lt;number&gt;</text:page-number></text:span></text:p>
          </draw:text-box>
        </draw:frame>
        <draw:frame draw:name="Titel 1" presentation:style-name="pr4" draw:text-style-name="P10" draw:layer="layout" svg:width="25.2cm" svg:height="3.505cm" svg:x="1.4cm" svg:y="0.837cm" presentation:class="title">
          <draw:text-box>
            <text:p text:style-name="P6"><text:span text:style-name="T5">Erweiterungen QGIS-Server (seit 2.8): </text:span><text:span text:style-name="T5"><text:line-break/></text:span><text:span text:style-name="T5">Python-Plugins</text:span></text:p>
          </draw:text-box>
        </draw:frame>
        <draw:frame presentation:style-name="pr20" draw:text-style-name="P11" draw:layer="layout" svg:width="25.2cm" svg:height="13.859cm" svg:x="1.4cm" svg:y="4.913cm" presentation:class="outline" presentation:user-transformed="true">
          <draw:text-box>
            <text:list text:style-name="L2">
              <text:list-item>
                <text:p><text:span text:style-name="T8">Manipulation der Rückgabe, z.B. Einfügen eines Wasserzeichens</text:span></text:p>
              </text:list-item>
              <text:list-item>
                <text:p><text:span text:style-name="T8">Definition eigener Dienste, z.B. WPS</text:span></text:p>
                <text:p><text:span text:style-name="T8">=&gt; http://www.itopen.it/category/gis/qgis/qgis-server/</text:span></text:p>
              </text:list-item>
            </text:list>
          </draw:text-box>
        </draw:frame>
        <presentation:notes draw:style-name="dp2">
          <draw:page-thumbnail draw:name="Folienbildplatzhalter 1" draw:style-name="gr2" draw:layer="layout" svg:width="14.848cm" svg:height="11.136cm" svg:x="3.075cm" svg:y="2.257cm" draw:page-number="16" presentation:class="page"/>
          <draw:frame draw:name="Notizenplatzhalter 2"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aster1-Layout7-blank-Leer" presentation:presentation-page-layout-name="AL2T1">
        <office:forms form:automatic-focus="false" form:apply-design-mode="false"/>
        <draw:frame draw:name="Fußzeilenplatzhalter 1" draw:style-name="gr3" draw:text-style-name="P7" draw:layer="layout" svg:width="20cm" svg:height="0.669cm" svg:x="1cm" svg:y="20.031cm">
          <draw:text-box>
            <text:p text:style-name="P6"><text:span text:style-name="T3">QGIS-Server</text:span></text:p>
          </draw:text-box>
        </draw:frame>
        <draw:frame draw:name="Foliennummernplatzhalter 2" draw:style-name="gr4" draw:text-style-name="P9" draw:layer="layout" svg:width="2cm" svg:height="0.669cm" svg:x="24.5cm" svg:y="20.031cm">
          <draw:text-box>
            <text:p text:style-name="P8"><text:span text:style-name="T4"><text:page-number>&lt;number&gt;</text:page-number></text:span></text:p>
          </draw:text-box>
        </draw:frame>
        <draw:frame draw:name="Titel 1" presentation:style-name="pr4" draw:text-style-name="P10" draw:layer="layout" svg:width="25.2cm" svg:height="3.505cm" svg:x="1.4cm" svg:y="0.837cm" presentation:class="title" presentation:user-transformed="true">
          <draw:text-box>
            <text:p text:style-name="P6"><text:span text:style-name="T5">Umgebungsvariablen in Apache konfigurieren</text:span></text:p>
          </draw:text-box>
        </draw:frame>
        <draw:frame presentation:style-name="pr21" draw:text-style-name="P11" draw:layer="layout" svg:width="25.2cm" svg:height="13.859cm" svg:x="1.4cm" svg:y="4.913cm" presentation:class="outline" presentation:user-transformed="true">
          <draw:text-box>
            <text:list text:style-name="L2">
              <text:list-item>
                <text:p><text:span text:style-name="T8">Können bei CGI in Apache-Konfiguration mit „SetEnv“ gesetzt werden, z.b. bei Ubuntu in /etc/apache2/mods-available/env.conf</text:span></text:p>
              </text:list-item>
              <text:list-item>
                <text:p><text:span text:style-name="T8">Können bei FCGI in Apache-Konfiguration mit „FcgidInitialEnv“ gesetzt werden, z.b. bei Ubuntu in /etc/apache2/mods-available/fcgid.conf</text:span></text:p>
              </text:list-item>
              <text:list-item>
                <text:p><text:span text:style-name="T8">Danach mit „a2enmod env“ resp „a2enmod fcgid“ aktivieren und Apache neu starte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Folienbildplatzhalter 1" draw:style-name="gr2" draw:layer="layout" svg:width="14.848cm" svg:height="11.136cm" svg:x="3.075cm" svg:y="2.257cm" draw:page-number="17" presentation:class="page"/>
          <draw:frame draw:name="Notizenplatzhalter 2"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aster1-Layout7-blank-Leer" presentation:presentation-page-layout-name="AL2T1">
        <office:forms form:automatic-focus="false" form:apply-design-mode="false"/>
        <draw:frame draw:name="Fußzeilenplatzhalter 1" draw:style-name="gr3" draw:text-style-name="P7" draw:layer="layout" svg:width="20cm" svg:height="0.669cm" svg:x="1cm" svg:y="20.031cm">
          <draw:text-box>
            <text:p text:style-name="P6"><text:span text:style-name="T3">QGIS-Server</text:span></text:p>
          </draw:text-box>
        </draw:frame>
        <draw:frame draw:name="Foliennummernplatzhalter 2" draw:style-name="gr4" draw:text-style-name="P9" draw:layer="layout" svg:width="2cm" svg:height="0.669cm" svg:x="24.5cm" svg:y="20.031cm">
          <draw:text-box>
            <text:p text:style-name="P8"><text:span text:style-name="T4"><text:page-number>&lt;number&gt;</text:page-number></text:span></text:p>
          </draw:text-box>
        </draw:frame>
        <draw:frame draw:name="Titel 1" presentation:style-name="pr4" draw:text-style-name="P10" draw:layer="layout" svg:width="25.2cm" svg:height="3.505cm" svg:x="1.4cm" svg:y="0.837cm" presentation:class="title" presentation:user-transformed="true">
          <draw:text-box>
            <text:p text:style-name="P6"><text:span text:style-name="T5">Nützliche Umgebungsvariablen - System</text:span></text:p>
          </draw:text-box>
        </draw:frame>
        <draw:frame draw:style-name="gr5" draw:text-style-name="P13" draw:layer="layout" svg:width="26.502cm" svg:height="4.871cm" svg:x="1.5cm" svg:y="5cm">
          <draw:text-box>
            <text:p text:style-name="P13"><text:span text:style-name="T11">FcgidInitialEnv </text:span><text:span text:style-name="T12">PATH</text:span><text:span text:style-name="T11"> "/usr/local/pgsql/bin:/usr/local/bin"</text:span></text:p>
            <text:p text:style-name="P13"><text:span text:style-name="T11">FcgidInitialEnv </text:span><text:span text:style-name="T12">PGSYSCONFDIR</text:span><text:span text:style-name="T11"> "/etc"</text:span></text:p>
            <text:p text:style-name="P13"><text:span text:style-name="T11">FcgidInitialEnv </text:span><text:span text:style-name="T12">LD_LIBRARY_PATH</text:span><text:span text:style-name="T11"> "/usr/local/lib:/usr/local/pgsql/lib:/usr/l"</text:span></text:p>
            <text:p text:style-name="P13"><text:span text:style-name="T11">FcgidInitialEnv </text:span><text:span text:style-name="T12">DISPLAY</text:span><text:span text:style-name="T11"> ":999"</text:span></text:p>
            <text:p text:style-name="P13"><text:span text:style-name="T11">FcgidInitialEnv </text:span><text:span text:style-name="T12">LC_NUMERIC</text:span><text:span text:style-name="T11"> "de_CH.utf8"</text:span></text:p>
            <text:p text:style-name="P13"><text:span text:style-name="T11">FcgidInitialEnv</text:span><text:span text:style-name="T11"> </text:span><text:span text:style-name="T12">LANGUAGE</text:span><text:span text:style-name="T11"> "de_CH.utf8"</text:span></text:p>
          </draw:text-box>
        </draw:frame>
        <draw:frame draw:style-name="gr6" draw:text-style-name="P13" draw:layer="layout" svg:width="24.5cm" svg:height="4.211cm" svg:x="1.5cm" svg:y="10.501cm">
          <draw:text-box>
            <text:p text:style-name="P13"><text:span text:style-name="T12">PATH</text:span><text:span text:style-name="T11"> … um andere Werkzeuge zu finden</text:span></text:p>
            <text:p text:style-name="P13"><text:span text:style-name="T12">PGSYSCONFDIR</text:span><text:span text:style-name="T11"> … Postgres-spezifisch um die SERVICE-Config zu finden</text:span></text:p>
            <text:p text:style-name="P13"><text:span text:style-name="T12">LD_LIBRARY_PATH</text:span><text:span text:style-name="T11"> … um Bibliotheken zu finden</text:span></text:p>
            <text:p text:style-name="P13"><text:span text:style-name="T12">DISPLAY</text:span><text:span text:style-name="T11"> … X-Server spezifisch. Notwendig für PDF-Output in GetPrint</text:span></text:p>
            <text:p text:style-name="P13"><text:span text:style-name="T12">LC_NUMERIC</text:span><text:span text:style-name="T11"> … für länderspezifische Formattierung von Zahlen</text:span></text:p>
            <text:p text:style-name="P13"><text:span text:style-name="T12">LANGUAGE</text:span><text:span text:style-name="T11"> … zum Setzen der Default Sprache und Zeichensatz</text:span></text:p>
          </draw:text-box>
        </draw:frame>
        <presentation:notes draw:style-name="dp2">
          <office:forms form:automatic-focus="false" form:apply-design-mode="false"/>
          <draw:page-thumbnail draw:name="Folienbildplatzhalter 1" draw:style-name="gr2" draw:layer="layout" svg:width="14.848cm" svg:height="11.136cm" svg:x="3.075cm" svg:y="2.257cm" draw:page-number="18" presentation:class="page"/>
          <draw:frame draw:name="Notizenplatzhalter 2"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aster1-Layout7-blank-Leer" presentation:presentation-page-layout-name="AL2T1">
        <office:forms form:automatic-focus="false" form:apply-design-mode="false"/>
        <draw:frame draw:name="Fußzeilenplatzhalter 1" draw:style-name="gr3" draw:text-style-name="P7" draw:layer="layout" svg:width="20cm" svg:height="0.669cm" svg:x="1cm" svg:y="20.031cm">
          <draw:text-box>
            <text:p text:style-name="P6"><text:span text:style-name="T3">QGIS-Server</text:span></text:p>
          </draw:text-box>
        </draw:frame>
        <draw:frame draw:name="Foliennummernplatzhalter 2" draw:style-name="gr4" draw:text-style-name="P9" draw:layer="layout" svg:width="2cm" svg:height="0.669cm" svg:x="24.5cm" svg:y="20.031cm">
          <draw:text-box>
            <text:p text:style-name="P8"><text:span text:style-name="T4"><text:page-number>&lt;number&gt;</text:page-number></text:span></text:p>
          </draw:text-box>
        </draw:frame>
        <draw:frame draw:name="Titel 1" presentation:style-name="pr4" draw:text-style-name="P10" draw:layer="layout" svg:width="25.2cm" svg:height="3.505cm" svg:x="1.4cm" svg:y="0.837cm" presentation:class="title" presentation:user-transformed="true">
          <draw:text-box>
            <text:p text:style-name="P6"><text:span text:style-name="T5">Nützliche fcgid.conf Konfiguration</text:span></text:p>
          </draw:text-box>
        </draw:frame>
        <draw:frame draw:style-name="gr5" draw:text-style-name="P13" draw:layer="layout" svg:width="26.502cm" svg:height="4.871cm" svg:x="1.5cm" svg:y="5cm">
          <draw:text-box>
            <text:p text:style-name="P13"><text:span text:style-name="T12">FcgidConnectTimeout</text:span><text:span text:style-name="T11"> 200</text:span></text:p>
            <text:p text:style-name="P13"><text:span text:style-name="T12">FcgidIOTimeout</text:span><text:span text:style-name="T11"> 200</text:span></text:p>
            <text:p text:style-name="P13"><text:span text:style-name="T12">FcgidIdleTimeout</text:span><text:span text:style-name="T11"> 0</text:span></text:p>
            <text:p text:style-name="P13"><text:span text:style-name="T12">FcgidMinProcessesPerClass</text:span><text:span text:style-name="T11"> 5</text:span></text:p>
            <text:p text:style-name="P13"><text:span text:style-name="T12">FcgidMaxProcessesPerClass</text:span><text:span text:style-name="T11"> 5</text:span></text:p>
            <text:p text:style-name="P13"><text:span text:style-name="T11"/></text:p>
          </draw:text-box>
        </draw:frame>
        <draw:frame draw:style-name="gr6" draw:text-style-name="P13" draw:layer="layout" svg:width="24.5cm" svg:height="4.871cm" svg:x="1.5cm" svg:y="10.501cm">
          <draw:text-box>
            <text:p text:style-name="P13"><text:span text:style-name="T12">FcgidConnectTimeout</text:span><text:span text:style-name="T11"> … in Sekunden, insbesondere nötig beim erstmaligen Laden von komplexen Projekten zum Befüllen des Caches</text:span></text:p>
            <text:p text:style-name="P13"><text:span text:style-name="T12">FcgidIOTimeout</text:span><text:span text:style-name="T11"> … ditto, auch in Sekunden</text:span></text:p>
            <text:p text:style-name="P13"><text:span text:style-name="T12">FcgidIdleTimeout</text:span><text:span text:style-name="T11"> … Prozesse laufen immer weiter – werden nicht beendet</text:span></text:p>
            <text:p text:style-name="P13"><text:span text:style-name="T12">FcgidMinProcessesPerClass</text:span><text:span text:style-name="T11"> … minimale Anzahl FCGID-Prozesse beim Apache-Neustart</text:span></text:p>
            <text:p text:style-name="P13"><text:span text:style-name="T12">FcgidMaxProcessesPerClass</text:span><text:span text:style-name="T11"> … maximale Anzahl FCGID-Prozesse</text:span></text:p>
          </draw:text-box>
        </draw:frame>
        <presentation:notes draw:style-name="dp2">
          <office:forms form:automatic-focus="false" form:apply-design-mode="false"/>
          <draw:page-thumbnail draw:name="Folienbildplatzhalter 1" draw:style-name="gr2" draw:layer="layout" svg:width="14.848cm" svg:height="11.136cm" svg:x="3.075cm" svg:y="2.257cm" draw:page-number="19" presentation:class="page"/>
          <draw:frame draw:name="Notizenplatzhalter 2"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aster1-Layout7-blank-Leer" presentation:presentation-page-layout-name="AL2T1">
        <office:forms form:automatic-focus="false" form:apply-design-mode="false"/>
        <draw:frame draw:name="Fußzeilenplatzhalter 1" draw:style-name="gr3" draw:text-style-name="P7" draw:layer="layout" svg:width="20cm" svg:height="0.669cm" svg:x="1cm" svg:y="20.031cm">
          <draw:text-box>
            <text:p text:style-name="P6"><text:span text:style-name="T3">QGIS-Server</text:span></text:p>
          </draw:text-box>
        </draw:frame>
        <draw:frame draw:name="Foliennummernplatzhalter 2" draw:style-name="gr4" draw:text-style-name="P9" draw:layer="layout" svg:width="2cm" svg:height="0.669cm" svg:x="24.5cm" svg:y="20.031cm">
          <draw:text-box>
            <text:p text:style-name="P8"><text:span text:style-name="T4"><text:page-number>&lt;number&gt;</text:page-number></text:span></text:p>
          </draw:text-box>
        </draw:frame>
        <draw:frame draw:name="Titel 1" presentation:style-name="pr4" draw:text-style-name="P10" draw:layer="layout" svg:width="25.2cm" svg:height="3.505cm" svg:x="1.4cm" svg:y="0.837cm" presentation:class="title" presentation:user-transformed="true">
          <draw:text-box>
            <text:p text:style-name="P6"><text:span text:style-name="T5">Nützliche Umgebungsvariablen</text:span></text:p>
          </draw:text-box>
        </draw:frame>
        <draw:frame draw:style-name="gr7" draw:text-style-name="P13" draw:layer="layout" svg:width="26cm" svg:height="3.551cm" svg:x="1.5cm" svg:y="5cm">
          <draw:text-box>
            <text:p text:style-name="P13"><text:span text:style-name="T11">FcgidInitialEnv </text:span><text:span text:style-name="T12">MAX_CACHE_LAYERS</text:span><text:span text:style-name="T11"> 3000</text:span></text:p>
            <text:p text:style-name="P13"><text:span text:style-name="T11">FcgidInitialEnv </text:span><text:span text:style-name="T12">QGIS_SERVER_LOG_FILE</text:span><text:span text:style-name="T11"> "/var/log/apache2/qgis_server.log"</text:span></text:p>
            <text:p text:style-name="P13"><text:span text:style-name="T11">FcgidInitialEnv </text:span><text:span text:style-name="T12">QGIS_SERVER_LOG_LEVEL</text:span><text:span text:style-name="T11"> 1</text:span></text:p>
            <text:p text:style-name="P13"><text:span text:style-name="T11">FcgidInitialEnv </text:span><text:span text:style-name="T12">QGIS_OPTION_PATH</text:span><text:span text:style-name="T11"> "/etc"</text:span></text:p>
          </draw:text-box>
        </draw:frame>
        <draw:frame draw:style-name="gr6" draw:text-style-name="P13" draw:layer="layout" svg:width="24.5cm" svg:height="5.531cm" svg:x="1.5cm" svg:y="10.502cm">
          <draw:text-box>
            <text:p text:style-name="P13"><text:span text:style-name="T12">MAX_CACHE_LAYERS</text:span><text:span text:style-name="T11"> … Layer-Cache vergrössern (viele und grosse Projekte)</text:span></text:p>
            <text:p text:style-name="P13"><text:span text:style-name="T12">QGIS_SERVER_LOG_FILE</text:span><text:span text:style-name="T11"> … Separates logfile (braucht Schreibrechte des Webserverusers)</text:span></text:p>
            <text:p text:style-name="P13"><text:span text:style-name="T12">QGIS_SERVER_LOG_LEVEL</text:span><text:span text:style-name="T11"> … 0 (Info, alle Requests), 1 (Warnings), 2 (Critical, nur grobe Fehler, production use)</text:span></text:p>
            <text:p text:style-name="P13"><text:span text:style-name="T12">QGIS_OPTION_PATH</text:span><text:span text:style-name="T11"> … Pfad zur QGIS2.ini, z.b bei „/etc“ würde „/etc/QGIS/QGIS2.ini“ gesucht werden – zum Beispiel zum Setzen von globalen Optionen, wie SVG-Pfade</text:span></text:p>
          </draw:text-box>
        </draw:frame>
        <presentation:notes draw:style-name="dp2">
          <office:forms form:automatic-focus="false" form:apply-design-mode="false"/>
          <draw:page-thumbnail draw:name="Folienbildplatzhalter 1" draw:style-name="gr2" draw:layer="layout" svg:width="14.848cm" svg:height="11.136cm" svg:x="3.075cm" svg:y="2.257cm" draw:page-number="20" presentation:class="page"/>
          <draw:frame draw:name="Notizenplatzhalter 2"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aster1-Layout7-blank-Leer" presentation:presentation-page-layout-name="AL2T1">
        <office:forms form:automatic-focus="false" form:apply-design-mode="false"/>
        <draw:frame draw:name="Fußzeilenplatzhalter 1" draw:style-name="gr3" draw:text-style-name="P7" draw:layer="layout" svg:width="20cm" svg:height="0.669cm" svg:x="1cm" svg:y="20.031cm">
          <draw:text-box>
            <text:p text:style-name="P6"><text:span text:style-name="T3">QGIS-Server</text:span></text:p>
          </draw:text-box>
        </draw:frame>
        <draw:frame draw:name="Foliennummernplatzhalter 2" draw:style-name="gr4" draw:text-style-name="P9" draw:layer="layout" svg:width="2cm" svg:height="0.669cm" svg:x="24.5cm" svg:y="20.031cm">
          <draw:text-box>
            <text:p text:style-name="P8"><text:span text:style-name="T4"><text:page-number>&lt;number&gt;</text:page-number></text:span></text:p>
          </draw:text-box>
        </draw:frame>
        <draw:frame draw:name="Titel 1" presentation:style-name="pr4" draw:text-style-name="P10" draw:layer="layout" svg:width="25.2cm" svg:height="3.505cm" svg:x="1.4cm" svg:y="0.837cm" presentation:class="title" presentation:user-transformed="true">
          <draw:text-box>
            <text:p text:style-name="P6"><text:span text:style-name="T5">Toleranzen für GetFeatureInfo Requests</text:span><text:span text:style-name="T5"><text:line-break/></text:span><text:span text:style-name="T5">(braucht QGIS &gt;2.8 (master))</text:span></text:p>
          </draw:text-box>
        </draw:frame>
        <draw:frame draw:style-name="gr7" draw:text-style-name="P13" draw:layer="layout" svg:width="26cm" svg:height="3.551cm" svg:x="1.5cm" svg:y="5cm">
          <draw:text-box>
            <text:p text:style-name="P13"><text:span text:style-name="T12">FI_POINT_TOLERANCE</text:span><text:span text:style-name="T11"> 16</text:span></text:p>
            <text:p text:style-name="P13"><text:span text:style-name="T12">FI_LINE_TOLERANCE</text:span><text:span text:style-name="T11"> 8</text:span></text:p>
            <text:p text:style-name="P13"><text:span text:style-name="T12">FI_POLYGON_TOLERANCE</text:span><text:span text:style-name="T11"> 1</text:span></text:p>
          </draw:text-box>
        </draw:frame>
        <draw:frame draw:style-name="gr6" draw:text-style-name="P14" draw:layer="layout" svg:width="24.5cm" svg:height="4.063cm" svg:x="1.5cm" svg:y="10.502cm">
          <draw:text-box>
            <text:list text:style-name="L1">
              <text:list-item>
                <text:p text:style-name="P14"><text:span text:style-name="T13"><text:s/></text:span><text:span text:style-name="T13">Wird im URL (GetFeatureInfo Requests) angegeben werden</text:span></text:p>
              </text:list-item>
              <text:list-item>
                <text:p text:style-name="P14"><text:span text:style-name="T13"><text:s/></text:span><text:span text:style-name="T13">Toleranzen in Pixel</text:span></text:p>
              </text:list-item>
              <text:list-item>
                <text:p text:style-name="P14"><text:span text:style-name="T13"><text:s/></text:span><text:span text:style-name="T13">Wichtig v.a. für Touch-Bedienung (Smartphones, Tablets)</text:span></text:p>
              </text:list-item>
              <text:list-item>
                <text:p text:style-name="P14"><text:span text:style-name="T13"><text:s/></text:span><text:span text:style-name="T13">Separat für Punkte, Linien und Fläche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Folienbildplatzhalter 1" draw:style-name="gr2" draw:layer="layout" svg:width="14.848cm" svg:height="11.136cm" svg:x="3.075cm" svg:y="2.257cm" draw:page-number="21" presentation:class="page"/>
          <draw:frame draw:name="Notizenplatzhalter 2"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Arial Unicode MS1" svg:font-family="'Arial Unicode MS'" style:font-pitch="variable"/>
    <style:font-face style:name="FreeSans1" svg:font-family="FreeSans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1" svg:font-family="'Times New Roman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71cm" svg:stroke-color="#385d8a" draw:fill-color="#4f81bd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Graphics" style:family="graphic"/>
    <style:style style:name="Master1-Standard-background" style:family="presentation">
      <style:graphic-properties draw:stroke="none" draw:fill="solid" draw:fill-color="#ffffff"/>
      <style:text-properties style:letter-kerning="true"/>
    </style:style>
    <style:style style:name="Master1-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Standard-outline1" style:family="presentation">
      <style:graphic-properties draw:stroke="none" draw:fill="none" draw:auto-grow-height="false">
        <text:list-style style:name="Master1-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outline2" style:family="presentation" style:parent-style-name="Master1-Standard-outline1">
      <style:paragraph-properties fo:margin-top="0cm" fo:margin-bottom="0.4cm"/>
      <style:text-properties fo:font-size="28pt" style:font-size-asian="28pt" style:font-size-complex="28pt"/>
    </style:style>
    <style:style style:name="Master1-Standard-outline3" style:family="presentation" style:parent-style-name="Master1-Standard-outline2">
      <style:paragraph-properties fo:margin-top="0cm" fo:margin-bottom="0.3cm"/>
      <style:text-properties fo:font-size="24pt" style:font-size-asian="24pt" style:font-size-complex="24pt"/>
    </style:style>
    <style:style style:name="Master1-Standard-outline4" style:family="presentation" style:parent-style-name="Master1-Standard-outline3">
      <style:paragraph-properties fo:margin-top="0cm" fo:margin-bottom="0.2cm"/>
      <style:text-properties fo:font-size="20pt" style:font-size-asian="20pt" style:font-size-complex="20pt"/>
    </style:style>
    <style:style style:name="Master1-Standard-outline5" style:family="presentation" style:parent-style-name="Master1-Standard-outline4">
      <style:paragraph-properties fo:margin-top="0cm" fo:margin-bottom="0.1cm"/>
      <style:text-properties fo:font-size="20pt" style:font-size-asian="20pt" style:font-size-complex="20pt"/>
    </style:style>
    <style:style style:name="Master1-Standard-outline6" style:family="presentation" style:parent-style-name="Master1-Standard-outline5">
      <style:paragraph-properties fo:margin-top="0cm" fo:margin-bottom="0.1cm"/>
      <style:text-properties fo:font-size="20pt" style:font-size-asian="20pt" style:font-size-complex="20pt"/>
    </style:style>
    <style:style style:name="Master1-Standard-outline7" style:family="presentation" style:parent-style-name="Master1-Standard-outline6">
      <style:paragraph-properties fo:margin-top="0cm" fo:margin-bottom="0.1cm"/>
      <style:text-properties fo:font-size="20pt" style:font-size-asian="20pt" style:font-size-complex="20pt"/>
    </style:style>
    <style:style style:name="Master1-Standard-outline8" style:family="presentation" style:parent-style-name="Master1-Standard-outline7">
      <style:paragraph-properties fo:margin-top="0cm" fo:margin-bottom="0.1cm"/>
      <style:text-properties fo:font-size="20pt" style:font-size-asian="20pt" style:font-size-complex="20pt"/>
    </style:style>
    <style:style style:name="Master1-Standard-outline9" style:family="presentation" style:parent-style-name="Master1-Standard-outline8">
      <style:paragraph-properties fo:margin-top="0cm" fo:margin-bottom="0.1cm"/>
      <style:text-properties fo:font-size="20pt" style:font-size-asian="20pt" style:font-size-complex="20pt"/>
    </style:style>
    <style:style style:name="Master1-Standard-subtitle" style:family="presentation">
      <style:graphic-properties draw:stroke="none" draw:fill="none" draw:textarea-vertical-align="middle">
        <text:list-style style:name="Master1-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title" style:family="presentation">
      <style:graphic-properties draw:stroke="none" draw:fill="none" draw:textarea-vertical-align="middle">
        <text:list-style style:name="Master1-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/>
      <style:text-properties style:letter-kerning="true"/>
    </style:style>
    <style:style style:name="Master1-Layout1-title-Titelfol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cm" fo:margin-bottom="0.4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cm" fo:margin-bottom="0.3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cm" fo:margin-bottom="0.2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cm" fo:margin-bottom="0.1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/>
      <style:text-properties style:letter-kerning="true"/>
    </style:style>
    <style:style style:name="Master1-Layout2-obj-Titel-und-Inha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cm" fo:margin-bottom="0.4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cm" fo:margin-bottom="0.3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cm" fo:margin-bottom="0.2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background" style:family="presentation">
      <style:graphic-properties draw:stroke="none" draw:fill="solid" draw:fill-color="#ffffff"/>
      <style:text-properties style:letter-kerning="true"/>
    </style:style>
    <style:style style:name="Master1-Layout3-secHead-Abschnittsüberschrif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3-secHead-Abschnitts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outline1" style:family="presentation">
      <style:graphic-properties draw:stroke="none" draw:fill="none" draw:auto-grow-height="false">
        <text:list-style style:name="Master1-Layout3-secHead-Abschnitts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outline2" style:family="presentation" style:parent-style-name="Master1-Layout3-secHead-Abschnittsüberschrift-outline1">
      <style:paragraph-properties fo:margin-top="0cm" fo:margin-bottom="0.4cm"/>
      <style:text-properties fo:font-size="28pt" style:font-size-asian="28pt" style:font-size-complex="28pt"/>
    </style:style>
    <style:style style:name="Master1-Layout3-secHead-Abschnittsüberschrift-outline3" style:family="presentation" style:parent-style-name="Master1-Layout3-secHead-Abschnittsüberschrift-outline2">
      <style:paragraph-properties fo:margin-top="0cm" fo:margin-bottom="0.3cm"/>
      <style:text-properties fo:font-size="24pt" style:font-size-asian="24pt" style:font-size-complex="24pt"/>
    </style:style>
    <style:style style:name="Master1-Layout3-secHead-Abschnittsüberschrift-outline4" style:family="presentation" style:parent-style-name="Master1-Layout3-secHead-Abschnittsüberschrift-outline3">
      <style:paragraph-properties fo:margin-top="0cm" fo:margin-bottom="0.2cm"/>
      <style:text-properties fo:font-size="20pt" style:font-size-asian="20pt" style:font-size-complex="20pt"/>
    </style:style>
    <style:style style:name="Master1-Layout3-secHead-Abschnittsüberschrift-outline5" style:family="presentation" style:parent-style-name="Master1-Layout3-secHead-Abschnittsüberschrift-outline4">
      <style:paragraph-properties fo:margin-top="0cm" fo:margin-bottom="0.1cm"/>
      <style:text-properties fo:font-size="20pt" style:font-size-asian="20pt" style:font-size-complex="20pt"/>
    </style:style>
    <style:style style:name="Master1-Layout3-secHead-Abschnittsüberschrift-outline6" style:family="presentation" style:parent-style-name="Master1-Layout3-secHead-Abschnittsüberschrift-outline5">
      <style:paragraph-properties fo:margin-top="0cm" fo:margin-bottom="0.1cm"/>
      <style:text-properties fo:font-size="20pt" style:font-size-asian="20pt" style:font-size-complex="20pt"/>
    </style:style>
    <style:style style:name="Master1-Layout3-secHead-Abschnittsüberschrift-outline7" style:family="presentation" style:parent-style-name="Master1-Layout3-secHead-Abschnittsüberschrift-outline6">
      <style:paragraph-properties fo:margin-top="0cm" fo:margin-bottom="0.1cm"/>
      <style:text-properties fo:font-size="20pt" style:font-size-asian="20pt" style:font-size-complex="20pt"/>
    </style:style>
    <style:style style:name="Master1-Layout3-secHead-Abschnittsüberschrift-outline8" style:family="presentation" style:parent-style-name="Master1-Layout3-secHead-Abschnittsüberschrift-outline7">
      <style:paragraph-properties fo:margin-top="0cm" fo:margin-bottom="0.1cm"/>
      <style:text-properties fo:font-size="20pt" style:font-size-asian="20pt" style:font-size-complex="20pt"/>
    </style:style>
    <style:style style:name="Master1-Layout3-secHead-Abschnittsüberschrift-outline9" style:family="presentation" style:parent-style-name="Master1-Layout3-secHead-Abschnittsüberschrift-outline8">
      <style:paragraph-properties fo:margin-top="0cm" fo:margin-bottom="0.1cm"/>
      <style:text-properties fo:font-size="20pt" style:font-size-asian="20pt" style:font-size-complex="20pt"/>
    </style:style>
    <style:style style:name="Master1-Layout3-secHead-Abschnittsüberschrift-subtitle" style:family="presentation">
      <style:graphic-properties draw:stroke="none" draw:fill="none" draw:textarea-vertical-align="middle">
        <text:list-style style:name="Master1-Layout3-secHead-Abschnitts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title" style:family="presentation">
      <style:graphic-properties draw:stroke="none" draw:fill="none" draw:textarea-vertical-align="middle">
        <text:list-style style:name="Master1-Layout3-secHead-Abschnitts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/>
      <style:text-properties style:letter-kerning="true"/>
    </style:style>
    <style:style style:name="Master1-Layout4-twoObj-Zwei-Inhal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cm" fo:margin-bottom="0.4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cm" fo:margin-bottom="0.3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cm" fo:margin-bottom="0.2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cm" fo:margin-bottom="0.1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/>
      <style:text-properties style:letter-kerning="true"/>
    </style:style>
    <style:style style:name="Master1-Layout5-twoTxTwoObj-Vergleich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/>
      <style:text-properties style:letter-kerning="true"/>
    </style:style>
    <style:style style:name="Master1-Layout6-titleOnly-Nur-Tite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cm" fo:margin-bottom="0.4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cm" fo:margin-bottom="0.3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cm" fo:margin-bottom="0.2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cm" fo:margin-bottom="0.1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/>
      <style:text-properties style:letter-kerning="true"/>
    </style:style>
    <style:style style:name="Master1-Layout7-blank-Le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cm" fo:margin-bottom="0.4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cm" fo:margin-bottom="0.3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cm" fo:margin-bottom="0.2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cm" fo:margin-bottom="0.1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cm" fo:margin-bottom="0.1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cm" fo:margin-bottom="0.1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cm" fo:margin-bottom="0.1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cm" fo:margin-bottom="0.1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/>
      <style:text-properties style:letter-kerning="true"/>
    </style:style>
    <style:style style:name="Master1-Layout8-objTx-Inhalt-mit-Überschrif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text-position="-33% 58%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/>
      <style:text-properties style:letter-kerning="true"/>
    </style:style>
    <style:style style:name="Master1-Layout9-picTx-Bild-mit-Überschrif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/>
      <style:text-properties style:letter-kerning="true"/>
    </style:style>
    <style:style style:name="Master1-Layout10-vertTx-Titel-und-vertikaler-Tex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kaler-Titel-und-Tex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Titelmaster-background" style:family="presentation">
      <style:graphic-properties draw:stroke="none" draw:fill="solid" draw:fill-color="#ffffff"/>
      <style:text-properties style:letter-kerning="true"/>
    </style:style>
    <style:style style:name="Master2-Titelmas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Titel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Titelmaster-outline1" style:family="presentation">
      <style:graphic-properties draw:stroke="none" draw:fill="none" draw:auto-grow-height="false">
        <text:list-style style:name="Master2-Titel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Titelmaster-outline2" style:family="presentation" style:parent-style-name="Master2-Titelmaster-outline1">
      <style:paragraph-properties fo:margin-top="0cm" fo:margin-bottom="0.4cm"/>
      <style:text-properties fo:font-size="28pt" style:font-size-asian="28pt" style:font-size-complex="28pt"/>
    </style:style>
    <style:style style:name="Master2-Titelmaster-outline3" style:family="presentation" style:parent-style-name="Master2-Titelmaster-outline2">
      <style:paragraph-properties fo:margin-top="0cm" fo:margin-bottom="0.3cm"/>
      <style:text-properties fo:font-size="24pt" style:font-size-asian="24pt" style:font-size-complex="24pt"/>
    </style:style>
    <style:style style:name="Master2-Titelmaster-outline4" style:family="presentation" style:parent-style-name="Master2-Titelmaster-outline3">
      <style:paragraph-properties fo:margin-top="0cm" fo:margin-bottom="0.2cm"/>
      <style:text-properties fo:font-size="20pt" style:font-size-asian="20pt" style:font-size-complex="20pt"/>
    </style:style>
    <style:style style:name="Master2-Titelmaster-outline5" style:family="presentation" style:parent-style-name="Master2-Titelmaster-outline4">
      <style:paragraph-properties fo:margin-top="0cm" fo:margin-bottom="0.1cm"/>
      <style:text-properties fo:font-size="20pt" style:font-size-asian="20pt" style:font-size-complex="20pt"/>
    </style:style>
    <style:style style:name="Master2-Titelmaster-outline6" style:family="presentation" style:parent-style-name="Master2-Titelmaster-outline5">
      <style:paragraph-properties fo:margin-top="0cm" fo:margin-bottom="0.1cm"/>
      <style:text-properties fo:font-size="20pt" style:font-size-asian="20pt" style:font-size-complex="20pt"/>
    </style:style>
    <style:style style:name="Master2-Titelmaster-outline7" style:family="presentation" style:parent-style-name="Master2-Titelmaster-outline6">
      <style:paragraph-properties fo:margin-top="0cm" fo:margin-bottom="0.1cm"/>
      <style:text-properties fo:font-size="20pt" style:font-size-asian="20pt" style:font-size-complex="20pt"/>
    </style:style>
    <style:style style:name="Master2-Titelmaster-outline8" style:family="presentation" style:parent-style-name="Master2-Titelmaster-outline7">
      <style:paragraph-properties fo:margin-top="0cm" fo:margin-bottom="0.1cm"/>
      <style:text-properties fo:font-size="20pt" style:font-size-asian="20pt" style:font-size-complex="20pt"/>
    </style:style>
    <style:style style:name="Master2-Titelmaster-outline9" style:family="presentation" style:parent-style-name="Master2-Titelmaster-outline8">
      <style:paragraph-properties fo:margin-top="0cm" fo:margin-bottom="0.1cm"/>
      <style:text-properties fo:font-size="20pt" style:font-size-asian="20pt" style:font-size-complex="20pt"/>
    </style:style>
    <style:style style:name="Master2-Titelmaster-subtitle" style:family="presentation">
      <style:graphic-properties draw:stroke="none" draw:fill="none" draw:textarea-vertical-align="middle">
        <text:list-style style:name="Master2-Titel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Titelmaster-title" style:family="presentation">
      <style:graphic-properties draw:stroke="none" draw:fill="none" draw:textarea-vertical-align="middle">
        <text:list-style style:name="Master2-Titel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background" style:family="presentation">
      <style:graphic-properties draw:stroke="none" draw:fill="solid" draw:fill-color="#ffffff"/>
      <style:text-properties style:letter-kerning="true"/>
    </style:style>
    <style:style style:name="Master2-Layout1-title-Titelfol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1-title-Titel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1" style:family="presentation">
      <style:graphic-properties draw:stroke="none" draw:fill="none" draw:auto-grow-height="false">
        <text:list-style style:name="Master2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2" style:family="presentation" style:parent-style-name="Master2-Layout1-title-Titelfolie-outline1">
      <style:paragraph-properties fo:margin-top="0cm" fo:margin-bottom="0.4cm"/>
      <style:text-properties fo:font-size="28pt" style:font-size-asian="28pt" style:font-size-complex="28pt"/>
    </style:style>
    <style:style style:name="Master2-Layout1-title-Titelfolie-outline3" style:family="presentation" style:parent-style-name="Master2-Layout1-title-Titelfolie-outline2">
      <style:paragraph-properties fo:margin-top="0cm" fo:margin-bottom="0.3cm"/>
      <style:text-properties fo:font-size="24pt" style:font-size-asian="24pt" style:font-size-complex="24pt"/>
    </style:style>
    <style:style style:name="Master2-Layout1-title-Titelfolie-outline4" style:family="presentation" style:parent-style-name="Master2-Layout1-title-Titelfolie-outline3">
      <style:paragraph-properties fo:margin-top="0cm" fo:margin-bottom="0.2cm"/>
      <style:text-properties fo:font-size="20pt" style:font-size-asian="20pt" style:font-size-complex="20pt"/>
    </style:style>
    <style:style style:name="Master2-Layout1-title-Titelfolie-outline5" style:family="presentation" style:parent-style-name="Master2-Layout1-title-Titelfolie-outline4">
      <style:paragraph-properties fo:margin-top="0cm" fo:margin-bottom="0.1cm"/>
      <style:text-properties fo:font-size="20pt" style:font-size-asian="20pt" style:font-size-complex="20pt"/>
    </style:style>
    <style:style style:name="Master2-Layout1-title-Titelfolie-outline6" style:family="presentation" style:parent-style-name="Master2-Layout1-title-Titelfolie-outline5">
      <style:paragraph-properties fo:margin-top="0cm" fo:margin-bottom="0.1cm"/>
      <style:text-properties fo:font-size="20pt" style:font-size-asian="20pt" style:font-size-complex="20pt"/>
    </style:style>
    <style:style style:name="Master2-Layout1-title-Titelfolie-outline7" style:family="presentation" style:parent-style-name="Master2-Layout1-title-Titelfolie-outline6">
      <style:paragraph-properties fo:margin-top="0cm" fo:margin-bottom="0.1cm"/>
      <style:text-properties fo:font-size="20pt" style:font-size-asian="20pt" style:font-size-complex="20pt"/>
    </style:style>
    <style:style style:name="Master2-Layout1-title-Titelfolie-outline8" style:family="presentation" style:parent-style-name="Master2-Layout1-title-Titelfolie-outline7">
      <style:paragraph-properties fo:margin-top="0cm" fo:margin-bottom="0.1cm"/>
      <style:text-properties fo:font-size="20pt" style:font-size-asian="20pt" style:font-size-complex="20pt"/>
    </style:style>
    <style:style style:name="Master2-Layout1-title-Titelfolie-outline9" style:family="presentation" style:parent-style-name="Master2-Layout1-title-Titelfolie-outline8">
      <style:paragraph-properties fo:margin-top="0cm" fo:margin-bottom="0.1cm"/>
      <style:text-properties fo:font-size="20pt" style:font-size-asian="20pt" style:font-size-complex="20pt"/>
    </style:style>
    <style:style style:name="Master2-Layout1-title-Titelfolie-subtitle" style:family="presentation">
      <style:graphic-properties draw:stroke="none" draw:fill="none" draw:textarea-vertical-align="middle">
        <text:list-style style:name="Master2-Layout1-title-Titel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title" style:family="presentation">
      <style:graphic-properties draw:stroke="none" draw:fill="none" draw:textarea-vertical-align="middle">
        <text:list-style style:name="Master2-Layout1-title-Titel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background" style:family="presentation">
      <style:graphic-properties draw:stroke="none" draw:fill="solid" draw:fill-color="#ffffff"/>
      <style:text-properties style:letter-kerning="true"/>
    </style:style>
    <style:style style:name="Master2-Layout2-obj-Titel-und-Inha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2-obj-Titel-und-Inha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1" style:family="presentation">
      <style:graphic-properties draw:stroke="none" draw:fill="none" draw:auto-grow-height="false">
        <text:list-style style:name="Master2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2" style:family="presentation" style:parent-style-name="Master2-Layout2-obj-Titel-und-Inhalt-outline1">
      <style:paragraph-properties fo:margin-top="0cm" fo:margin-bottom="0.4cm"/>
      <style:text-properties fo:font-size="28pt" style:font-size-asian="28pt" style:font-size-complex="28pt"/>
    </style:style>
    <style:style style:name="Master2-Layout2-obj-Titel-und-Inhalt-outline3" style:family="presentation" style:parent-style-name="Master2-Layout2-obj-Titel-und-Inhalt-outline2">
      <style:paragraph-properties fo:margin-top="0cm" fo:margin-bottom="0.3cm"/>
      <style:text-properties fo:font-size="24pt" style:font-size-asian="24pt" style:font-size-complex="24pt"/>
    </style:style>
    <style:style style:name="Master2-Layout2-obj-Titel-und-Inhalt-outline4" style:family="presentation" style:parent-style-name="Master2-Layout2-obj-Titel-und-Inhalt-outline3">
      <style:paragraph-properties fo:margin-top="0cm" fo:margin-bottom="0.2cm"/>
      <style:text-properties fo:font-size="20pt" style:font-size-asian="20pt" style:font-size-complex="20pt"/>
    </style:style>
    <style:style style:name="Master2-Layout2-obj-Titel-und-Inhalt-outline5" style:family="presentation" style:parent-style-name="Master2-Layout2-obj-Titel-und-Inhalt-outline4">
      <style:paragraph-properties fo:margin-top="0cm" fo:margin-bottom="0.1cm"/>
      <style:text-properties fo:font-size="20pt" style:font-size-asian="20pt" style:font-size-complex="20pt"/>
    </style:style>
    <style:style style:name="Master2-Layout2-obj-Titel-und-Inhalt-outline6" style:family="presentation" style:parent-style-name="Master2-Layout2-obj-Titel-und-Inhalt-outline5">
      <style:paragraph-properties fo:margin-top="0cm" fo:margin-bottom="0.1cm"/>
      <style:text-properties fo:font-size="20pt" style:font-size-asian="20pt" style:font-size-complex="20pt"/>
    </style:style>
    <style:style style:name="Master2-Layout2-obj-Titel-und-Inhalt-outline7" style:family="presentation" style:parent-style-name="Master2-Layout2-obj-Titel-und-Inhalt-outline6">
      <style:paragraph-properties fo:margin-top="0cm" fo:margin-bottom="0.1cm"/>
      <style:text-properties fo:font-size="20pt" style:font-size-asian="20pt" style:font-size-complex="20pt"/>
    </style:style>
    <style:style style:name="Master2-Layout2-obj-Titel-und-Inhalt-outline8" style:family="presentation" style:parent-style-name="Master2-Layout2-obj-Titel-und-Inhalt-outline7">
      <style:paragraph-properties fo:margin-top="0cm" fo:margin-bottom="0.1cm"/>
      <style:text-properties fo:font-size="20pt" style:font-size-asian="20pt" style:font-size-complex="20pt"/>
    </style:style>
    <style:style style:name="Master2-Layout2-obj-Titel-und-Inhalt-outline9" style:family="presentation" style:parent-style-name="Master2-Layout2-obj-Titel-und-Inhalt-outline8">
      <style:paragraph-properties fo:margin-top="0cm" fo:margin-bottom="0.1cm"/>
      <style:text-properties fo:font-size="20pt" style:font-size-asian="20pt" style:font-size-complex="20pt"/>
    </style:style>
    <style:style style:name="Master2-Layout2-obj-Titel-und-Inhalt-subtitle" style:family="presentation">
      <style:graphic-properties draw:stroke="none" draw:fill="none" draw:textarea-vertical-align="middle">
        <text:list-style style:name="Master2-Layout2-obj-Titel-und-Inha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title" style:family="presentation">
      <style:graphic-properties draw:stroke="none" draw:fill="none" draw:textarea-vertical-align="middle">
        <text:list-style style:name="Master2-Layout2-obj-Titel-und-Inha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überschrift-background" style:family="presentation">
      <style:graphic-properties draw:stroke="none" draw:fill="solid" draw:fill-color="#ffffff"/>
      <style:text-properties style:letter-kerning="true"/>
    </style:style>
    <style:style style:name="Master2-Layout3-secHead-Abschnittsüberschrif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3-secHead-Abschnitts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überschrift-outline1" style:family="presentation">
      <style:graphic-properties draw:stroke="none" draw:fill="none" draw:auto-grow-height="false">
        <text:list-style style:name="Master2-Layout3-secHead-Abschnitts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überschrift-outline2" style:family="presentation" style:parent-style-name="Master2-Layout3-secHead-Abschnittsüberschrift-outline1">
      <style:paragraph-properties fo:margin-top="0cm" fo:margin-bottom="0.4cm"/>
      <style:text-properties fo:font-size="28pt" style:font-size-asian="28pt" style:font-size-complex="28pt"/>
    </style:style>
    <style:style style:name="Master2-Layout3-secHead-Abschnittsüberschrift-outline3" style:family="presentation" style:parent-style-name="Master2-Layout3-secHead-Abschnittsüberschrift-outline2">
      <style:paragraph-properties fo:margin-top="0cm" fo:margin-bottom="0.3cm"/>
      <style:text-properties fo:font-size="24pt" style:font-size-asian="24pt" style:font-size-complex="24pt"/>
    </style:style>
    <style:style style:name="Master2-Layout3-secHead-Abschnittsüberschrift-outline4" style:family="presentation" style:parent-style-name="Master2-Layout3-secHead-Abschnittsüberschrift-outline3">
      <style:paragraph-properties fo:margin-top="0cm" fo:margin-bottom="0.2cm"/>
      <style:text-properties fo:font-size="20pt" style:font-size-asian="20pt" style:font-size-complex="20pt"/>
    </style:style>
    <style:style style:name="Master2-Layout3-secHead-Abschnittsüberschrift-outline5" style:family="presentation" style:parent-style-name="Master2-Layout3-secHead-Abschnittsüberschrift-outline4">
      <style:paragraph-properties fo:margin-top="0cm" fo:margin-bottom="0.1cm"/>
      <style:text-properties fo:font-size="20pt" style:font-size-asian="20pt" style:font-size-complex="20pt"/>
    </style:style>
    <style:style style:name="Master2-Layout3-secHead-Abschnittsüberschrift-outline6" style:family="presentation" style:parent-style-name="Master2-Layout3-secHead-Abschnittsüberschrift-outline5">
      <style:paragraph-properties fo:margin-top="0cm" fo:margin-bottom="0.1cm"/>
      <style:text-properties fo:font-size="20pt" style:font-size-asian="20pt" style:font-size-complex="20pt"/>
    </style:style>
    <style:style style:name="Master2-Layout3-secHead-Abschnittsüberschrift-outline7" style:family="presentation" style:parent-style-name="Master2-Layout3-secHead-Abschnittsüberschrift-outline6">
      <style:paragraph-properties fo:margin-top="0cm" fo:margin-bottom="0.1cm"/>
      <style:text-properties fo:font-size="20pt" style:font-size-asian="20pt" style:font-size-complex="20pt"/>
    </style:style>
    <style:style style:name="Master2-Layout3-secHead-Abschnittsüberschrift-outline8" style:family="presentation" style:parent-style-name="Master2-Layout3-secHead-Abschnittsüberschrift-outline7">
      <style:paragraph-properties fo:margin-top="0cm" fo:margin-bottom="0.1cm"/>
      <style:text-properties fo:font-size="20pt" style:font-size-asian="20pt" style:font-size-complex="20pt"/>
    </style:style>
    <style:style style:name="Master2-Layout3-secHead-Abschnittsüberschrift-outline9" style:family="presentation" style:parent-style-name="Master2-Layout3-secHead-Abschnittsüberschrift-outline8">
      <style:paragraph-properties fo:margin-top="0cm" fo:margin-bottom="0.1cm"/>
      <style:text-properties fo:font-size="20pt" style:font-size-asian="20pt" style:font-size-complex="20pt"/>
    </style:style>
    <style:style style:name="Master2-Layout3-secHead-Abschnittsüberschrift-subtitle" style:family="presentation">
      <style:graphic-properties draw:stroke="none" draw:fill="none" draw:textarea-vertical-align="middle">
        <text:list-style style:name="Master2-Layout3-secHead-Abschnitts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überschrift-title" style:family="presentation">
      <style:graphic-properties draw:stroke="none" draw:fill="none" draw:textarea-vertical-align="middle">
        <text:list-style style:name="Master2-Layout3-secHead-Abschnitts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background" style:family="presentation">
      <style:graphic-properties draw:stroke="none" draw:fill="solid" draw:fill-color="#ffffff"/>
      <style:text-properties style:letter-kerning="true"/>
    </style:style>
    <style:style style:name="Master2-Layout4-twoObj-Zwei-Inhal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4-twoObj-Zwei-Inhal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1" style:family="presentation">
      <style:graphic-properties draw:stroke="none" draw:fill="none" draw:auto-grow-height="false">
        <text:list-style style:name="Master2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2" style:family="presentation" style:parent-style-name="Master2-Layout4-twoObj-Zwei-Inhalte-outline1">
      <style:paragraph-properties fo:margin-top="0cm" fo:margin-bottom="0.4cm"/>
      <style:text-properties fo:font-size="28pt" style:font-size-asian="28pt" style:font-size-complex="28pt"/>
    </style:style>
    <style:style style:name="Master2-Layout4-twoObj-Zwei-Inhalte-outline3" style:family="presentation" style:parent-style-name="Master2-Layout4-twoObj-Zwei-Inhalte-outline2">
      <style:paragraph-properties fo:margin-top="0cm" fo:margin-bottom="0.3cm"/>
      <style:text-properties fo:font-size="24pt" style:font-size-asian="24pt" style:font-size-complex="24pt"/>
    </style:style>
    <style:style style:name="Master2-Layout4-twoObj-Zwei-Inhalte-outline4" style:family="presentation" style:parent-style-name="Master2-Layout4-twoObj-Zwei-Inhalte-outline3">
      <style:paragraph-properties fo:margin-top="0cm" fo:margin-bottom="0.2cm"/>
      <style:text-properties fo:font-size="20pt" style:font-size-asian="20pt" style:font-size-complex="20pt"/>
    </style:style>
    <style:style style:name="Master2-Layout4-twoObj-Zwei-Inhalte-outline5" style:family="presentation" style:parent-style-name="Master2-Layout4-twoObj-Zwei-Inhalte-outline4">
      <style:paragraph-properties fo:margin-top="0cm" fo:margin-bottom="0.1cm"/>
      <style:text-properties fo:font-size="20pt" style:font-size-asian="20pt" style:font-size-complex="20pt"/>
    </style:style>
    <style:style style:name="Master2-Layout4-twoObj-Zwei-Inhalte-outline6" style:family="presentation" style:parent-style-name="Master2-Layout4-twoObj-Zwei-Inhalte-outline5">
      <style:paragraph-properties fo:margin-top="0cm" fo:margin-bottom="0.1cm"/>
      <style:text-properties fo:font-size="20pt" style:font-size-asian="20pt" style:font-size-complex="20pt"/>
    </style:style>
    <style:style style:name="Master2-Layout4-twoObj-Zwei-Inhalte-outline7" style:family="presentation" style:parent-style-name="Master2-Layout4-twoObj-Zwei-Inhalte-outline6">
      <style:paragraph-properties fo:margin-top="0cm" fo:margin-bottom="0.1cm"/>
      <style:text-properties fo:font-size="20pt" style:font-size-asian="20pt" style:font-size-complex="20pt"/>
    </style:style>
    <style:style style:name="Master2-Layout4-twoObj-Zwei-Inhalte-outline8" style:family="presentation" style:parent-style-name="Master2-Layout4-twoObj-Zwei-Inhalte-outline7">
      <style:paragraph-properties fo:margin-top="0cm" fo:margin-bottom="0.1cm"/>
      <style:text-properties fo:font-size="20pt" style:font-size-asian="20pt" style:font-size-complex="20pt"/>
    </style:style>
    <style:style style:name="Master2-Layout4-twoObj-Zwei-Inhalte-outline9" style:family="presentation" style:parent-style-name="Master2-Layout4-twoObj-Zwei-Inhalte-outline8">
      <style:paragraph-properties fo:margin-top="0cm" fo:margin-bottom="0.1cm"/>
      <style:text-properties fo:font-size="20pt" style:font-size-asian="20pt" style:font-size-complex="20pt"/>
    </style:style>
    <style:style style:name="Master2-Layout4-twoObj-Zwei-Inhalte-subtitle" style:family="presentation">
      <style:graphic-properties draw:stroke="none" draw:fill="none" draw:textarea-vertical-align="middle">
        <text:list-style style:name="Master2-Layout4-twoObj-Zwei-Inhal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title" style:family="presentation">
      <style:graphic-properties draw:stroke="none" draw:fill="none" draw:textarea-vertical-align="middle">
        <text:list-style style:name="Master2-Layout4-twoObj-Zwei-Inhal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background" style:family="presentation">
      <style:graphic-properties draw:stroke="none" draw:fill="solid" draw:fill-color="#ffffff"/>
      <style:text-properties style:letter-kerning="true"/>
    </style:style>
    <style:style style:name="Master2-Layout5-twoTxTwoObj-Vergleich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5-twoTxTwoObj-Vergleich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1" style:family="presentation">
      <style:graphic-properties draw:stroke="none" draw:fill="none" draw:auto-grow-height="false">
        <text:list-style style:name="Master2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2" style:family="presentation" style:parent-style-name="Master2-Layout5-twoTxTwoObj-Vergleich-outline1">
      <style:paragraph-properties fo:margin-top="0cm" fo:margin-bottom="0.4cm"/>
      <style:text-properties fo:font-size="28pt" style:font-size-asian="28pt" style:font-size-complex="28pt"/>
    </style:style>
    <style:style style:name="Master2-Layout5-twoTxTwoObj-Vergleich-outline3" style:family="presentation" style:parent-style-name="Master2-Layout5-twoTxTwoObj-Vergleich-outline2">
      <style:paragraph-properties fo:margin-top="0cm" fo:margin-bottom="0.3cm"/>
      <style:text-properties fo:font-size="24pt" style:font-size-asian="24pt" style:font-size-complex="24pt"/>
    </style:style>
    <style:style style:name="Master2-Layout5-twoTxTwoObj-Vergleich-outline4" style:family="presentation" style:parent-style-name="Master2-Layout5-twoTxTwoObj-Vergleich-outline3">
      <style:paragraph-properties fo:margin-top="0cm" fo:margin-bottom="0.2cm"/>
      <style:text-properties fo:font-size="20pt" style:font-size-asian="20pt" style:font-size-complex="20pt"/>
    </style:style>
    <style:style style:name="Master2-Layout5-twoTxTwoObj-Vergleich-outline5" style:family="presentation" style:parent-style-name="Master2-Layout5-twoTxTwoObj-Vergleich-outline4">
      <style:paragraph-properties fo:margin-top="0cm" fo:margin-bottom="0.1cm"/>
      <style:text-properties fo:font-size="20pt" style:font-size-asian="20pt" style:font-size-complex="20pt"/>
    </style:style>
    <style:style style:name="Master2-Layout5-twoTxTwoObj-Vergleich-outline6" style:family="presentation" style:parent-style-name="Master2-Layout5-twoTxTwoObj-Vergleich-outline5">
      <style:paragraph-properties fo:margin-top="0cm" fo:margin-bottom="0.1cm"/>
      <style:text-properties fo:font-size="20pt" style:font-size-asian="20pt" style:font-size-complex="20pt"/>
    </style:style>
    <style:style style:name="Master2-Layout5-twoTxTwoObj-Vergleich-outline7" style:family="presentation" style:parent-style-name="Master2-Layout5-twoTxTwoObj-Vergleich-outline6">
      <style:paragraph-properties fo:margin-top="0cm" fo:margin-bottom="0.1cm"/>
      <style:text-properties fo:font-size="20pt" style:font-size-asian="20pt" style:font-size-complex="20pt"/>
    </style:style>
    <style:style style:name="Master2-Layout5-twoTxTwoObj-Vergleich-outline8" style:family="presentation" style:parent-style-name="Master2-Layout5-twoTxTwoObj-Vergleich-outline7">
      <style:paragraph-properties fo:margin-top="0cm" fo:margin-bottom="0.1cm"/>
      <style:text-properties fo:font-size="20pt" style:font-size-asian="20pt" style:font-size-complex="20pt"/>
    </style:style>
    <style:style style:name="Master2-Layout5-twoTxTwoObj-Vergleich-outline9" style:family="presentation" style:parent-style-name="Master2-Layout5-twoTxTwoObj-Vergleich-outline8">
      <style:paragraph-properties fo:margin-top="0cm" fo:margin-bottom="0.1cm"/>
      <style:text-properties fo:font-size="20pt" style:font-size-asian="20pt" style:font-size-complex="20pt"/>
    </style:style>
    <style:style style:name="Master2-Layout5-twoTxTwoObj-Vergleich-subtitle" style:family="presentation">
      <style:graphic-properties draw:stroke="none" draw:fill="none" draw:textarea-vertical-align="middle">
        <text:list-style style:name="Master2-Layout5-twoTxTwoObj-Vergleich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title" style:family="presentation">
      <style:graphic-properties draw:stroke="none" draw:fill="none" draw:textarea-vertical-align="middle">
        <text:list-style style:name="Master2-Layout5-twoTxTwoObj-Vergleich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background" style:family="presentation">
      <style:graphic-properties draw:stroke="none" draw:fill="solid" draw:fill-color="#ffffff"/>
      <style:text-properties style:letter-kerning="true"/>
    </style:style>
    <style:style style:name="Master2-Layout6-titleOnly-Nur-Tite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6-titleOnly-Nur-Titel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1" style:family="presentation">
      <style:graphic-properties draw:stroke="none" draw:fill="none" draw:auto-grow-height="false">
        <text:list-style style:name="Master2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2" style:family="presentation" style:parent-style-name="Master2-Layout6-titleOnly-Nur-Titel-outline1">
      <style:paragraph-properties fo:margin-top="0cm" fo:margin-bottom="0.4cm"/>
      <style:text-properties fo:font-size="28pt" style:font-size-asian="28pt" style:font-size-complex="28pt"/>
    </style:style>
    <style:style style:name="Master2-Layout6-titleOnly-Nur-Titel-outline3" style:family="presentation" style:parent-style-name="Master2-Layout6-titleOnly-Nur-Titel-outline2">
      <style:paragraph-properties fo:margin-top="0cm" fo:margin-bottom="0.3cm"/>
      <style:text-properties fo:font-size="24pt" style:font-size-asian="24pt" style:font-size-complex="24pt"/>
    </style:style>
    <style:style style:name="Master2-Layout6-titleOnly-Nur-Titel-outline4" style:family="presentation" style:parent-style-name="Master2-Layout6-titleOnly-Nur-Titel-outline3">
      <style:paragraph-properties fo:margin-top="0cm" fo:margin-bottom="0.2cm"/>
      <style:text-properties fo:font-size="20pt" style:font-size-asian="20pt" style:font-size-complex="20pt"/>
    </style:style>
    <style:style style:name="Master2-Layout6-titleOnly-Nur-Titel-outline5" style:family="presentation" style:parent-style-name="Master2-Layout6-titleOnly-Nur-Titel-outline4">
      <style:paragraph-properties fo:margin-top="0cm" fo:margin-bottom="0.1cm"/>
      <style:text-properties fo:font-size="20pt" style:font-size-asian="20pt" style:font-size-complex="20pt"/>
    </style:style>
    <style:style style:name="Master2-Layout6-titleOnly-Nur-Titel-outline6" style:family="presentation" style:parent-style-name="Master2-Layout6-titleOnly-Nur-Titel-outline5">
      <style:paragraph-properties fo:margin-top="0cm" fo:margin-bottom="0.1cm"/>
      <style:text-properties fo:font-size="20pt" style:font-size-asian="20pt" style:font-size-complex="20pt"/>
    </style:style>
    <style:style style:name="Master2-Layout6-titleOnly-Nur-Titel-outline7" style:family="presentation" style:parent-style-name="Master2-Layout6-titleOnly-Nur-Titel-outline6">
      <style:paragraph-properties fo:margin-top="0cm" fo:margin-bottom="0.1cm"/>
      <style:text-properties fo:font-size="20pt" style:font-size-asian="20pt" style:font-size-complex="20pt"/>
    </style:style>
    <style:style style:name="Master2-Layout6-titleOnly-Nur-Titel-outline8" style:family="presentation" style:parent-style-name="Master2-Layout6-titleOnly-Nur-Titel-outline7">
      <style:paragraph-properties fo:margin-top="0cm" fo:margin-bottom="0.1cm"/>
      <style:text-properties fo:font-size="20pt" style:font-size-asian="20pt" style:font-size-complex="20pt"/>
    </style:style>
    <style:style style:name="Master2-Layout6-titleOnly-Nur-Titel-outline9" style:family="presentation" style:parent-style-name="Master2-Layout6-titleOnly-Nur-Titel-outline8">
      <style:paragraph-properties fo:margin-top="0cm" fo:margin-bottom="0.1cm"/>
      <style:text-properties fo:font-size="20pt" style:font-size-asian="20pt" style:font-size-complex="20pt"/>
    </style:style>
    <style:style style:name="Master2-Layout6-titleOnly-Nur-Titel-subtitle" style:family="presentation">
      <style:graphic-properties draw:stroke="none" draw:fill="none" draw:textarea-vertical-align="middle">
        <text:list-style style:name="Master2-Layout6-titleOnly-Nur-Tit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title" style:family="presentation">
      <style:graphic-properties draw:stroke="none" draw:fill="none" draw:textarea-vertical-align="middle">
        <text:list-style style:name="Master2-Layout6-titleOnly-Nur-Tit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Unternehmenspräsentation-background" style:family="presentation">
      <style:graphic-properties draw:stroke="none" draw:fill="solid" draw:fill-color="#ffffff"/>
      <style:text-properties style:letter-kerning="true"/>
    </style:style>
    <style:style style:name="Unternehmensprä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Unternehmenspräsent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nternehmenspräsentation-outline1" style:family="presentation">
      <style:graphic-properties draw:stroke="none" draw:fill="none" draw:auto-grow-height="false">
        <text:list-style style:name="Unternehmensprä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ternehmenspräsentation-outline2" style:family="presentation" style:parent-style-name="Unternehmenspräsentation-outline1">
      <style:paragraph-properties fo:margin-top="0cm" fo:margin-bottom="0.4cm"/>
      <style:text-properties fo:font-size="28pt" style:font-size-asian="28pt" style:font-size-complex="28pt"/>
    </style:style>
    <style:style style:name="Unternehmenspräsentation-outline3" style:family="presentation" style:parent-style-name="Unternehmenspräsentation-outline2">
      <style:paragraph-properties fo:margin-top="0cm" fo:margin-bottom="0.3cm"/>
      <style:text-properties fo:font-size="24pt" style:font-size-asian="24pt" style:font-size-complex="24pt"/>
    </style:style>
    <style:style style:name="Unternehmenspräsentation-outline4" style:family="presentation" style:parent-style-name="Unternehmenspräsentation-outline3">
      <style:paragraph-properties fo:margin-top="0cm" fo:margin-bottom="0.2cm"/>
      <style:text-properties fo:font-size="20pt" style:font-size-asian="20pt" style:font-size-complex="20pt"/>
    </style:style>
    <style:style style:name="Unternehmenspräsentation-outline5" style:family="presentation" style:parent-style-name="Unternehmenspräsentation-outline4">
      <style:paragraph-properties fo:margin-top="0cm" fo:margin-bottom="0.1cm"/>
      <style:text-properties fo:font-size="20pt" style:font-size-asian="20pt" style:font-size-complex="20pt"/>
    </style:style>
    <style:style style:name="Unternehmenspräsentation-outline6" style:family="presentation" style:parent-style-name="Unternehmenspräsentation-outline5">
      <style:paragraph-properties fo:margin-top="0cm" fo:margin-bottom="0.1cm"/>
      <style:text-properties fo:font-size="20pt" style:font-size-asian="20pt" style:font-size-complex="20pt"/>
    </style:style>
    <style:style style:name="Unternehmenspräsentation-outline7" style:family="presentation" style:parent-style-name="Unternehmenspräsentation-outline6">
      <style:paragraph-properties fo:margin-top="0cm" fo:margin-bottom="0.1cm"/>
      <style:text-properties fo:font-size="20pt" style:font-size-asian="20pt" style:font-size-complex="20pt"/>
    </style:style>
    <style:style style:name="Unternehmenspräsentation-outline8" style:family="presentation" style:parent-style-name="Unternehmenspräsentation-outline7">
      <style:paragraph-properties fo:margin-top="0cm" fo:margin-bottom="0.1cm"/>
      <style:text-properties fo:font-size="20pt" style:font-size-asian="20pt" style:font-size-complex="20pt"/>
    </style:style>
    <style:style style:name="Unternehmenspräsentation-outline9" style:family="presentation" style:parent-style-name="Unternehmenspräsentation-outline8">
      <style:paragraph-properties fo:margin-top="0cm" fo:margin-bottom="0.1cm"/>
      <style:text-properties fo:font-size="20pt" style:font-size-asian="20pt" style:font-size-complex="20pt"/>
    </style:style>
    <style:style style:name="Unternehmenspräsentation-subtitle" style:family="presentation">
      <style:graphic-properties draw:stroke="none" draw:fill="none" draw:textarea-vertical-align="middle">
        <text:list-style style:name="Unternehmensprä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ternehmenspräsentation-title" style:family="presentation">
      <style:graphic-properties draw:stroke="none" draw:fill="none" draw:textarea-vertical-align="middle">
        <text:list-style style:name="Unternehmensprä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background" style:family="presentation">
      <style:graphic-properties draw:stroke="none" draw:fill="solid" draw:fill-color="#ffffff"/>
      <style:text-properties style:letter-kerning="true"/>
    </style:style>
    <style:style style:name="Master2-Layout8-objTx-Inhalt-mit-Überschrif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8-objTx-Inhalt-mit-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1" style:family="presentation">
      <style:graphic-properties draw:stroke="none" draw:fill="none" draw:auto-grow-height="false">
        <text:list-style style:name="Master2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2" style:family="presentation" style:parent-style-name="Master2-Layout8-objTx-Inhalt-mit-Überschrift-outline1">
      <style:paragraph-properties fo:margin-top="0cm" fo:margin-bottom="0.4cm"/>
      <style:text-properties fo:font-size="28pt" style:font-size-asian="28pt" style:font-size-complex="28pt"/>
    </style:style>
    <style:style style:name="Master2-Layout8-objTx-Inhalt-mit-Überschrift-outline3" style:family="presentation" style:parent-style-name="Master2-Layout8-objTx-Inhalt-mit-Überschrift-outline2">
      <style:paragraph-properties fo:margin-top="0cm" fo:margin-bottom="0.3cm"/>
      <style:text-properties fo:font-size="24pt" style:font-size-asian="24pt" style:font-size-complex="24pt"/>
    </style:style>
    <style:style style:name="Master2-Layout8-objTx-Inhalt-mit-Überschrift-outline4" style:family="presentation" style:parent-style-name="Master2-Layout8-objTx-Inhalt-mit-Überschrift-outline3">
      <style:paragraph-properties fo:margin-top="0cm" fo:margin-bottom="0.2cm"/>
      <style:text-properties fo:font-size="20pt" style:font-size-asian="20pt" style:font-size-complex="20pt"/>
    </style:style>
    <style:style style:name="Master2-Layout8-objTx-Inhalt-mit-Überschrift-outline5" style:family="presentation" style:parent-style-name="Master2-Layout8-objTx-Inhalt-mit-Überschrift-outline4">
      <style:paragraph-properties fo:margin-top="0cm" fo:margin-bottom="0.1cm"/>
      <style:text-properties fo:font-size="20pt" style:font-size-asian="20pt" style:font-size-complex="20pt"/>
    </style:style>
    <style:style style:name="Master2-Layout8-objTx-Inhalt-mit-Überschrift-outline6" style:family="presentation" style:parent-style-name="Master2-Layout8-objTx-Inhalt-mit-Überschrift-outline5">
      <style:paragraph-properties fo:margin-top="0cm" fo:margin-bottom="0.1cm"/>
      <style:text-properties fo:font-size="20pt" style:font-size-asian="20pt" style:font-size-complex="20pt"/>
    </style:style>
    <style:style style:name="Master2-Layout8-objTx-Inhalt-mit-Überschrift-outline7" style:family="presentation" style:parent-style-name="Master2-Layout8-objTx-Inhalt-mit-Überschrift-outline6">
      <style:paragraph-properties fo:margin-top="0cm" fo:margin-bottom="0.1cm"/>
      <style:text-properties fo:font-size="20pt" style:font-size-asian="20pt" style:font-size-complex="20pt"/>
    </style:style>
    <style:style style:name="Master2-Layout8-objTx-Inhalt-mit-Überschrift-outline8" style:family="presentation" style:parent-style-name="Master2-Layout8-objTx-Inhalt-mit-Überschrift-outline7">
      <style:paragraph-properties fo:margin-top="0cm" fo:margin-bottom="0.1cm"/>
      <style:text-properties fo:font-size="20pt" style:font-size-asian="20pt" style:font-size-complex="20pt"/>
    </style:style>
    <style:style style:name="Master2-Layout8-objTx-Inhalt-mit-Überschrift-outline9" style:family="presentation" style:parent-style-name="Master2-Layout8-objTx-Inhalt-mit-Überschrift-outline8">
      <style:paragraph-properties fo:margin-top="0cm" fo:margin-bottom="0.1cm"/>
      <style:text-properties fo:font-size="20pt" style:font-size-asian="20pt" style:font-size-complex="20pt"/>
    </style:style>
    <style:style style:name="Master2-Layout8-objTx-Inhalt-mit-Überschrift-subtitle" style:family="presentation">
      <style:graphic-properties draw:stroke="none" draw:fill="none" draw:textarea-vertical-align="middle">
        <text:list-style style:name="Master2-Layout8-objTx-Inhalt-mit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title" style:family="presentation">
      <style:graphic-properties draw:stroke="none" draw:fill="none" draw:textarea-vertical-align="middle">
        <text:list-style style:name="Master2-Layout8-objTx-Inhalt-mit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background" style:family="presentation">
      <style:graphic-properties draw:stroke="none" draw:fill="solid" draw:fill-color="#ffffff"/>
      <style:text-properties style:letter-kerning="true"/>
    </style:style>
    <style:style style:name="Master2-Layout9-picTx-Bild-mit-Überschrif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9-picTx-Bild-mit-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1" style:family="presentation">
      <style:graphic-properties draw:stroke="none" draw:fill="none" draw:auto-grow-height="false">
        <text:list-style style:name="Master2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2" style:family="presentation" style:parent-style-name="Master2-Layout9-picTx-Bild-mit-Überschrift-outline1">
      <style:paragraph-properties fo:margin-top="0cm" fo:margin-bottom="0.4cm"/>
      <style:text-properties fo:font-size="28pt" style:font-size-asian="28pt" style:font-size-complex="28pt"/>
    </style:style>
    <style:style style:name="Master2-Layout9-picTx-Bild-mit-Überschrift-outline3" style:family="presentation" style:parent-style-name="Master2-Layout9-picTx-Bild-mit-Überschrift-outline2">
      <style:paragraph-properties fo:margin-top="0cm" fo:margin-bottom="0.3cm"/>
      <style:text-properties fo:font-size="24pt" style:font-size-asian="24pt" style:font-size-complex="24pt"/>
    </style:style>
    <style:style style:name="Master2-Layout9-picTx-Bild-mit-Überschrift-outline4" style:family="presentation" style:parent-style-name="Master2-Layout9-picTx-Bild-mit-Überschrift-outline3">
      <style:paragraph-properties fo:margin-top="0cm" fo:margin-bottom="0.2cm"/>
      <style:text-properties fo:font-size="20pt" style:font-size-asian="20pt" style:font-size-complex="20pt"/>
    </style:style>
    <style:style style:name="Master2-Layout9-picTx-Bild-mit-Überschrift-outline5" style:family="presentation" style:parent-style-name="Master2-Layout9-picTx-Bild-mit-Überschrift-outline4">
      <style:paragraph-properties fo:margin-top="0cm" fo:margin-bottom="0.1cm"/>
      <style:text-properties fo:font-size="20pt" style:font-size-asian="20pt" style:font-size-complex="20pt"/>
    </style:style>
    <style:style style:name="Master2-Layout9-picTx-Bild-mit-Überschrift-outline6" style:family="presentation" style:parent-style-name="Master2-Layout9-picTx-Bild-mit-Überschrift-outline5">
      <style:paragraph-properties fo:margin-top="0cm" fo:margin-bottom="0.1cm"/>
      <style:text-properties fo:font-size="20pt" style:font-size-asian="20pt" style:font-size-complex="20pt"/>
    </style:style>
    <style:style style:name="Master2-Layout9-picTx-Bild-mit-Überschrift-outline7" style:family="presentation" style:parent-style-name="Master2-Layout9-picTx-Bild-mit-Überschrift-outline6">
      <style:paragraph-properties fo:margin-top="0cm" fo:margin-bottom="0.1cm"/>
      <style:text-properties fo:font-size="20pt" style:font-size-asian="20pt" style:font-size-complex="20pt"/>
    </style:style>
    <style:style style:name="Master2-Layout9-picTx-Bild-mit-Überschrift-outline8" style:family="presentation" style:parent-style-name="Master2-Layout9-picTx-Bild-mit-Überschrift-outline7">
      <style:paragraph-properties fo:margin-top="0cm" fo:margin-bottom="0.1cm"/>
      <style:text-properties fo:font-size="20pt" style:font-size-asian="20pt" style:font-size-complex="20pt"/>
    </style:style>
    <style:style style:name="Master2-Layout9-picTx-Bild-mit-Überschrift-outline9" style:family="presentation" style:parent-style-name="Master2-Layout9-picTx-Bild-mit-Überschrift-outline8">
      <style:paragraph-properties fo:margin-top="0cm" fo:margin-bottom="0.1cm"/>
      <style:text-properties fo:font-size="20pt" style:font-size-asian="20pt" style:font-size-complex="20pt"/>
    </style:style>
    <style:style style:name="Master2-Layout9-picTx-Bild-mit-Überschrift-subtitle" style:family="presentation">
      <style:graphic-properties draw:stroke="none" draw:fill="none" draw:textarea-vertical-align="middle">
        <text:list-style style:name="Master2-Layout9-picTx-Bild-mit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title" style:family="presentation">
      <style:graphic-properties draw:stroke="none" draw:fill="none" draw:textarea-vertical-align="middle">
        <text:list-style style:name="Master2-Layout9-picTx-Bild-mit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background" style:family="presentation">
      <style:graphic-properties draw:stroke="none" draw:fill="solid" draw:fill-color="#ffffff"/>
      <style:text-properties style:letter-kerning="true"/>
    </style:style>
    <style:style style:name="Master2-Layout10-vertTx-Titel-und-vertikaler-Tex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10-vertTx-Titel-und-vertikaler-Tex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1" style:family="presentation">
      <style:graphic-properties draw:stroke="none" draw:fill="none" draw:auto-grow-height="false">
        <text:list-style style:name="Master2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2" style:family="presentation" style:parent-style-name="Master2-Layout10-vertTx-Titel-und-vertikaler-Text-outline1">
      <style:paragraph-properties fo:margin-top="0cm" fo:margin-bottom="0.4cm"/>
      <style:text-properties fo:font-size="28pt" style:font-size-asian="28pt" style:font-size-complex="28pt"/>
    </style:style>
    <style:style style:name="Master2-Layout10-vertTx-Titel-und-vertikaler-Text-outline3" style:family="presentation" style:parent-style-name="Master2-Layout10-vertTx-Titel-und-vertikaler-Text-outline2">
      <style:paragraph-properties fo:margin-top="0cm" fo:margin-bottom="0.3cm"/>
      <style:text-properties fo:font-size="24pt" style:font-size-asian="24pt" style:font-size-complex="24pt"/>
    </style:style>
    <style:style style:name="Master2-Layout10-vertTx-Titel-und-vertikaler-Text-outline4" style:family="presentation" style:parent-style-name="Master2-Layout10-vertTx-Titel-und-vertikaler-Text-outline3">
      <style:paragraph-properties fo:margin-top="0cm" fo:margin-bottom="0.2cm"/>
      <style:text-properties fo:font-size="20pt" style:font-size-asian="20pt" style:font-size-complex="20pt"/>
    </style:style>
    <style:style style:name="Master2-Layout10-vertTx-Titel-und-vertikaler-Text-outline5" style:family="presentation" style:parent-style-name="Master2-Layout10-vertTx-Titel-und-vertikaler-Text-outline4">
      <style:paragraph-properties fo:margin-top="0cm" fo:margin-bottom="0.1cm"/>
      <style:text-properties fo:font-size="20pt" style:font-size-asian="20pt" style:font-size-complex="20pt"/>
    </style:style>
    <style:style style:name="Master2-Layout10-vertTx-Titel-und-vertikaler-Text-outline6" style:family="presentation" style:parent-style-name="Master2-Layout10-vertTx-Titel-und-vertikaler-Text-outline5">
      <style:paragraph-properties fo:margin-top="0cm" fo:margin-bottom="0.1cm"/>
      <style:text-properties fo:font-size="20pt" style:font-size-asian="20pt" style:font-size-complex="20pt"/>
    </style:style>
    <style:style style:name="Master2-Layout10-vertTx-Titel-und-vertikaler-Text-outline7" style:family="presentation" style:parent-style-name="Master2-Layout10-vertTx-Titel-und-vertikaler-Text-outline6">
      <style:paragraph-properties fo:margin-top="0cm" fo:margin-bottom="0.1cm"/>
      <style:text-properties fo:font-size="20pt" style:font-size-asian="20pt" style:font-size-complex="20pt"/>
    </style:style>
    <style:style style:name="Master2-Layout10-vertTx-Titel-und-vertikaler-Text-outline8" style:family="presentation" style:parent-style-name="Master2-Layout10-vertTx-Titel-und-vertikaler-Text-outline7">
      <style:paragraph-properties fo:margin-top="0cm" fo:margin-bottom="0.1cm"/>
      <style:text-properties fo:font-size="20pt" style:font-size-asian="20pt" style:font-size-complex="20pt"/>
    </style:style>
    <style:style style:name="Master2-Layout10-vertTx-Titel-und-vertikaler-Text-outline9" style:family="presentation" style:parent-style-name="Master2-Layout10-vertTx-Titel-und-vertikaler-Text-outline8">
      <style:paragraph-properties fo:margin-top="0cm" fo:margin-bottom="0.1cm"/>
      <style:text-properties fo:font-size="20pt" style:font-size-asian="20pt" style:font-size-complex="20pt"/>
    </style:style>
    <style:style style:name="Master2-Layout10-vertTx-Titel-und-vertikaler-Text-subtitle" style:family="presentation">
      <style:graphic-properties draw:stroke="none" draw:fill="none" draw:textarea-vertical-align="middle">
        <text:list-style style:name="Master2-Layout10-vertTx-Titel-und-vertikaler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title" style:family="presentation">
      <style:graphic-properties draw:stroke="none" draw:fill="none" draw:textarea-vertical-align="middle">
        <text:list-style style:name="Master2-Layout10-vertTx-Titel-und-vertikaler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background" style:family="presentation">
      <style:graphic-properties draw:stroke="none" draw:fill="solid" draw:fill-color="#ffffff"/>
      <style:text-properties style:letter-kerning="true"/>
    </style:style>
    <style:style style:name="Master2-Layout11-vertTitleAndTx-Vertikaler-Titel-und-Tex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11-vertTitleAndTx-Vertikaler-Titel-und-Tex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1" style:family="presentation">
      <style:graphic-properties draw:stroke="none" draw:fill="none" draw:auto-grow-height="false">
        <text:list-style style:name="Master2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2" style:family="presentation" style:parent-style-name="Master2-Layout11-vertTitleAndTx-Vertikaler-Titel-und-Text-outline1">
      <style:paragraph-properties fo:margin-top="0cm" fo:margin-bottom="0.4cm"/>
      <style:text-properties fo:font-size="28pt" style:font-size-asian="28pt" style:font-size-complex="28pt"/>
    </style:style>
    <style:style style:name="Master2-Layout11-vertTitleAndTx-Vertikaler-Titel-und-Text-outline3" style:family="presentation" style:parent-style-name="Master2-Layout11-vertTitleAndTx-Vertikaler-Titel-und-Text-outline2">
      <style:paragraph-properties fo:margin-top="0cm" fo:margin-bottom="0.3cm"/>
      <style:text-properties fo:font-size="24pt" style:font-size-asian="24pt" style:font-size-complex="24pt"/>
    </style:style>
    <style:style style:name="Master2-Layout11-vertTitleAndTx-Vertikaler-Titel-und-Text-outline4" style:family="presentation" style:parent-style-name="Master2-Layout11-vertTitleAndTx-Vertikaler-Titel-und-Text-outline3">
      <style:paragraph-properties fo:margin-top="0cm" fo:margin-bottom="0.2cm"/>
      <style:text-properties fo:font-size="20pt" style:font-size-asian="20pt" style:font-size-complex="20pt"/>
    </style:style>
    <style:style style:name="Master2-Layout11-vertTitleAndTx-Vertikaler-Titel-und-Text-outline5" style:family="presentation" style:parent-style-name="Master2-Layout11-vertTitleAndTx-Vertikaler-Titel-und-Text-outline4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kaler-Titel-und-Text-outline6" style:family="presentation" style:parent-style-name="Master2-Layout11-vertTitleAndTx-Vertikaler-Titel-und-Text-outline5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kaler-Titel-und-Text-outline7" style:family="presentation" style:parent-style-name="Master2-Layout11-vertTitleAndTx-Vertikaler-Titel-und-Text-outline6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kaler-Titel-und-Text-outline8" style:family="presentation" style:parent-style-name="Master2-Layout11-vertTitleAndTx-Vertikaler-Titel-und-Text-outline7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kaler-Titel-und-Text-outline9" style:family="presentation" style:parent-style-name="Master2-Layout11-vertTitleAndTx-Vertikaler-Titel-und-Text-outline8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kaler-Titel-und-Text-subtitle" style:family="presentation">
      <style:graphic-properties draw:stroke="none" draw:fill="none" draw:textarea-vertical-align="middle">
        <text:list-style style:name="Master2-Layout11-vertTitleAndTx-Vertikaler-Titel-und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title" style:family="presentation">
      <style:graphic-properties draw:stroke="none" draw:fill="none" draw:textarea-vertical-align="middle">
        <text:list-style style:name="Master2-Layout11-vertTitleAndTx-Vertikaler-Titel-und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</style:style>
    <style:style style:name="Mgr3" style:family="graphic" style:parent-style-name="standard">
      <style:graphic-properties draw:stroke="solid" svg:stroke-width="0.071cm" svg:stroke-color="#385d8a" svg:stroke-opacity="100%" draw:fill="solid" draw:fill-color="#c4262e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gr4" style:family="graphic" style:parent-style-name="standard">
      <style:graphic-properties draw:stroke="none" draw:fill="solid" draw:fill-color="#c4262e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gr5" style:family="graphic" style:parent-style-name="standard">
      <style:graphic-properties draw:stroke="solid" svg:stroke-width="0.071cm" svg:stroke-color="#c4262e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gr6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Mgr7" style:family="graphic" style:parent-style-name="standard">
      <style:graphic-properties draw:stroke="none" draw:fill="none" draw:textarea-horizontal-align="center" draw:textarea-vertical-align="top" draw:auto-grow-height="true" draw:auto-grow-width="false" fo:min-height="0.649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aster1-Standard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Standard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Standard-backgroundobjects">
      <style:graphic-properties draw:stroke="none" draw:fill="solid" draw:fill-color="#ffffff" draw:opacity="10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Standar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Stand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Standar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Standar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elfoli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elfolie-backgroundobjects">
      <style:graphic-properties draw:stroke="none" draw:fill="solid" draw:fill-color="#ffffff" draw:opacity="10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elfoli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1-title-Titelfol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1-title-Titelfol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el-und-Inhalt-backgroundobjects">
      <style:graphic-properties draw:stroke="none" draw:fill="solid" draw:fill-color="#ffffff" draw:opacity="10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el-und-Inha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Abschnitts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Abschnittsüberschrift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Abschnittsüberschrift-backgroundobjects">
      <style:graphic-properties draw:stroke="none" draw:fill="solid" draw:fill-color="#ffffff" draw:opacity="10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3-secHead-Abschnitts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3-secHead-Abschnitts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3-secHead-Abschnitts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3-secHead-Abschnitts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Zwei-Inhalt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4-twoObj-Zwei-Inhalte-backgroundobjects">
      <style:graphic-properties draw:stroke="none" draw:fill="solid" draw:fill-color="#ffffff" draw:opacity="10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4-twoObj-Zwei-Inhal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4-twoObj-Zwei-Inhal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4-twoObj-Zwei-Inhal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Vergleich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5-twoTxTwoObj-Vergleich-backgroundobjects">
      <style:graphic-properties draw:stroke="none" draw:fill="solid" draw:fill-color="#ffffff" draw:opacity="10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5-twoTxTwoObj-Vergleich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5-twoTxTwoObj-Vergleich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5-twoTxTwoObj-Vergleich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6-titleOnly-Nur-Tite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6-titleOnly-Nur-Titel-backgroundobjects">
      <style:graphic-properties draw:stroke="none" draw:fill="solid" draw:fill-color="#ffffff" draw:opacity="10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6-titleOnly-Nur-Tite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7-blank-Leer-backgroundobjects">
      <style:graphic-properties draw:stroke="none" draw:fill="solid" draw:fill-color="#ffffff" draw:opacity="10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7-blank-Le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8-objTx-Inhalt-mit-Überschrift-backgroundobjects">
      <style:graphic-properties draw:stroke="none" draw:fill="solid" draw:fill-color="#ffffff" draw:opacity="10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8-objTx-Inhalt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8-objTx-Inhalt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8-objTx-Inhalt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3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9-picTx-Bild-mit-Überschrift-backgroundobjects">
      <style:graphic-properties draw:stroke="none" draw:fill="solid" draw:fill-color="#ffffff" draw:opacity="10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9-picTx-Bild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8" style:family="presentation" style:parent-style-name="Master1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9" style:family="presentation" style:parent-style-name="Master1-Layout9-picTx-Bild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9-picTx-Bild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0-vertTx-Titel-und-vertikaler-Tex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73" style:family="presentation" style:parent-style-name="Master1-Layout10-vertTx-Titel-und-vertikaler-Text-backgroundobjects">
      <style:graphic-properties draw:stroke="none" draw:fill="solid" draw:fill-color="#ffffff" draw:opacity="10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1-Layout10-vertTx-Titel-und-vertikaler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5" style:family="presentation" style:parent-style-name="Master1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1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1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1-Layout11-vertTitleAndTx-Vertikaler-Titel-und-Text-title">
      <style:graphic-properties draw:stroke="none" draw:fill="none" draw:textarea-horizontal-align="center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79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80" style:family="presentation" style:parent-style-name="Master1-Layout11-vertTitleAndTx-Vertikaler-Titel-und-Text-backgroundobjects">
      <style:graphic-properties draw:stroke="none" draw:fill="solid" draw:fill-color="#ffffff" draw:opacity="10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1-Layout11-vertTitleAndTx-Vertikaler-Titel-u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1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1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1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2-Titelmaster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2-Titelmaster-outline1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2-Titelmast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2-Titelmast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2-Titelmast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2-Titelmast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1-title-Titelfoli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2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3" style:family="presentation" style:parent-style-name="Master2-Layout1-title-Titelfol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2-Layout1-title-Titelfoli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2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2-Layout1-title-Titelfol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Layout2-obj-Titel-und-Inha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2-Layout2-obj-Titel-und-Inhalt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9" style:family="presentation" style:parent-style-name="Master2-Layout2-obj-Titel-und-Inha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2-Layout2-obj-Titel-und-Inha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2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Layout2-obj-Titel-und-Inha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2-Layout3-secHead-Abschnitts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2-Layout3-secHead-Abschnittsüberschrift-outline1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05" style:family="presentation" style:parent-style-name="Master2-Layout3-secHead-Abschnitts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6" style:family="presentation" style:parent-style-name="Master2-Layout3-secHead-Abschnitts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3-secHead-Abschnitts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3-secHead-Abschnitts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2-Layout4-twoObj-Zwei-Inhalt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2-Layout4-twoObj-Zwei-Inhalte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1" style:family="presentation" style:parent-style-name="Master2-Layout4-twoObj-Zwei-Inhal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2" style:family="presentation" style:parent-style-name="Master2-Layout4-twoObj-Zwei-Inhal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3" style:family="presentation" style:parent-style-name="Master2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4" style:family="presentation" style:parent-style-name="Master2-Layout4-twoObj-Zwei-Inhal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2-Layout5-twoTxTwoObj-Vergleich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16" style:family="presentation" style:parent-style-name="Master2-Layout5-twoTxTwoObj-Vergleich-outline1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2-Layout5-twoTxTwoObj-Vergleich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8" style:family="presentation" style:parent-style-name="Master2-Layout5-twoTxTwoObj-Vergleich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2-Layout5-twoTxTwoObj-Vergleich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0" style:family="presentation" style:parent-style-name="Master2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1" style:family="presentation" style:parent-style-name="Master2-Layout5-twoTxTwoObj-Vergleich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2" style:family="presentation" style:parent-style-name="Master2-Layout6-titleOnly-Nur-Tite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23" style:family="presentation" style:parent-style-name="Master2-Layout6-titleOnly-Nur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6-titleOnly-Nur-Tite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5" style:family="presentation" style:parent-style-name="Master2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6" style:family="presentation" style:parent-style-name="Master2-Layout6-titleOnly-Nur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7" style:family="presentation" style:parent-style-name="Unternehmenspräsenta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8" style:family="presentation" style:parent-style-name="Unternehmenspräsenta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9" style:family="presentation" style:parent-style-name="Unternehmenspräsentation-backgroundobjects">
      <style:graphic-properties draw:stroke="none" draw:fill="none" draw:fill-color="#ffffff" draw:auto-grow-height="false" fo:min-height="1.449cm"/>
    </style:style>
    <style:style style:name="Mpr130" style:family="presentation" style:parent-style-name="Unternehmenspräsenta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1" style:family="presentation" style:parent-style-name="Unternehmenspräsenta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2" style:family="presentation" style:parent-style-name="Master2-Layout8-objTx-Inhalt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3" style:family="presentation" style:parent-style-name="Master2-Layout8-objTx-Inhalt-mit-Überschrift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4" style:family="presentation" style:parent-style-name="Master2-Layout8-objTx-Inhalt-mit-Überschrift-outline1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5" style:family="presentation" style:parent-style-name="Master2-Layout8-objTx-Inhalt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6" style:family="presentation" style:parent-style-name="Master2-Layout8-objTx-Inhalt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7" style:family="presentation" style:parent-style-name="Master2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8" style:family="presentation" style:parent-style-name="Master2-Layout8-objTx-Inhalt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9" style:family="presentation" style:parent-style-name="Master2-Layout9-picTx-Bild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40" style:family="presentation" style:parent-style-name="Master2-Layout9-picTx-Bild-mit-Überschrift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1" style:family="presentation" style:parent-style-name="Master2-Layout9-picTx-Bild-mit-Überschrift-outline1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2" style:family="presentation" style:parent-style-name="Master2-Layout9-picTx-Bild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3" style:family="presentation" style:parent-style-name="Master2-Layout9-picTx-Bild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4" style:family="presentation" style:parent-style-name="Master2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5" style:family="presentation" style:parent-style-name="Master2-Layout9-picTx-Bild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46" style:family="presentation" style:parent-style-name="Master2-Layout10-vertTx-Titel-und-vertikaler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7" style:family="presentation" style:parent-style-name="Master2-Layout10-vertTx-Titel-und-vertikaler-Text-outline1">
      <style:graphic-properties draw:stroke="none" draw:fill="none" draw:textarea-horizontal-align="right" draw:textarea-vertical-align="middle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48" style:family="presentation" style:parent-style-name="Master2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9" style:family="presentation" style:parent-style-name="Master2-Layout10-vertTx-Titel-und-vertikaler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50" style:family="presentation" style:parent-style-name="Master2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1" style:family="presentation" style:parent-style-name="Master2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2" style:family="presentation" style:parent-style-name="Master2-Layout11-vertTitleAndTx-Vertikaler-Titel-u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53" style:family="presentation" style:parent-style-name="Master2-Layout11-vertTitleAndTx-Vertikaler-Titel-und-Text-outline1">
      <style:graphic-properties draw:stroke="none" draw:fill="none" draw:textarea-horizontal-align="right" draw:textarea-vertical-align="middle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54" style:family="presentation" style:parent-style-name="Master2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5" style:family="presentation" style:parent-style-name="Master2-Layout11-vertTitleAndTx-Vertikaler-Titel-u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56" style:family="presentation" style:parent-style-name="Master2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7" style:family="presentation" style:parent-style-name="Master2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1.2cm" fo:margin-right="0cm" fo:margin-top="0cm" fo:margin-bottom="0.499cm" fo:line-height="100%" fo:text-indent="-0.9cm" style:punctuation-wrap="simple" style:writing-mode="lr-tb">
        <style:tab-stops/>
      </style:paragraph-properties>
    </style:style>
    <style:style style:name="MP5" style:family="paragraph">
      <style:paragraph-properties fo:margin-left="2.4cm" fo:margin-right="0cm" fo:margin-top="0cm" fo:margin-bottom="0.4cm" fo:line-height="100%" fo:text-indent="-0.9cm" style:punctuation-wrap="hanging">
        <style:tab-stops/>
      </style:paragraph-properties>
    </style:style>
    <style:style style:name="MP6" style:family="paragraph">
      <style:paragraph-properties fo:margin-left="3.6cm" fo:margin-right="0cm" fo:margin-top="0cm" fo:margin-bottom="0.3cm" fo:line-height="100%" fo:text-indent="-0.8cm" style:punctuation-wrap="hanging">
        <style:tab-stops/>
      </style:paragraph-properties>
    </style:style>
    <style:style style:name="MP7" style:family="paragraph">
      <style:paragraph-properties fo:margin-left="4.8cm" fo:margin-right="0cm" fo:margin-top="0cm" fo:margin-bottom="0.199cm" fo:line-height="100%" fo:text-indent="-0.6cm" style:punctuation-wrap="hanging">
        <style:tab-stops/>
      </style:paragraph-properties>
    </style:style>
    <style:style style:name="MP8" style:family="paragraph">
      <style:paragraph-properties fo:margin-left="6cm" fo:margin-right="0cm" fo:margin-top="0cm" fo:margin-bottom="0.101cm" fo:line-height="100%" fo:text-indent="-0.6cm" style:punctuation-wrap="hanging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13" style:family="paragraph">
      <style:paragraph-properties style:writing-mode="tb-rl" style:font-independent-line-spacing="true"/>
    </style:style>
    <style:style style:name="MP14" style:family="paragraph">
      <style:paragraph-properties fo:margin-left="1.2cm" fo:margin-right="0cm" fo:margin-top="0cm" fo:margin-bottom="0.499cm" fo:line-height="100%" fo:text-align="center" fo:text-indent="-0.9cm" style:punctuation-wrap="simple" style:writing-mode="lr-tb">
        <style:tab-stops/>
      </style:paragraph-properties>
    </style:style>
    <style:style style:name="MP15" style:family="paragraph">
      <style:paragraph-properties fo:margin-left="2.4cm" fo:margin-right="0cm" fo:margin-top="0cm" fo:margin-bottom="0.4cm" fo:line-height="100%" fo:text-align="center" fo:text-indent="-0.9cm" style:punctuation-wrap="simple" style:writing-mode="lr-tb">
        <style:tab-stops/>
      </style:paragraph-properties>
    </style:style>
    <style:style style:name="MP16" style:family="paragraph">
      <style:paragraph-properties fo:margin-left="3.6cm" fo:margin-right="0cm" fo:margin-top="0cm" fo:margin-bottom="0.3cm" fo:line-height="100%" fo:text-align="center" fo:text-indent="-0.8cm" style:punctuation-wrap="simple" style:writing-mode="lr-tb">
        <style:tab-stops/>
      </style:paragraph-properties>
    </style:style>
    <style:style style:name="MP17" style:family="paragraph">
      <style:paragraph-properties fo:margin-left="4.8cm" fo:margin-right="0cm" fo:margin-top="0cm" fo:margin-bottom="0.199cm" fo:line-height="100%" fo:text-align="center" fo:text-indent="-0.6cm" style:punctuation-wrap="simple" style:writing-mode="lr-tb">
        <style:tab-stops/>
      </style:paragraph-properties>
    </style:style>
    <style:style style:name="MP18" style:family="paragraph">
      <style:paragraph-properties fo:margin-left="6cm" fo:margin-right="0cm" fo:margin-top="0cm" fo:margin-bottom="0.101cm" fo:line-height="100%" fo:text-align="center" fo:text-indent="-0.6cm" style:punctuation-wrap="simple" style:writing-mode="lr-tb">
        <style:tab-stops/>
      </style:paragraph-properties>
    </style:style>
    <style:style style:name="MP19" style:family="paragraph">
      <style:paragraph-properties fo:text-align="end"/>
      <style:text-properties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color="#000000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14pt" style:font-style-asian="normal" style:font-weight-asian="normal" style:font-name-complex="Arial Unicode MS1" style:font-size-complex="14pt" style:font-style-complex="normal" style:font-weight-complex="normal"/>
    </style:style>
    <style:style style:name="MT2" style:family="text">
      <style:text-properties fo:color="#002c77" style:text-line-through-style="none" style:text-line-through-type="none" style:text-position="0% 100%" style:font-name="Arial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28pt" style:font-style-asian="normal" style:font-weight-asian="normal" style:font-name-complex="Arial Unicode MS1" style:font-size-complex="28pt" style:font-style-complex="normal" style:font-weight-complex="normal"/>
    </style:style>
    <style:style style:name="MT3" style:family="text">
      <style:text-properties fo:color="#002c77" style:text-line-through-style="none" style:text-line-through-type="none" style:text-position="0% 100%" style:font-name="Arial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24pt" style:font-style-asian="normal" style:font-weight-asian="normal" style:font-name-complex="Arial Unicode MS1" style:font-size-complex="24pt" style:font-style-complex="normal" style:font-weight-complex="normal"/>
    </style:style>
    <style:style style:name="MT4" style:family="text">
      <style:text-properties fo:color="#002c77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20pt" style:font-style-asian="normal" style:font-weight-asian="normal" style:font-name-complex="Arial Unicode MS1" style:font-size-complex="20pt" style:font-style-complex="normal" style:font-weight-complex="normal"/>
    </style:style>
    <style:style style:name="MT5" style:family="text">
      <style:text-properties fo:color="#002c77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18pt" style:font-style-asian="normal" style:font-weight-asian="normal" style:font-name-complex="Arial Unicode MS1" style:font-size-complex="18pt" style:font-style-complex="normal" style:font-weight-complex="normal"/>
    </style:style>
    <style:style style:name="MT6" style:family="text">
      <style:text-properties fo:color="#c4262e" style:text-line-through-style="none" style:text-line-through-type="none" style:text-position="0% 100%" style:font-name="Arial1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MT7" style:family="text">
      <style:text-properties fo:color="#000000" style:text-line-through-style="none" style:text-line-through-type="none" style:text-position="0% 100%" style:font-name="Times New Roman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MT8" style:family="text">
      <style:text-properties fo:color="#c4262e" style:text-line-through-style="none" style:text-line-through-type="none" style:text-position="0% 100%" style:font-name="Arial" fo:font-size="32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Arial Unicode MS1" style:font-size-asian="32pt" style:font-style-asian="normal" style:font-weight-asian="bold" style:font-name-complex="Arial Unicode MS1" style:font-size-complex="32pt" style:font-style-complex="normal" style:font-weight-complex="bold"/>
    </style:style>
    <style:style style:name="MT9" style:family="text">
      <style:text-properties fo:color="#898989" style:text-line-through-style="none" style:text-line-through-type="none" style:text-position="0% 100%" style:font-name="Arial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28pt" style:font-style-asian="normal" style:font-weight-asian="normal" style:font-name-complex="Arial Unicode MS1" style:font-size-complex="28pt" style:font-style-complex="normal" style:font-weight-complex="normal"/>
    </style:style>
    <style:style style:name="MT10" style:family="text">
      <style:text-properties fo:color="#c4262e" style:text-line-through-style="none" style:text-line-through-type="none" style:text-position="0% 100%" style:font-name="Arial" fo:font-size="4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Arial Unicode MS1" style:font-size-asian="40pt" style:font-style-asian="normal" style:font-weight-asian="bold" style:font-name-complex="Arial Unicode MS1" style:font-size-complex="40pt" style:font-style-complex="normal" style:font-weight-complex="bold"/>
    </style:style>
    <style:style style:name="MT11" style:family="text">
      <style:text-properties fo:color="#898989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20pt" style:font-style-asian="normal" style:font-weight-asian="normal" style:font-name-complex="Arial Unicode MS1" style:font-size-complex="20pt" style:font-style-complex="normal" style:font-weight-complex="normal"/>
    </style:style>
    <style:style style:name="MT12" style:family="text">
      <style:text-properties fo:color="#002c77" style:text-line-through-style="none" style:text-line-through-type="none" style:text-position="0% 100%" style:font-name="Arial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Arial Unicode MS1" style:font-size-asian="24pt" style:font-style-asian="normal" style:font-weight-asian="bold" style:font-name-complex="Arial Unicode MS1" style:font-size-complex="24pt" style:font-style-complex="normal" style:font-weight-complex="bold"/>
    </style:style>
    <style:style style:name="MT13" style:family="text">
      <style:text-properties fo:color="#002c77" style:text-line-through-style="none" style:text-line-through-type="none" style:text-position="0% 100%" style:font-name="Arial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16pt" style:font-style-asian="normal" style:font-weight-asian="normal" style:font-name-complex="Arial Unicode MS1" style:font-size-complex="16pt" style:font-style-complex="normal" style:font-weight-complex="normal"/>
    </style:style>
    <style:style style:name="MT14" style:family="text">
      <style:text-properties fo:color="#c4262e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Arial Unicode MS1" style:font-size-asian="20pt" style:font-style-asian="normal" style:font-weight-asian="bold" style:font-name-complex="Arial Unicode MS1" style:font-size-complex="20pt" style:font-style-complex="normal" style:font-weight-complex="bold"/>
    </style:style>
    <style:style style:name="MT15" style:family="text">
      <style:text-properties fo:color="#002c77" style:text-line-through-style="none" style:text-line-through-type="none" style:text-position="0% 100%" style:font-name="Arial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32pt" style:font-style-asian="normal" style:font-weight-asian="normal" style:font-name-complex="Arial Unicode MS1" style:font-size-complex="32pt" style:font-style-complex="normal" style:font-weight-complex="normal"/>
    </style:style>
    <style:style style:name="MT16" style:family="text">
      <style:text-properties fo:color="#002c77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14pt" style:font-style-asian="normal" style:font-weight-asian="normal" style:font-name-complex="Arial Unicode MS1" style:font-size-complex="14pt" style:font-style-complex="normal" style:font-weight-complex="normal"/>
    </style:style>
    <style:style style:name="MT17" style:family="text">
      <style:text-properties fo:color="#ffffff" style:text-line-through-style="none" style:text-line-through-type="none" style:text-position="0% 100%" style:font-name="Arial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32pt" style:font-style-asian="normal" style:font-weight-asian="normal" style:font-name-complex="Arial Unicode MS1" style:font-size-complex="32pt" style:font-style-complex="normal" style:font-weight-complex="normal"/>
    </style:style>
    <style:style style:name="MT18" style:family="text">
      <style:text-properties fo:color="#ffffff" style:text-line-through-style="none" style:text-line-through-type="none" style:text-position="0% 100%" style:font-name="Arial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28pt" style:font-style-asian="normal" style:font-weight-asian="normal" style:font-name-complex="Arial Unicode MS1" style:font-size-complex="28pt" style:font-style-complex="normal" style:font-weight-complex="normal"/>
    </style:style>
    <style:style style:name="MT19" style:family="text">
      <style:text-properties fo:color="#ffffff" style:text-line-through-style="none" style:text-line-through-type="none" style:text-position="0% 100%" style:font-name="Arial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24pt" style:font-style-asian="normal" style:font-weight-asian="normal" style:font-name-complex="Arial Unicode MS1" style:font-size-complex="24pt" style:font-style-complex="normal" style:font-weight-complex="normal"/>
    </style:style>
    <style:style style:name="MT20" style:family="text">
      <style:text-properties fo:color="#ffffff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20pt" style:font-style-asian="normal" style:font-weight-asian="normal" style:font-name-complex="Arial Unicode MS1" style:font-size-complex="20pt" style:font-style-complex="normal" style:font-weight-complex="normal"/>
    </style:style>
    <style:style style:name="MT21" style:family="text">
      <style:text-properties fo:color="#c4262e" style:text-line-through-style="none" style:text-line-through-type="none" style:text-position="0% 100%" style:font-name="Arial" fo:font-size="16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Arial Unicode MS1" style:font-size-asian="16pt" style:font-style-asian="normal" style:font-weight-asian="bold" style:font-name-complex="Arial Unicode MS1" style:font-size-complex="16pt" style:font-style-complex="normal" style:font-weight-complex="bold"/>
    </style:style>
    <style:style style:name="MT22" style:family="text">
      <style:text-properties fo:color="#c4262e" style:text-line-through-style="none" style:text-line-through-type="none" style:text-position="0% 100%" style:font-name="Arial" fo:font-size="36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Arial Unicode MS1" style:font-size-asian="36pt" style:font-style-asian="normal" style:font-weight-asian="bold" style:font-name-complex="Arial Unicode MS1" style:font-size-complex="36pt" style:font-style-complex="normal" style:font-weight-complex="bold"/>
    </style:style>
    <style:style style:name="MT23" style:family="text">
      <style:text-properties fo:color="#898989" style:text-line-through-style="none" style:text-line-through-type="none" style:text-position="0% 100%" style:font-name="Arial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32pt" style:font-style-asian="normal" style:font-weight-asian="normal" style:font-name-complex="Arial Unicode MS1" style:font-size-complex="32pt" style:font-style-complex="normal" style:font-weight-complex="normal"/>
    </style:style>
    <style:style style:name="MT24" style:family="text">
      <style:text-properties fo:color="#ffffff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18pt" style:font-style-asian="normal" style:font-weight-asian="normal" style:font-name-complex="Arial Unicode MS1" style:font-size-complex="18pt" style:font-style-complex="normal" style:font-weight-complex="normal"/>
    </style:style>
    <style:style style:name="MT25" style:family="text">
      <style:text-properties fo:color="#ffffff" style:text-line-through-style="none" style:text-line-through-type="none" style:text-position="0% 100%" style:font-name="Arial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Arial Unicode MS1" style:font-size-asian="24pt" style:font-style-asian="normal" style:font-weight-asian="bold" style:font-name-complex="Arial Unicode MS1" style:font-size-complex="24pt" style:font-style-complex="normal" style:font-weight-complex="bold"/>
    </style:style>
    <style:style style:name="MT26" style:family="text">
      <style:text-properties fo:color="#ffffff" style:text-line-through-style="none" style:text-line-through-type="none" style:text-position="0% 100%" style:font-name="Arial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16pt" style:font-style-asian="normal" style:font-weight-asian="normal" style:font-name-complex="Arial Unicode MS1" style:font-size-complex="16pt" style:font-style-complex="normal" style:font-weight-complex="normal"/>
    </style:style>
    <style:style style:name="MT27" style:family="text">
      <style:text-properties fo:font-size="14pt" style:font-size-asian="14pt" style:font-size-complex="14pt"/>
    </style:style>
    <style:style style:name="MT28" style:family="text">
      <style:text-properties fo:color="#ffffff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14pt" style:font-style-asian="normal" style:font-weight-asian="normal" style:font-name-complex="Arial Unicode MS1" style:font-size-complex="1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c4262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c4262e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fo:color="#c4262e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fo:color="#c4262e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fo:color="#c4262e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fo:color="#c4262e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fo:color="#c4262e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fo:color="#c4262e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fo:color="#c4262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–">
        <style:list-level-properties text:space-before="0.4cm" text:min-label-width="0.8cm"/>
        <style:text-properties fo:font-family="StarSymbol" fo:color="#c4262e" fo:font-size="7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c4262e" fo:font-size="7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c4262e" fo:font-size="75%"/>
      </text:list-level-style-bullet>
      <text:list-level-style-bullet text:level="4" text:bullet-char="–">
        <style:list-level-properties text:space-before="4cm" text:min-label-width="0.8cm"/>
        <style:text-properties fo:font-family="StarSymbol" fo:color="#c4262e" fo:font-size="75%"/>
      </text:list-level-style-bullet>
      <text:list-level-style-bullet text:level="5" text:bullet-char="–">
        <style:list-level-properties text:space-before="5.2cm" text:min-label-width="0.8cm"/>
        <style:text-properties fo:font-family="StarSymbol" fo:color="#c4262e" fo:font-size="75%"/>
      </text:list-level-style-bullet>
      <text:list-level-style-bullet text:level="6" text:bullet-char="–">
        <style:list-level-properties text:space-before="6.4cm" text:min-label-width="0.8cm"/>
        <style:text-properties fo:font-family="StarSymbol" fo:color="#c4262e" fo:font-size="75%"/>
      </text:list-level-style-bullet>
      <text:list-level-style-bullet text:level="7" text:bullet-char="–">
        <style:list-level-properties text:space-before="7.6cm" text:min-label-width="0.8cm"/>
        <style:text-properties fo:font-family="StarSymbol" fo:color="#c4262e" fo:font-size="75%"/>
      </text:list-level-style-bullet>
      <text:list-level-style-bullet text:level="8" text:bullet-char="–">
        <style:list-level-properties text:space-before="8.8cm" text:min-label-width="0.8cm"/>
        <style:text-properties fo:font-family="StarSymbol" fo:color="#c4262e" fo:font-size="75%"/>
      </text:list-level-style-bullet>
      <text:list-level-style-bullet text:level="9" text:bullet-char="–">
        <style:list-level-properties text:space-before="10cm" text:min-label-width="0.8cm"/>
        <style:text-properties fo:font-family="StarSymbol" fo:color="#c4262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6cm" text:min-label-width="0.6cm"/>
        <style:text-properties fo:font-family="StarSymbol" fo:color="#c4262e" fo:font-size="45%"/>
      </text:list-level-style-bullet>
      <text:list-level-style-bullet text:level="2" text:bullet-char="●">
        <style:list-level-properties text:space-before="1.8cm" text:min-label-width="0.6cm"/>
        <style:text-properties fo:font-family="StarSymbol" fo:color="#c4262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c4262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c4262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c4262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c4262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c4262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c4262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c4262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0.6cm" text:min-label-width="0.6cm"/>
        <style:text-properties fo:font-family="StarSymbol" fo:color="#c4262e" fo:font-size="75%"/>
      </text:list-level-style-bullet>
      <text:list-level-style-bullet text:level="2" text:bullet-char="–">
        <style:list-level-properties text:space-before="1.8cm" text:min-label-width="0.6cm"/>
        <style:text-properties fo:font-family="StarSymbol" fo:color="#c4262e" fo:font-size="75%"/>
      </text:list-level-style-bullet>
      <text:list-level-style-bullet text:level="3" text:bullet-char="–">
        <style:list-level-properties text:space-before="3cm" text:min-label-width="0.6cm"/>
        <style:text-properties fo:font-family="StarSymbol" fo:color="#c4262e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c4262e" fo:font-size="7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c4262e" fo:font-size="75%"/>
      </text:list-level-style-bullet>
      <text:list-level-style-bullet text:level="6" text:bullet-char="–">
        <style:list-level-properties text:space-before="6.6cm" text:min-label-width="0.6cm"/>
        <style:text-properties fo:font-family="StarSymbol" fo:color="#c4262e" fo:font-size="75%"/>
      </text:list-level-style-bullet>
      <text:list-level-style-bullet text:level="7" text:bullet-char="–">
        <style:list-level-properties text:space-before="7.8cm" text:min-label-width="0.6cm"/>
        <style:text-properties fo:font-family="StarSymbol" fo:color="#c4262e" fo:font-size="75%"/>
      </text:list-level-style-bullet>
      <text:list-level-style-bullet text:level="8" text:bullet-char="–">
        <style:list-level-properties text:space-before="9cm" text:min-label-width="0.6cm"/>
        <style:text-properties fo:font-family="StarSymbol" fo:color="#c4262e" fo:font-size="75%"/>
      </text:list-level-style-bullet>
      <text:list-level-style-bullet text:level="9" text:bullet-char="–">
        <style:list-level-properties text:space-before="10.2cm" text:min-label-width="0.6cm"/>
        <style:text-properties fo:font-family="StarSymbol" fo:color="#c4262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/>
        <style:text-properties fo:font-family="StarSymbol" style:use-window-font-color="true" fo:font-size="45%"/>
      </text:list-level-style-bullet>
      <text:list-level-style-bullet text:level="4" text:bullet-char="●">
        <style:list-level-properties/>
        <style:text-properties fo:font-family="StarSymbol" style:use-window-font-color="true" fo:font-size="45%"/>
      </text:list-level-style-bullet>
      <text:list-level-style-bullet text:level="5" text:bullet-char="●">
        <style:list-level-properties/>
        <style:text-properties fo:font-family="StarSymbol" style:use-window-font-color="true" fo:font-size="45%"/>
      </text:list-level-style-bullet>
      <text:list-level-style-bullet text:level="6" text:bullet-char="●">
        <style:list-level-properties/>
        <style:text-properties fo:font-family="StarSymbol" style:use-window-font-color="true" fo:font-size="45%"/>
      </text:list-level-style-bullet>
      <text:list-level-style-bullet text:level="7" text:bullet-char="●">
        <style:list-level-properties/>
        <style:text-properties fo:font-family="StarSymbol" style:use-window-font-color="true" fo:font-size="45%"/>
      </text:list-level-style-bullet>
      <text:list-level-style-bullet text:level="8" text:bullet-char="●">
        <style:list-level-properties/>
        <style:text-properties fo:font-family="StarSymbol" style:use-window-font-color="true" fo:font-size="45%"/>
      </text:list-level-style-bullet>
      <text:list-level-style-bullet text:level="9" text:bullet-char="●">
        <style:list-level-properties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fo:color="#ffffff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fo:color="#ffffff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fo:color="#ffffff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fo:color="#ffffff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fo:color="#ffffff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fo:color="#ffffff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–">
        <style:list-level-properties text:space-before="0.4cm" text:min-label-width="0.8cm"/>
        <style:text-properties fo:font-family="StarSymbol" fo:color="#ffffff" fo:font-size="7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–">
        <style:list-level-properties text:space-before="4cm" text:min-label-width="0.8cm"/>
        <style:text-properties fo:font-family="StarSymbol" fo:color="#ffffff" fo:font-size="75%"/>
      </text:list-level-style-bullet>
      <text:list-level-style-bullet text:level="5" text:bullet-char="–">
        <style:list-level-properties text:space-before="5.2cm" text:min-label-width="0.8cm"/>
        <style:text-properties fo:font-family="StarSymbol" fo:color="#ffffff" fo:font-size="75%"/>
      </text:list-level-style-bullet>
      <text:list-level-style-bullet text:level="6" text:bullet-char="–">
        <style:list-level-properties text:space-before="6.4cm" text:min-label-width="0.8cm"/>
        <style:text-properties fo:font-family="StarSymbol" fo:color="#ffffff" fo:font-size="75%"/>
      </text:list-level-style-bullet>
      <text:list-level-style-bullet text:level="7" text:bullet-char="–">
        <style:list-level-properties text:space-before="7.6cm" text:min-label-width="0.8cm"/>
        <style:text-properties fo:font-family="StarSymbol" fo:color="#ffffff" fo:font-size="75%"/>
      </text:list-level-style-bullet>
      <text:list-level-style-bullet text:level="8" text:bullet-char="–">
        <style:list-level-properties text:space-before="8.8cm" text:min-label-width="0.8cm"/>
        <style:text-properties fo:font-family="StarSymbol" fo:color="#ffffff" fo:font-size="75%"/>
      </text:list-level-style-bullet>
      <text:list-level-style-bullet text:level="9" text:bullet-char="–">
        <style:list-level-properties text:space-before="10cm" text:min-label-width="0.8cm"/>
        <style:text-properties fo:font-family="StarSymbol" fo:color="#ffffff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–">
        <style:list-level-properties text:space-before="0.6cm" text:min-label-width="0.6cm"/>
        <style:text-properties fo:font-family="StarSymbol" fo:color="#ffffff" fo:font-size="75%"/>
      </text:list-level-style-bullet>
      <text:list-level-style-bullet text:level="2" text:bullet-char="–">
        <style:list-level-properties text:space-before="1.8cm" text:min-label-width="0.6cm"/>
        <style:text-properties fo:font-family="StarSymbol" fo:color="#ffffff" fo:font-size="75%"/>
      </text:list-level-style-bullet>
      <text:list-level-style-bullet text:level="3" text:bullet-char="–">
        <style:list-level-properties text:space-before="3cm" text:min-label-width="0.6cm"/>
        <style:text-properties fo:font-family="StarSymbol" fo:color="#ffffff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–">
        <style:list-level-properties text:space-before="6.6cm" text:min-label-width="0.6cm"/>
        <style:text-properties fo:font-family="StarSymbol" fo:color="#ffffff" fo:font-size="75%"/>
      </text:list-level-style-bullet>
      <text:list-level-style-bullet text:level="7" text:bullet-char="–">
        <style:list-level-properties text:space-before="7.8cm" text:min-label-width="0.6cm"/>
        <style:text-properties fo:font-family="StarSymbol" fo:color="#ffffff" fo:font-size="75%"/>
      </text:list-level-style-bullet>
      <text:list-level-style-bullet text:level="8" text:bullet-char="–">
        <style:list-level-properties text:space-before="9cm" text:min-label-width="0.6cm"/>
        <style:text-properties fo:font-family="StarSymbol" fo:color="#ffffff" fo:font-size="75%"/>
      </text:list-level-style-bullet>
      <text:list-level-style-bullet text:level="9" text:bullet-char="–">
        <style:list-level-properties text:space-before="10.2cm" text:min-label-width="0.6cm"/>
        <style:text-properties fo:font-family="StarSymbol" fo:color="#ffffff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">
      <draw:frame draw:name="Kopfzeilenplatzhalt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umsplatzhalt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ußzeilenplatzhalt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Foliennummernplatzhalt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2cm"/>
      <draw:page-thumbnail draw:layer="backgroundobjects" svg:width="8.612cm" svg:height="6.456cm" svg:x="10.918cm" svg:y="11.62cm"/>
      <draw:page-thumbnail draw:layer="backgroundobjects" svg:width="8.612cm" svg:height="6.456cm" svg:x="1.468cm" svg:y="20.232cm"/>
      <draw:page-thumbnail draw:layer="backgroundobjects" svg:width="8.612cm" svg:height="6.456cm" svg:x="10.918cm" svg:y="20.232cm"/>
    </style:handout-master>
    <style:master-page style:name="Master1-Standard" style:page-layout-name="PM1" draw:style-name="Mdp1">
      <draw:frame draw:name="Titelplatzhalter 1" presentation:style-name="Mpr1" draw:text-style-name="MP3" draw:layer="backgroundobjects" svg:width="22cm" svg:height="3cm" svg:x="1cm" svg:y="1cm" presentation:class="title">
        <draw:text-box>
          <text:p/>
        </draw:text-box>
      </draw:frame>
      <draw:frame draw:name="Textplatzhalter 2" presentation:style-name="Mpr2" draw:text-style-name="MP3" draw:layer="backgroundobjects" svg:width="26cm" svg:height="14cm" svg:x="1cm" svg:y="4.5cm" presentation:class="outline">
        <draw:text-box>
          <text:list text:style-name="ML2">
            <text:list-item>
              <text:p text:style-name="MP4"><text:span text:style-name="MT2">Textmasterformate durch Klicken bearbeiten</text:span></text:p>
              <text:list>
                <text:list-item>
                  <text:p text:style-name="MP5"><text:span text:style-name="MT3">Zweite Ebene</text:span></text:p>
                </text:list-item>
              </text:list>
            </text:list-item>
          </text:list>
          <text:list text:style-name="ML3">
            <text:list-item>
              <text:list>
                <text:list-item>
                  <text:list>
                    <text:list-item>
                      <text:p text:style-name="MP6"><text:span text:style-name="MT3">Dritte Ebene</text:span></text:p>
                    </text:list-item>
                  </text:list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3" draw:text-style-name="MP3" draw:layer="backgroundobjects" svg:width="20cm" svg:height="0.669cm" svg:x="1cm" svg:y="20.031cm" presentation:class="footer">
        <draw:text-box>
          <text:p/>
        </draw:text-box>
      </draw:frame>
      <draw:frame draw:name="Foliennummernplatzhalter 4" presentation:style-name="Mpr4" draw:text-style-name="MP3" draw:layer="backgroundobjects" svg:width="2cm" svg:height="0.669cm" svg:x="24.5cm" svg:y="20.031cm" presentation:class="page-number">
        <draw:text-box>
          <text:p text:style-name="MP9"><text:span text:style-name="MT6"><text:page-number>&lt;number&gt;</text:page-number></text:span></text:p>
        </draw:text-box>
      </draw:frame>
      <draw:custom-shape draw:name="Rechteck 5" draw:style-name="Mgr3" draw:text-style-name="MP3" draw:layer="backgroundobjects" svg:width="28cm" svg:height="0.3cm" svg:x="0cm" svg:y="0cm">
        <text:p/>
        <draw:enhanced-geometry svg:viewBox="0 0 21600 21600" draw:type="non-primitive" draw:enhanced-path="M 0 0 L 21600 0 21600 21600 0 21600 Z N"/>
      </draw:custom-shape>
      <draw:custom-shape draw:name="Rechteck 6" draw:style-name="Mgr4" draw:text-style-name="MP3" draw:layer="backgroundobjects" svg:width="28cm" svg:height="0.3cm" svg:x="0cm" svg:y="0cm">
        <text:p/>
        <draw:enhanced-geometry svg:viewBox="0 0 21600 21600" draw:type="non-primitive" draw:enhanced-path="M 0 0 L 21600 0 21600 21600 0 21600 Z N"/>
      </draw:custom-shape>
      <draw:custom-shape draw:name="Rechteck 7" draw:style-name="Mgr4" draw:text-style-name="MP3" draw:layer="backgroundobjects" svg:width="2cm" svg:height="0.3cm" svg:x="24.5cm" svg:y="19.5cm">
        <text:p/>
        <draw:enhanced-geometry svg:viewBox="0 0 21600 21600" draw:type="non-primitive" draw:enhanced-path="M 0 0 L 21600 0 21600 21600 0 21600 Z N"/>
      </draw:custom-shape>
      <draw:custom-shape draw:name="Gerade Verbindung 8" draw:style-name="Mgr5" draw:text-style-name="MP3" draw:layer="backgroundobjects" svg:width="28cm" svg:height="0.001cm" svg:x="0cm" svg:y="19.5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Grafik 9" draw:style-name="Mgr6" draw:layer="backgroundobjects" svg:width="3.008cm" svg:height="0.97cm" svg:x="24cm" svg:y="1cm">
        <draw:image xlink:href="Pictures/image4.wmf" xlink:type="simple" xlink:show="embed" xlink:actuate="onLoad">
          <text:p/>
        </draw:image>
      </draw:frame>
      <presentation:notes style:page-layout-name="PM0">
        <draw:page-thumbnail draw:name="Folienbildplatzhalter 1" presentation:style-name="Master1-Standard-title" draw:layer="backgroundobjects" svg:width="14.848cm" svg:height="11.136cm" svg:x="3.075cm" svg:y="2.257cm" presentation:class="page"/>
        <draw:frame draw:name="Notizenplatzhalter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-title-Titelfolie" style:page-layout-name="PM1" draw:style-name="Mdp1">
      <draw:custom-shape draw:name="Rechteck 5" draw:style-name="Mgr3" draw:text-style-name="MP3" draw:layer="Master1-bg" svg:width="28cm" svg:height="0.3cm" svg:x="0cm" svg:y="0cm">
        <text:p/>
        <draw:enhanced-geometry svg:viewBox="0 0 21600 21600" draw:type="non-primitive" draw:enhanced-path="M 0 0 L 21600 0 21600 21600 0 21600 Z N"/>
      </draw:custom-shape>
      <draw:custom-shape draw:name="Rechteck 6" draw:style-name="Mgr4" draw:text-style-name="MP3" draw:layer="Master1-bg" svg:width="28cm" svg:height="0.3cm" svg:x="0cm" svg:y="0cm">
        <text:p/>
        <draw:enhanced-geometry svg:viewBox="0 0 21600 21600" draw:type="non-primitive" draw:enhanced-path="M 0 0 L 21600 0 21600 21600 0 21600 Z N"/>
      </draw:custom-shape>
      <draw:custom-shape draw:name="Rechteck 7" draw:style-name="Mgr4" draw:text-style-name="MP3" draw:layer="Master1-bg" svg:width="2cm" svg:height="0.3cm" svg:x="24.5cm" svg:y="19.5cm">
        <text:p/>
        <draw:enhanced-geometry svg:viewBox="0 0 21600 21600" draw:type="non-primitive" draw:enhanced-path="M 0 0 L 21600 0 21600 21600 0 21600 Z N"/>
      </draw:custom-shape>
      <draw:custom-shape draw:name="Gerade Verbindung 8" draw:style-name="Mgr5" draw:text-style-name="MP3" draw:layer="Master1-bg" svg:width="28cm" svg:height="0.001cm" svg:x="0cm" svg:y="19.5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Grafik 9" draw:style-name="Mgr6" draw:layer="Master1-bg" svg:width="3.008cm" svg:height="0.97cm" svg:x="24cm" svg:y="1cm">
        <draw:image xlink:href="Pictures/image4.wmf" xlink:type="simple" xlink:show="embed" xlink:actuate="onLoad">
          <text:p/>
        </draw:image>
      </draw:frame>
      <draw:frame draw:name="Titel 1" presentation:style-name="Mpr8" draw:text-style-name="MP3" draw:layer="backgroundobjects" svg:width="23.804cm" svg:height="4.502cm" svg:x="2.099cm" svg:y="6.522cm" presentation:class="title">
        <draw:text-box>
          <text:list text:style-name="ML7">
            <text:list-item>
              <text:p text:style-name="MP10"><text:span text:style-name="MT8">Titelmasterformat durch Klicken bearbeiten</text:span></text:p>
            </text:list-item>
          </text:list>
        </draw:text-box>
      </draw:frame>
      <draw:frame draw:name="Untertitel 2" presentation:style-name="Mpr9" draw:text-style-name="MP3" draw:layer="backgroundobjects" svg:width="19.601cm" svg:height="5.367cm" svg:x="4.202cm" svg:y="11.897cm" presentation:class="subtitle">
        <draw:text-box>
          <text:p text:style-name="MP11"><text:span text:style-name="MT9">Formatvorlage des Untertitelmasters durch Klicken bearbeiten</text:span></text:p>
        </draw:text-box>
      </draw:frame>
      <draw:frame draw:name="Fußzeilenplatzhalter 3" presentation:style-name="Mpr10" draw:text-style-name="MP3" draw:layer="backgroundobjects" svg:width="20cm" svg:height="0.669cm" svg:x="1cm" svg:y="20.031cm" presentation:class="footer">
        <draw:text-box>
          <text:p/>
        </draw:text-box>
      </draw:frame>
      <draw:frame draw:name="Foliennummernplatzhalter 4" presentation:style-name="Mpr11" draw:text-style-name="MP3" draw:layer="backgroundobjects" svg:width="2cm" svg:height="0.669cm" svg:x="24.5cm" svg:y="20.031cm" presentation:class="page-number">
        <draw:text-box>
          <text:p text:style-name="MP9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1-title-Titelfolie-title" draw:layer="backgroundobjects" svg:width="14.848cm" svg:height="11.136cm" svg:x="3.075cm" svg:y="2.257cm" presentation:class="page"/>
        <draw:frame draw:name="Notizenplatzhalter 2" presentation:style-name="Mpr1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4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draw:custom-shape draw:name="Rechteck 5" draw:style-name="Mgr3" draw:text-style-name="MP3" draw:layer="Master1-bg" svg:width="28cm" svg:height="0.3cm" svg:x="0cm" svg:y="0cm">
        <text:p/>
        <draw:enhanced-geometry svg:viewBox="0 0 21600 21600" draw:type="non-primitive" draw:enhanced-path="M 0 0 L 21600 0 21600 21600 0 21600 Z N"/>
      </draw:custom-shape>
      <draw:custom-shape draw:name="Rechteck 6" draw:style-name="Mgr4" draw:text-style-name="MP3" draw:layer="Master1-bg" svg:width="28cm" svg:height="0.3cm" svg:x="0cm" svg:y="0cm">
        <text:p/>
        <draw:enhanced-geometry svg:viewBox="0 0 21600 21600" draw:type="non-primitive" draw:enhanced-path="M 0 0 L 21600 0 21600 21600 0 21600 Z N"/>
      </draw:custom-shape>
      <draw:custom-shape draw:name="Rechteck 7" draw:style-name="Mgr4" draw:text-style-name="MP3" draw:layer="Master1-bg" svg:width="2cm" svg:height="0.3cm" svg:x="24.5cm" svg:y="19.5cm">
        <text:p/>
        <draw:enhanced-geometry svg:viewBox="0 0 21600 21600" draw:type="non-primitive" draw:enhanced-path="M 0 0 L 21600 0 21600 21600 0 21600 Z N"/>
      </draw:custom-shape>
      <draw:custom-shape draw:name="Gerade Verbindung 8" draw:style-name="Mgr5" draw:text-style-name="MP3" draw:layer="Master1-bg" svg:width="28cm" svg:height="0.001cm" svg:x="0cm" svg:y="19.5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Grafik 9" draw:style-name="Mgr6" draw:layer="Master1-bg" svg:width="3.008cm" svg:height="0.97cm" svg:x="24cm" svg:y="1cm">
        <draw:image xlink:href="Pictures/image4.wmf" xlink:type="simple" xlink:show="embed" xlink:actuate="onLoad">
          <text:p/>
        </draw:image>
      </draw:frame>
      <draw:frame draw:name="Titel 1" presentation:style-name="Mpr15" draw:text-style-name="MP3" draw:layer="backgroundobjects" svg:width="22cm" svg:height="3cm" svg:x="1cm" svg:y="1cm" presentation:class="title">
        <draw:text-box>
          <text:list text:style-name="ML7">
            <text:list-item>
              <text:p text:style-name="MP10"><text:span text:style-name="MT8">Titelmasterformat durch Klicken bearbeiten</text:span></text:p>
            </text:list-item>
          </text:list>
        </draw:text-box>
      </draw:frame>
      <draw:frame draw:name="Inhaltsplatzhalter 2" presentation:style-name="Mpr16" draw:text-style-name="MP3" draw:layer="backgroundobjects" svg:width="26cm" svg:height="14cm" svg:x="1cm" svg:y="4.5cm" presentation:class="title">
        <draw:text-box>
          <text:list text:style-name="ML2">
            <text:list-item>
              <text:p text:style-name="MP4"><text:span text:style-name="MT2">Textmasterformate durch Klicken bearbeiten</text:span><text:span text:style-name="MT2"><text:line-break/></text:span><text:span text:style-name="MT3">Zweite Ebene</text:span><text:span text:style-name="MT3"><text:line-break/></text:span><text:span text:style-name="MT3">Dritte Ebene</text:span><text:span text:style-name="MT3"><text:line-break/></text:span><text:span text:style-name="MT4">Vierte Ebene</text:span><text:span text:style-name="MT4"><text:line-break/></text:span><text:span text:style-name="MT5">Fünfte Ebene</text:span></text:p>
            </text:list-item>
          </text:list>
        </draw:text-box>
      </draw:frame>
      <draw:frame draw:name="Fußzeilenplatzhalter 3" presentation:style-name="Mpr17" draw:text-style-name="MP3" draw:layer="backgroundobjects" svg:width="20cm" svg:height="0.669cm" svg:x="1cm" svg:y="20.031cm" presentation:class="footer">
        <draw:text-box>
          <text:p/>
        </draw:text-box>
      </draw:frame>
      <draw:frame draw:name="Foliennummernplatzhalter 4" presentation:style-name="Mpr18" draw:text-style-name="MP3" draw:layer="backgroundobjects" svg:width="2cm" svg:height="0.669cm" svg:x="24.5cm" svg:y="20.031cm" presentation:class="page-number">
        <draw:text-box>
          <text:p text:style-name="MP9"><text:span text:style-name="MT6"><text:page-number>&lt;number&gt;</text:page-number></text:span></text:p>
        </draw:text-box>
      </draw:frame>
      <draw:frame presentation:style-name="Master1-Layout2-obj-Titel-und-Inhalt-outline1" draw:layer="backgroundobjects" svg:width="25.2cm" svg:height="12.179cm" svg:x="1.4cm" svg:y="4.913cm" presentation:class="outline" presentation:placeholder="true">
        <draw:text-box/>
      </draw:frame>
      <presentation:notes style:page-layout-name="PM0">
        <draw:page-thumbnail draw:name="Folienbildplatzhalter 1" presentation:style-name="Master1-Layout2-obj-Titel-und-Inhalt-title" draw:layer="backgroundobjects" svg:width="14.848cm" svg:height="11.136cm" svg:x="3.075cm" svg:y="2.257cm" presentation:class="page"/>
        <draw:frame draw:name="Notizenplatzhalter 2" presentation:style-name="Mpr1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21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21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3-secHead-Abschnittsüberschrift" style:page-layout-name="PM1" draw:style-name="Mdp1">
      <draw:custom-shape draw:name="Rechteck 5" draw:style-name="Mgr3" draw:text-style-name="MP3" draw:layer="Master1-bg" svg:width="28cm" svg:height="0.3cm" svg:x="0cm" svg:y="0cm">
        <text:p/>
        <draw:enhanced-geometry svg:viewBox="0 0 21600 21600" draw:type="non-primitive" draw:enhanced-path="M 0 0 L 21600 0 21600 21600 0 21600 Z N"/>
      </draw:custom-shape>
      <draw:custom-shape draw:name="Rechteck 6" draw:style-name="Mgr4" draw:text-style-name="MP3" draw:layer="Master1-bg" svg:width="28cm" svg:height="0.3cm" svg:x="0cm" svg:y="0cm">
        <text:p/>
        <draw:enhanced-geometry svg:viewBox="0 0 21600 21600" draw:type="non-primitive" draw:enhanced-path="M 0 0 L 21600 0 21600 21600 0 21600 Z N"/>
      </draw:custom-shape>
      <draw:custom-shape draw:name="Rechteck 7" draw:style-name="Mgr4" draw:text-style-name="MP3" draw:layer="Master1-bg" svg:width="2cm" svg:height="0.3cm" svg:x="24.5cm" svg:y="19.5cm">
        <text:p/>
        <draw:enhanced-geometry svg:viewBox="0 0 21600 21600" draw:type="non-primitive" draw:enhanced-path="M 0 0 L 21600 0 21600 21600 0 21600 Z N"/>
      </draw:custom-shape>
      <draw:custom-shape draw:name="Gerade Verbindung 8" draw:style-name="Mgr5" draw:text-style-name="MP3" draw:layer="Master1-bg" svg:width="28cm" svg:height="0.001cm" svg:x="0cm" svg:y="19.5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Grafik 9" draw:style-name="Mgr6" draw:layer="Master1-bg" svg:width="3.008cm" svg:height="0.97cm" svg:x="24cm" svg:y="1cm">
        <draw:image xlink:href="Pictures/image4.wmf" xlink:type="simple" xlink:show="embed" xlink:actuate="onLoad">
          <text:p/>
        </draw:image>
      </draw:frame>
      <draw:frame draw:name="Titel 1" presentation:style-name="Mpr22" draw:text-style-name="MP3" draw:layer="backgroundobjects" svg:width="23.799cm" svg:height="4.172cm" svg:x="2.214cm" svg:y="13.494cm" presentation:class="title">
        <draw:text-box>
          <text:list text:style-name="ML7">
            <text:list-item>
              <text:p text:style-name="MP10"><text:span text:style-name="MT10">Titelmasterformat durch Klicken bearbeiten</text:span></text:p>
            </text:list-item>
          </text:list>
        </draw:text-box>
      </draw:frame>
      <draw:frame draw:name="Textplatzhalter 2" presentation:style-name="Mpr23" draw:text-style-name="MP3" draw:layer="backgroundobjects" svg:width="23.799cm" svg:height="4.595cm" svg:x="2.214cm" svg:y="8.899cm" presentation:class="outline">
        <draw:text-box>
          <text:list text:style-name="ML8">
            <text:list-item>
              <text:p text:style-name="MP12"><text:span text:style-name="MT11">Textmasterformate durch Klicken bearbeiten</text:span></text:p>
            </text:list-item>
          </text:list>
        </draw:text-box>
      </draw:frame>
      <draw:frame draw:name="Fußzeilenplatzhalter 3" presentation:style-name="Mpr24" draw:text-style-name="MP3" draw:layer="backgroundobjects" svg:width="20cm" svg:height="0.669cm" svg:x="1cm" svg:y="20.031cm" presentation:class="footer">
        <draw:text-box>
          <text:p/>
        </draw:text-box>
      </draw:frame>
      <draw:frame draw:name="Foliennummernplatzhalter 4" presentation:style-name="Mpr25" draw:text-style-name="MP3" draw:layer="backgroundobjects" svg:width="2cm" svg:height="0.669cm" svg:x="24.5cm" svg:y="20.031cm" presentation:class="page-number">
        <draw:text-box>
          <text:p text:style-name="MP9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3-secHead-Abschnittsüberschrift-title" draw:layer="backgroundobjects" svg:width="14.848cm" svg:height="11.136cm" svg:x="3.075cm" svg:y="2.257cm" presentation:class="page"/>
        <draw:frame draw:name="Notizenplatzhalter 2" presentation:style-name="Mpr2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2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28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4-twoObj-Zwei-Inhalte" style:page-layout-name="PM1" draw:style-name="Mdp1">
      <draw:custom-shape draw:name="Rechteck 6" draw:style-name="Mgr3" draw:text-style-name="MP3" draw:layer="Master1-bg" svg:width="28cm" svg:height="0.3cm" svg:x="0cm" svg:y="0cm">
        <text:p/>
        <draw:enhanced-geometry svg:viewBox="0 0 21600 21600" draw:type="non-primitive" draw:enhanced-path="M 0 0 L 21600 0 21600 21600 0 21600 Z N"/>
      </draw:custom-shape>
      <draw:custom-shape draw:name="Rechteck 7" draw:style-name="Mgr4" draw:text-style-name="MP3" draw:layer="Master1-bg" svg:width="28cm" svg:height="0.3cm" svg:x="0cm" svg:y="0cm">
        <text:p/>
        <draw:enhanced-geometry svg:viewBox="0 0 21600 21600" draw:type="non-primitive" draw:enhanced-path="M 0 0 L 21600 0 21600 21600 0 21600 Z N"/>
      </draw:custom-shape>
      <draw:custom-shape draw:name="Rechteck 8" draw:style-name="Mgr4" draw:text-style-name="MP3" draw:layer="Master1-bg" svg:width="2cm" svg:height="0.3cm" svg:x="24.5cm" svg:y="19.5cm">
        <text:p/>
        <draw:enhanced-geometry svg:viewBox="0 0 21600 21600" draw:type="non-primitive" draw:enhanced-path="M 0 0 L 21600 0 21600 21600 0 21600 Z N"/>
      </draw:custom-shape>
      <draw:custom-shape draw:name="Gerade Verbindung 9" draw:style-name="Mgr5" draw:text-style-name="MP3" draw:layer="Master1-bg" svg:width="28cm" svg:height="0.001cm" svg:x="0cm" svg:y="19.5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Grafik 10" draw:style-name="Mgr6" draw:layer="Master1-bg" svg:width="3.008cm" svg:height="0.97cm" svg:x="24cm" svg:y="1cm">
        <draw:image xlink:href="Pictures/image4.wmf" xlink:type="simple" xlink:show="embed" xlink:actuate="onLoad">
          <text:p/>
        </draw:image>
      </draw:frame>
      <draw:frame draw:name="Titel 1" presentation:style-name="Mpr29" draw:text-style-name="MP3" draw:layer="backgroundobjects" svg:width="22cm" svg:height="3cm" svg:x="1cm" svg:y="1cm" presentation:class="title">
        <draw:text-box>
          <text:list text:style-name="ML7">
            <text:list-item>
              <text:p text:style-name="MP10"><text:span text:style-name="MT8">Titelmasterformat durch Klicken bearbeiten</text:span></text:p>
            </text:list-item>
          </text:list>
        </draw:text-box>
      </draw:frame>
      <draw:frame draw:name="Inhaltsplatzhalter 2" presentation:style-name="Mpr30" draw:text-style-name="MP3" draw:layer="backgroundobjects" svg:width="12.788cm" svg:height="14.001cm" svg:x="1.001cm" svg:y="4.498cm" presentation:class="title">
        <draw:text-box>
          <text:list text:style-name="ML2">
            <text:list-item>
              <text:p text:style-name="MP4"><text:span text:style-name="MT2">Textmasterformate durch Klicken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    </text:list-item>
          </text:list>
        </draw:text-box>
      </draw:frame>
      <draw:frame draw:name="Inhaltsplatzhalter 3" presentation:style-name="Mpr30" draw:text-style-name="MP3" draw:layer="backgroundobjects" svg:width="12.788cm" svg:height="14.001cm" svg:x="14.213cm" svg:y="4.498cm" presentation:class="title">
        <draw:text-box>
          <text:list text:style-name="ML2">
            <text:list-item>
              <text:p text:style-name="MP4"><text:span text:style-name="MT2">Textmasterformate durch Klicken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    </text:list-item>
          </text:list>
        </draw:text-box>
      </draw:frame>
      <draw:frame draw:name="Fußzeilenplatzhalter 4" presentation:style-name="Mpr31" draw:text-style-name="MP3" draw:layer="backgroundobjects" svg:width="20cm" svg:height="0.669cm" svg:x="1cm" svg:y="20.031cm" presentation:class="footer">
        <draw:text-box>
          <text:p/>
        </draw:text-box>
      </draw:frame>
      <draw:frame draw:name="Foliennummernplatzhalter 5" presentation:style-name="Mpr32" draw:text-style-name="MP3" draw:layer="backgroundobjects" svg:width="2cm" svg:height="0.669cm" svg:x="24.5cm" svg:y="20.031cm" presentation:class="page-number">
        <draw:text-box>
          <text:p text:style-name="MP9"><text:span text:style-name="MT6"><text:page-number>&lt;number&gt;</text:page-number></text:span></text:p>
        </draw:text-box>
      </draw:frame>
      <draw:frame presentation:style-name="Master1-Layout4-twoObj-Zwei-Inhalte-outline1" draw:layer="backgroundobjects" svg:width="25.2cm" svg:height="12.179cm" svg:x="3.3cm" svg:y="13cm" presentation:class="outline" presentation:placeholder="true">
        <draw:text-box/>
      </draw:frame>
      <presentation:notes style:page-layout-name="PM0">
        <draw:page-thumbnail draw:name="Folienbildplatzhalter 1" presentation:style-name="Master1-Layout4-twoObj-Zwei-Inhalte-title" draw:layer="backgroundobjects" svg:width="14.848cm" svg:height="11.136cm" svg:x="3.075cm" svg:y="2.257cm" presentation:class="page"/>
        <draw:frame draw:name="Notizenplatzhalter 2" presentation:style-name="Mpr3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5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5-twoTxTwoObj-Vergleich" style:page-layout-name="PM1" draw:style-name="Mdp1">
      <draw:custom-shape draw:name="Rechteck 8" draw:style-name="Mgr3" draw:text-style-name="MP3" draw:layer="Master1-bg" svg:width="28cm" svg:height="0.3cm" svg:x="0cm" svg:y="0cm">
        <text:p/>
        <draw:enhanced-geometry svg:viewBox="0 0 21600 21600" draw:type="non-primitive" draw:enhanced-path="M 0 0 L 21600 0 21600 21600 0 21600 Z N"/>
      </draw:custom-shape>
      <draw:custom-shape draw:name="Rechteck 9" draw:style-name="Mgr4" draw:text-style-name="MP3" draw:layer="Master1-bg" svg:width="28cm" svg:height="0.3cm" svg:x="0cm" svg:y="0cm">
        <text:p/>
        <draw:enhanced-geometry svg:viewBox="0 0 21600 21600" draw:type="non-primitive" draw:enhanced-path="M 0 0 L 21600 0 21600 21600 0 21600 Z N"/>
      </draw:custom-shape>
      <draw:custom-shape draw:name="Rechteck 10" draw:style-name="Mgr4" draw:text-style-name="MP3" draw:layer="Master1-bg" svg:width="2cm" svg:height="0.3cm" svg:x="24.5cm" svg:y="19.5cm">
        <text:p/>
        <draw:enhanced-geometry svg:viewBox="0 0 21600 21600" draw:type="non-primitive" draw:enhanced-path="M 0 0 L 21600 0 21600 21600 0 21600 Z N"/>
      </draw:custom-shape>
      <draw:custom-shape draw:name="Gerade Verbindung 11" draw:style-name="Mgr5" draw:text-style-name="MP3" draw:layer="Master1-bg" svg:width="28cm" svg:height="0.001cm" svg:x="0cm" svg:y="19.5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Grafik 12" draw:style-name="Mgr6" draw:layer="Master1-bg" svg:width="3.008cm" svg:height="0.97cm" svg:x="24cm" svg:y="1cm">
        <draw:image xlink:href="Pictures/image4.wmf" xlink:type="simple" xlink:show="embed" xlink:actuate="onLoad">
          <text:p/>
        </draw:image>
      </draw:frame>
      <draw:frame draw:name="Titel 1" presentation:style-name="Mpr36" draw:text-style-name="MP3" draw:layer="backgroundobjects" svg:width="25.202cm" svg:height="3.497cm" svg:x="1.402cm" svg:y="0.842cm" presentation:class="title">
        <draw:text-box>
          <text:list text:style-name="ML7">
            <text:list-item>
              <text:p text:style-name="MP10"><text:span text:style-name="MT8">Titelmasterformat durch Klicken bearbeiten</text:span></text:p>
            </text:list-item>
          </text:list>
        </draw:text-box>
      </draw:frame>
      <draw:frame draw:name="Textplatzhalter 2" presentation:style-name="Mpr37" draw:text-style-name="MP3" draw:layer="backgroundobjects" svg:width="12.369cm" svg:height="1.958cm" svg:x="1.402cm" svg:y="4.701cm" presentation:class="outline">
        <draw:text-box>
          <text:list text:style-name="ML8">
            <text:list-item>
              <text:p text:style-name="MP12"><text:span text:style-name="MT12">Textmasterformate durch Klicken bearbeiten</text:span></text:p>
            </text:list-item>
          </text:list>
        </draw:text-box>
      </draw:frame>
      <draw:frame draw:name="Inhaltsplatzhalter 3" presentation:style-name="Mpr38" draw:text-style-name="MP3" draw:layer="backgroundobjects" svg:width="12.369cm" svg:height="12.1cm" svg:x="1.402cm" svg:y="6.659cm" presentation:class="title">
        <draw:text-box>
          <text:list text:style-name="ML2">
            <text:list-item>
              <text:p text:style-name="MP4"><text:span text:style-name="MT3">Textmasterformate durch Klicken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13">Vierte Ebene</text:span><text:span text:style-name="MT13"><text:line-break/></text:span><text:span text:style-name="MT13">Fünfte Ebene</text:span></text:p>
            </text:list-item>
          </text:list>
        </draw:text-box>
      </draw:frame>
      <draw:frame draw:name="Textplatzhalter 4" presentation:style-name="Mpr37" draw:text-style-name="MP3" draw:layer="backgroundobjects" svg:width="12.378cm" svg:height="1.958cm" svg:x="14.226cm" svg:y="4.701cm" presentation:class="outline">
        <draw:text-box>
          <text:list text:style-name="ML8">
            <text:list-item>
              <text:p text:style-name="MP12"><text:span text:style-name="MT12">Textmasterformate durch Klicken bearbeiten</text:span></text:p>
            </text:list-item>
          </text:list>
        </draw:text-box>
      </draw:frame>
      <draw:frame draw:name="Inhaltsplatzhalter 5" presentation:style-name="Mpr38" draw:text-style-name="MP3" draw:layer="backgroundobjects" svg:width="12.378cm" svg:height="12.1cm" svg:x="14.226cm" svg:y="6.659cm" presentation:class="title">
        <draw:text-box>
          <text:list text:style-name="ML2">
            <text:list-item>
              <text:p text:style-name="MP4"><text:span text:style-name="MT3">Textmasterformate durch Klicken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13">Vierte Ebene</text:span><text:span text:style-name="MT13"><text:line-break/></text:span><text:span text:style-name="MT13">Fünfte Ebene</text:span></text:p>
            </text:list-item>
          </text:list>
        </draw:text-box>
      </draw:frame>
      <draw:frame draw:name="Fußzeilenplatzhalter 6" presentation:style-name="Mpr39" draw:text-style-name="MP3" draw:layer="backgroundobjects" svg:width="20cm" svg:height="0.669cm" svg:x="1cm" svg:y="20.031cm" presentation:class="footer">
        <draw:text-box>
          <text:p/>
        </draw:text-box>
      </draw:frame>
      <draw:frame draw:name="Foliennummernplatzhalter 7" presentation:style-name="Mpr40" draw:text-style-name="MP3" draw:layer="backgroundobjects" svg:width="2cm" svg:height="0.669cm" svg:x="24.5cm" svg:y="20.031cm" presentation:class="page-number">
        <draw:text-box>
          <text:p text:style-name="MP9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5-twoTxTwoObj-Vergleich-title" draw:layer="backgroundobjects" svg:width="14.848cm" svg:height="11.136cm" svg:x="3.075cm" svg:y="2.257cm" presentation:class="page"/>
        <draw:frame draw:name="Notizenplatzhalter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4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4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3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6-titleOnly-Nur-Titel" style:page-layout-name="PM1" draw:style-name="Mdp1">
      <draw:custom-shape draw:name="Rechteck 4" draw:style-name="Mgr3" draw:text-style-name="MP3" draw:layer="Master1-bg" svg:width="28cm" svg:height="0.3cm" svg:x="0cm" svg:y="0cm">
        <text:p/>
        <draw:enhanced-geometry svg:viewBox="0 0 21600 21600" draw:type="non-primitive" draw:enhanced-path="M 0 0 L 21600 0 21600 21600 0 21600 Z N"/>
      </draw:custom-shape>
      <draw:custom-shape draw:name="Rechteck 5" draw:style-name="Mgr4" draw:text-style-name="MP3" draw:layer="Master1-bg" svg:width="28cm" svg:height="0.3cm" svg:x="0cm" svg:y="0cm">
        <text:p/>
        <draw:enhanced-geometry svg:viewBox="0 0 21600 21600" draw:type="non-primitive" draw:enhanced-path="M 0 0 L 21600 0 21600 21600 0 21600 Z N"/>
      </draw:custom-shape>
      <draw:custom-shape draw:name="Rechteck 6" draw:style-name="Mgr4" draw:text-style-name="MP3" draw:layer="Master1-bg" svg:width="2cm" svg:height="0.3cm" svg:x="24.5cm" svg:y="19.5cm">
        <text:p/>
        <draw:enhanced-geometry svg:viewBox="0 0 21600 21600" draw:type="non-primitive" draw:enhanced-path="M 0 0 L 21600 0 21600 21600 0 21600 Z N"/>
      </draw:custom-shape>
      <draw:custom-shape draw:name="Gerade Verbindung 7" draw:style-name="Mgr5" draw:text-style-name="MP3" draw:layer="Master1-bg" svg:width="28cm" svg:height="0.001cm" svg:x="0cm" svg:y="19.5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Grafik 8" draw:style-name="Mgr6" draw:layer="Master1-bg" svg:width="3.008cm" svg:height="0.97cm" svg:x="24cm" svg:y="1cm">
        <draw:image xlink:href="Pictures/image4.wmf" xlink:type="simple" xlink:show="embed" xlink:actuate="onLoad">
          <text:p/>
        </draw:image>
      </draw:frame>
      <draw:frame draw:name="Titel 1" presentation:style-name="Mpr44" draw:text-style-name="MP3" draw:layer="backgroundobjects" svg:width="22cm" svg:height="3cm" svg:x="1cm" svg:y="1cm" presentation:class="title">
        <draw:text-box>
          <text:list text:style-name="ML7">
            <text:list-item>
              <text:p text:style-name="MP10"><text:span text:style-name="MT8">Titelmasterformat durch Klicken bearbeiten</text:span></text:p>
            </text:list-item>
          </text:list>
        </draw:text-box>
      </draw:frame>
      <draw:frame draw:name="Fußzeilenplatzhalter 2" presentation:style-name="Mpr45" draw:text-style-name="MP3" draw:layer="backgroundobjects" svg:width="20cm" svg:height="0.669cm" svg:x="1cm" svg:y="20.031cm" presentation:class="footer">
        <draw:text-box>
          <text:p/>
        </draw:text-box>
      </draw:frame>
      <draw:frame draw:name="Foliennummernplatzhalter 3" presentation:style-name="Mpr46" draw:text-style-name="MP3" draw:layer="backgroundobjects" svg:width="2cm" svg:height="0.669cm" svg:x="24.5cm" svg:y="20.031cm" presentation:class="page-number">
        <draw:text-box>
          <text:p text:style-name="MP9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6-titleOnly-Nur-Titel-title" draw:layer="backgroundobjects" svg:width="14.848cm" svg:height="11.136cm" svg:x="3.075cm" svg:y="2.257cm" presentation:class="page"/>
        <draw:frame draw:name="Notizenplatzhalter 2" presentation:style-name="Mpr4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48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48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9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7-blank-Leer" style:page-layout-name="PM1" draw:style-name="Mdp1">
      <office:forms form:automatic-focus="false" form:apply-design-mode="false"/>
      <draw:custom-shape draw:name="Rechteck 3" draw:style-name="Mgr3" draw:text-style-name="MP3" draw:layer="Master1-bg" svg:width="28cm" svg:height="0.3cm" svg:x="0cm" svg:y="0cm">
        <text:p/>
        <draw:enhanced-geometry svg:viewBox="0 0 21600 21600" draw:type="non-primitive" draw:enhanced-path="M 0 0 L 21600 0 21600 21600 0 21600 Z N"/>
      </draw:custom-shape>
      <draw:custom-shape draw:name="Rechteck 4" draw:style-name="Mgr4" draw:text-style-name="MP3" draw:layer="Master1-bg" svg:width="28cm" svg:height="0.3cm" svg:x="0cm" svg:y="0cm">
        <text:p/>
        <draw:enhanced-geometry svg:viewBox="0 0 21600 21600" draw:type="non-primitive" draw:enhanced-path="M 0 0 L 21600 0 21600 21600 0 21600 Z N"/>
      </draw:custom-shape>
      <draw:custom-shape draw:name="Rechteck 5" draw:style-name="Mgr4" draw:text-style-name="MP3" draw:layer="Master1-bg" svg:width="2cm" svg:height="0.3cm" svg:x="24.5cm" svg:y="19.5cm">
        <text:p/>
        <draw:enhanced-geometry svg:viewBox="0 0 21600 21600" draw:type="non-primitive" draw:enhanced-path="M 0 0 L 21600 0 21600 21600 0 21600 Z N"/>
      </draw:custom-shape>
      <draw:custom-shape draw:name="Gerade Verbindung 6" draw:style-name="Mgr5" draw:text-style-name="MP3" draw:layer="Master1-bg" svg:width="28cm" svg:height="0.001cm" svg:x="0cm" svg:y="19.5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Fußzeilenplatzhalter 1" presentation:style-name="Mpr50" draw:text-style-name="MP3" draw:layer="backgroundobjects" svg:width="20cm" svg:height="0.669cm" svg:x="1cm" svg:y="20.031cm" presentation:class="footer">
        <draw:text-box>
          <text:p/>
        </draw:text-box>
      </draw:frame>
      <draw:frame draw:name="Foliennummernplatzhalter 2" presentation:style-name="Mpr51" draw:text-style-name="MP3" draw:layer="backgroundobjects" svg:width="2cm" svg:height="0.669cm" svg:x="24.5cm" svg:y="20.031cm" presentation:class="page-number">
        <draw:text-box>
          <text:p text:style-name="MP9"><text:span text:style-name="MT6"><text:page-number>&lt;number&gt;</text:page-number></text:span></text:p>
        </draw:text-box>
      </draw:frame>
      <draw:frame presentation:style-name="Master1-Layout7-blank-Leer-title" draw:layer="backgroundobjects" svg:width="25.2cm" svg:height="3.505cm" svg:x="1.4cm" svg:y="0.837cm" presentation:class="title" presentation:placeholder="true">
        <draw:text-box/>
      </draw:frame>
      <draw:frame presentation:style-name="Master1-Layout7-blank-Leer-outline1" draw:layer="backgroundobjects" svg:width="25.2cm" svg:height="12.179cm" svg:x="1.4cm" svg:y="4.91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draw:name="Folienbildplatzhalter 1" presentation:style-name="Master1-Layout7-blank-Leer-title" draw:layer="backgroundobjects" svg:width="14.848cm" svg:height="11.136cm" svg:x="3.075cm" svg:y="2.257cm" presentation:class="page"/>
        <draw:frame draw:name="Notizenplatzhalter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5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54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custom-shape draw:name="Rechteck 6" draw:style-name="Mgr3" draw:text-style-name="MP3" draw:layer="Master1-bg" svg:width="28cm" svg:height="0.3cm" svg:x="0cm" svg:y="0cm">
        <text:p/>
        <draw:enhanced-geometry svg:viewBox="0 0 21600 21600" draw:type="non-primitive" draw:enhanced-path="M 0 0 L 21600 0 21600 21600 0 21600 Z N"/>
      </draw:custom-shape>
      <draw:custom-shape draw:name="Rechteck 7" draw:style-name="Mgr4" draw:text-style-name="MP3" draw:layer="Master1-bg" svg:width="28cm" svg:height="0.3cm" svg:x="0cm" svg:y="0cm">
        <text:p/>
        <draw:enhanced-geometry svg:viewBox="0 0 21600 21600" draw:type="non-primitive" draw:enhanced-path="M 0 0 L 21600 0 21600 21600 0 21600 Z N"/>
      </draw:custom-shape>
      <draw:custom-shape draw:name="Rechteck 8" draw:style-name="Mgr4" draw:text-style-name="MP3" draw:layer="Master1-bg" svg:width="2cm" svg:height="0.3cm" svg:x="24.5cm" svg:y="19.5cm">
        <text:p/>
        <draw:enhanced-geometry svg:viewBox="0 0 21600 21600" draw:type="non-primitive" draw:enhanced-path="M 0 0 L 21600 0 21600 21600 0 21600 Z N"/>
      </draw:custom-shape>
      <draw:custom-shape draw:name="Gerade Verbindung 9" draw:style-name="Mgr5" draw:text-style-name="MP3" draw:layer="Master1-bg" svg:width="28cm" svg:height="0.001cm" svg:x="0cm" svg:y="19.5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Grafik 10" draw:style-name="Mgr6" draw:layer="Master1-bg" svg:width="3.008cm" svg:height="0.97cm" svg:x="24cm" svg:y="1cm">
        <draw:image xlink:href="Pictures/image4.wmf" xlink:type="simple" xlink:show="embed" xlink:actuate="onLoad">
          <text:p/>
        </draw:image>
      </draw:frame>
      <draw:frame draw:name="Titel 1" presentation:style-name="Mpr55" draw:text-style-name="MP3" draw:layer="backgroundobjects" svg:width="9.212cm" svg:height="3.554cm" svg:x="1.402cm" svg:y="0.838cm" presentation:class="title">
        <draw:text-box>
          <text:list text:style-name="ML7">
            <text:list-item>
              <text:p text:style-name="MP10"><text:span text:style-name="MT14">Titelmasterformat durch Klicken bearbeiten</text:span></text:p>
            </text:list-item>
          </text:list>
        </draw:text-box>
      </draw:frame>
      <draw:frame draw:name="Inhaltsplatzhalter 2" presentation:style-name="Mpr56" draw:text-style-name="MP3" draw:layer="backgroundobjects" svg:width="15.655cm" svg:height="17.921cm" svg:x="10.949cm" svg:y="0.838cm" presentation:class="title">
        <draw:text-box>
          <text:list text:style-name="ML2">
            <text:list-item>
              <text:p text:style-name="MP4"><text:span text:style-name="MT15">Textmasterformate durch Klicken bearbeiten</text:span><text:span text:style-name="MT15"><text:line-break/></text:span><text:span text:style-name="MT2">Zweite Ebene</text:span><text:span text:style-name="MT2"><text:line-break/></text:span><text:span text:style-name="MT3">Dritte Ebene</text:span><text:span text:style-name="MT3"><text:line-break/></text:span><text:span text:style-name="MT4">Vierte Ebene</text:span><text:span text:style-name="MT4"><text:line-break/></text:span><text:span text:style-name="MT4">Fünfte Ebene</text:span></text:p>
            </text:list-item>
          </text:list>
        </draw:text-box>
      </draw:frame>
      <draw:frame draw:name="Textplatzhalter 3" presentation:style-name="Mpr57" draw:text-style-name="MP3" draw:layer="backgroundobjects" svg:width="9.212cm" svg:height="14.367cm" svg:x="1.402cm" svg:y="4.392cm" presentation:class="outline">
        <draw:text-box>
          <text:list text:style-name="ML8">
            <text:list-item>
              <text:p text:style-name="MP12"><text:span text:style-name="MT16">Textmasterformate durch Klicken bearbeiten</text:span></text:p>
            </text:list-item>
          </text:list>
        </draw:text-box>
      </draw:frame>
      <draw:frame draw:name="Fußzeilenplatzhalter 4" presentation:style-name="Mpr58" draw:text-style-name="MP3" draw:layer="backgroundobjects" svg:width="20cm" svg:height="0.669cm" svg:x="1cm" svg:y="20.031cm" presentation:class="footer">
        <draw:text-box>
          <text:p/>
        </draw:text-box>
      </draw:frame>
      <draw:frame draw:name="Foliennummernplatzhalter 5" presentation:style-name="Mpr59" draw:text-style-name="MP3" draw:layer="backgroundobjects" svg:width="2cm" svg:height="0.669cm" svg:x="24.5cm" svg:y="20.031cm" presentation:class="page-number">
        <draw:text-box>
          <text:p text:style-name="MP9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8-objTx-Inhalt-mit-Überschrift-title" draw:layer="backgroundobjects" svg:width="14.848cm" svg:height="11.136cm" svg:x="3.075cm" svg:y="2.257cm" presentation:class="page"/>
        <draw:frame draw:name="Notizenplatzhalter 2" presentation:style-name="Mpr6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2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custom-shape draw:name="Rechteck 6" draw:style-name="Mgr3" draw:text-style-name="MP3" draw:layer="Master1-bg" svg:width="28cm" svg:height="0.3cm" svg:x="0cm" svg:y="0cm">
        <text:p/>
        <draw:enhanced-geometry svg:viewBox="0 0 21600 21600" draw:type="non-primitive" draw:enhanced-path="M 0 0 L 21600 0 21600 21600 0 21600 Z N"/>
      </draw:custom-shape>
      <draw:custom-shape draw:name="Rechteck 7" draw:style-name="Mgr4" draw:text-style-name="MP3" draw:layer="Master1-bg" svg:width="28cm" svg:height="0.3cm" svg:x="0cm" svg:y="0cm">
        <text:p/>
        <draw:enhanced-geometry svg:viewBox="0 0 21600 21600" draw:type="non-primitive" draw:enhanced-path="M 0 0 L 21600 0 21600 21600 0 21600 Z N"/>
      </draw:custom-shape>
      <draw:custom-shape draw:name="Rechteck 8" draw:style-name="Mgr4" draw:text-style-name="MP3" draw:layer="Master1-bg" svg:width="2cm" svg:height="0.3cm" svg:x="24.5cm" svg:y="19.5cm">
        <text:p/>
        <draw:enhanced-geometry svg:viewBox="0 0 21600 21600" draw:type="non-primitive" draw:enhanced-path="M 0 0 L 21600 0 21600 21600 0 21600 Z N"/>
      </draw:custom-shape>
      <draw:custom-shape draw:name="Gerade Verbindung 9" draw:style-name="Mgr5" draw:text-style-name="MP3" draw:layer="Master1-bg" svg:width="28cm" svg:height="0.001cm" svg:x="0cm" svg:y="19.5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Grafik 10" draw:style-name="Mgr6" draw:layer="Master1-bg" svg:width="3.008cm" svg:height="0.97cm" svg:x="24cm" svg:y="1cm">
        <draw:image xlink:href="Pictures/image4.wmf" xlink:type="simple" xlink:show="embed" xlink:actuate="onLoad">
          <text:p/>
        </draw:image>
      </draw:frame>
      <draw:frame draw:name="Titel 1" presentation:style-name="Mpr63" draw:text-style-name="MP3" draw:layer="backgroundobjects" svg:width="16.801cm" svg:height="1.737cm" svg:x="5.49cm" svg:y="14.698cm" presentation:class="title">
        <draw:text-box>
          <text:list text:style-name="ML7">
            <text:list-item>
              <text:p text:style-name="MP10"><text:span text:style-name="MT14">Titelmasterformat durch Klicken bearbeiten</text:span></text:p>
            </text:list-item>
          </text:list>
        </draw:text-box>
      </draw:frame>
      <draw:frame draw:name="Bildplatzhalter 2" presentation:style-name="Mpr64" draw:text-style-name="MP3" draw:layer="backgroundobjects" svg:width="16.801cm" svg:height="12.603cm" svg:x="5.49cm" svg:y="1.874cm" presentation:class="title">
        <draw:text-box>
          <text:p/>
        </draw:text-box>
      </draw:frame>
      <draw:frame draw:name="Textplatzhalter 3" presentation:style-name="Mpr65" draw:text-style-name="MP3" draw:layer="backgroundobjects" svg:width="16.801cm" svg:height="2.465cm" svg:x="5.49cm" svg:y="16.435cm" presentation:class="outline">
        <draw:text-box>
          <text:list text:style-name="ML8">
            <text:list-item>
              <text:p text:style-name="MP12"><text:span text:style-name="MT16">Textmasterformate durch Klicken bearbeiten</text:span></text:p>
            </text:list-item>
          </text:list>
        </draw:text-box>
      </draw:frame>
      <draw:frame draw:name="Fußzeilenplatzhalter 4" presentation:style-name="Mpr66" draw:text-style-name="MP3" draw:layer="backgroundobjects" svg:width="20cm" svg:height="0.669cm" svg:x="1cm" svg:y="20.031cm" presentation:class="footer">
        <draw:text-box>
          <text:p/>
        </draw:text-box>
      </draw:frame>
      <draw:frame draw:name="Foliennummernplatzhalter 5" presentation:style-name="Mpr67" draw:text-style-name="MP3" draw:layer="backgroundobjects" svg:width="2cm" svg:height="0.669cm" svg:x="24.5cm" svg:y="20.031cm" presentation:class="page-number">
        <draw:text-box>
          <text:p text:style-name="MP9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9-picTx-Bild-mit-Überschrift-title" draw:layer="backgroundobjects" svg:width="14.848cm" svg:height="11.136cm" svg:x="3.075cm" svg:y="2.257cm" presentation:class="page"/>
        <draw:frame draw:name="Notizenplatzhalter 2" presentation:style-name="Mpr6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0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custom-shape draw:name="Rechteck 5" draw:style-name="Mgr3" draw:text-style-name="MP3" draw:layer="Master1-bg" svg:width="28cm" svg:height="0.3cm" svg:x="0cm" svg:y="0cm">
        <text:p/>
        <draw:enhanced-geometry svg:viewBox="0 0 21600 21600" draw:type="non-primitive" draw:enhanced-path="M 0 0 L 21600 0 21600 21600 0 21600 Z N"/>
      </draw:custom-shape>
      <draw:custom-shape draw:name="Rechteck 6" draw:style-name="Mgr4" draw:text-style-name="MP3" draw:layer="Master1-bg" svg:width="28cm" svg:height="0.3cm" svg:x="0cm" svg:y="0cm">
        <text:p/>
        <draw:enhanced-geometry svg:viewBox="0 0 21600 21600" draw:type="non-primitive" draw:enhanced-path="M 0 0 L 21600 0 21600 21600 0 21600 Z N"/>
      </draw:custom-shape>
      <draw:custom-shape draw:name="Rechteck 7" draw:style-name="Mgr4" draw:text-style-name="MP3" draw:layer="Master1-bg" svg:width="2cm" svg:height="0.3cm" svg:x="24.5cm" svg:y="19.5cm">
        <text:p/>
        <draw:enhanced-geometry svg:viewBox="0 0 21600 21600" draw:type="non-primitive" draw:enhanced-path="M 0 0 L 21600 0 21600 21600 0 21600 Z N"/>
      </draw:custom-shape>
      <draw:custom-shape draw:name="Gerade Verbindung 8" draw:style-name="Mgr5" draw:text-style-name="MP3" draw:layer="Master1-bg" svg:width="28cm" svg:height="0.001cm" svg:x="0cm" svg:y="19.5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Grafik 9" draw:style-name="Mgr6" draw:layer="Master1-bg" svg:width="3.008cm" svg:height="0.97cm" svg:x="24cm" svg:y="1cm">
        <draw:image xlink:href="Pictures/image4.wmf" xlink:type="simple" xlink:show="embed" xlink:actuate="onLoad">
          <text:p/>
        </draw:image>
      </draw:frame>
      <draw:frame draw:name="Titel 1" presentation:style-name="Mpr71" draw:text-style-name="MP3" draw:layer="backgroundobjects" svg:width="22cm" svg:height="3cm" svg:x="1cm" svg:y="1cm" presentation:class="title">
        <draw:text-box>
          <text:list text:style-name="ML7">
            <text:list-item>
              <text:p text:style-name="MP10"><text:span text:style-name="MT8">Titelmasterformat durch Klicken bearbeiten</text:span></text:p>
            </text:list-item>
          </text:list>
        </draw:text-box>
      </draw:frame>
      <draw:frame draw:name="Vertikaler Textplatzhalter 2" presentation:style-name="Mpr72" draw:text-style-name="MP13" draw:layer="backgroundobjects" svg:width="26cm" svg:height="14cm" svg:x="1cm" svg:y="4.5cm" presentation:class="outline">
        <draw:text-box>
          <text:list text:style-name="ML2">
            <text:list-item>
              <text:p text:style-name="MP4"><text:span text:style-name="MT2">Textmasterformate durch Klicken bearbeiten</text:span></text:p>
              <text:list>
                <text:list-item>
                  <text:p text:style-name="MP5"><text:span text:style-name="MT3">Zweite Ebene</text:span></text:p>
                </text:list-item>
              </text:list>
            </text:list-item>
          </text:list>
          <text:list text:style-name="ML3">
            <text:list-item>
              <text:list>
                <text:list-item>
                  <text:list>
                    <text:list-item>
                      <text:p text:style-name="MP6"><text:span text:style-name="MT3">Dritte Ebene</text:span></text:p>
                    </text:list-item>
                  </text:list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73" draw:text-style-name="MP3" draw:layer="backgroundobjects" svg:width="20cm" svg:height="0.669cm" svg:x="1cm" svg:y="20.031cm" presentation:class="footer">
        <draw:text-box>
          <text:p/>
        </draw:text-box>
      </draw:frame>
      <draw:frame draw:name="Foliennummernplatzhalter 4" presentation:style-name="Mpr74" draw:text-style-name="MP3" draw:layer="backgroundobjects" svg:width="2cm" svg:height="0.669cm" svg:x="24.5cm" svg:y="20.031cm" presentation:class="page-number">
        <draw:text-box>
          <text:p text:style-name="MP9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10-vertTx-Titel-und-vertikaler-Text-title" draw:layer="backgroundobjects" svg:width="14.848cm" svg:height="11.136cm" svg:x="3.075cm" svg:y="2.257cm" presentation:class="page"/>
        <draw:frame draw:name="Notizenplatzhalter 2" presentation:style-name="Mpr7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7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7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7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custom-shape draw:name="Rechteck 5" draw:style-name="Mgr3" draw:text-style-name="MP3" draw:layer="Master1-bg" svg:width="28cm" svg:height="0.3cm" svg:x="0cm" svg:y="0cm">
        <text:p/>
        <draw:enhanced-geometry svg:viewBox="0 0 21600 21600" draw:type="non-primitive" draw:enhanced-path="M 0 0 L 21600 0 21600 21600 0 21600 Z N"/>
      </draw:custom-shape>
      <draw:custom-shape draw:name="Rechteck 6" draw:style-name="Mgr4" draw:text-style-name="MP3" draw:layer="Master1-bg" svg:width="28cm" svg:height="0.3cm" svg:x="0cm" svg:y="0cm">
        <text:p/>
        <draw:enhanced-geometry svg:viewBox="0 0 21600 21600" draw:type="non-primitive" draw:enhanced-path="M 0 0 L 21600 0 21600 21600 0 21600 Z N"/>
      </draw:custom-shape>
      <draw:custom-shape draw:name="Rechteck 7" draw:style-name="Mgr4" draw:text-style-name="MP3" draw:layer="Master1-bg" svg:width="2cm" svg:height="0.3cm" svg:x="24.5cm" svg:y="19.5cm">
        <text:p/>
        <draw:enhanced-geometry svg:viewBox="0 0 21600 21600" draw:type="non-primitive" draw:enhanced-path="M 0 0 L 21600 0 21600 21600 0 21600 Z N"/>
      </draw:custom-shape>
      <draw:custom-shape draw:name="Gerade Verbindung 8" draw:style-name="Mgr5" draw:text-style-name="MP3" draw:layer="Master1-bg" svg:width="28cm" svg:height="0.001cm" svg:x="0cm" svg:y="19.5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Grafik 9" draw:style-name="Mgr6" draw:layer="Master1-bg" svg:width="3.008cm" svg:height="0.97cm" svg:x="24cm" svg:y="1cm">
        <draw:image xlink:href="Pictures/image4.wmf" xlink:type="simple" xlink:show="embed" xlink:actuate="onLoad">
          <text:p/>
        </draw:image>
      </draw:frame>
      <draw:frame draw:name="Vertikaler Titel 1" presentation:style-name="Mpr78" draw:text-style-name="MP13" draw:layer="backgroundobjects" svg:width="6.5cm" svg:height="17.498cm" svg:x="20.501cm" svg:y="1.001cm" presentation:class="title">
        <draw:text-box>
          <text:list text:style-name="ML7">
            <text:list-item>
              <text:p text:style-name="MP10"><text:span text:style-name="MT8">Titelmasterformat durch Klicken bearbeiten</text:span></text:p>
            </text:list-item>
          </text:list>
        </draw:text-box>
      </draw:frame>
      <draw:frame draw:name="Vertikaler Textplatzhalter 2" presentation:style-name="Mpr79" draw:text-style-name="MP13" draw:layer="backgroundobjects" svg:width="19.076cm" svg:height="17.498cm" svg:x="1.001cm" svg:y="1.001cm" presentation:class="outline">
        <draw:text-box>
          <text:list text:style-name="ML2">
            <text:list-item>
              <text:p text:style-name="MP4"><text:span text:style-name="MT2">Textmasterformate durch Klicken bearbeiten</text:span></text:p>
              <text:list>
                <text:list-item>
                  <text:p text:style-name="MP5"><text:span text:style-name="MT3">Zweite Ebene</text:span></text:p>
                </text:list-item>
              </text:list>
            </text:list-item>
          </text:list>
          <text:list text:style-name="ML3">
            <text:list-item>
              <text:list>
                <text:list-item>
                  <text:list>
                    <text:list-item>
                      <text:p text:style-name="MP6"><text:span text:style-name="MT3">Dritte Ebene</text:span></text:p>
                    </text:list-item>
                  </text:list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80" draw:text-style-name="MP3" draw:layer="backgroundobjects" svg:width="20cm" svg:height="0.669cm" svg:x="1cm" svg:y="20.031cm" presentation:class="footer">
        <draw:text-box>
          <text:p/>
        </draw:text-box>
      </draw:frame>
      <draw:frame draw:name="Foliennummernplatzhalter 4" presentation:style-name="Mpr81" draw:text-style-name="MP3" draw:layer="backgroundobjects" svg:width="2cm" svg:height="0.669cm" svg:x="24.5cm" svg:y="20.031cm" presentation:class="page-number">
        <draw:text-box>
          <text:p text:style-name="MP9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11-vertTitleAndTx-Vertikaler-Titel-und-Text-title" draw:layer="backgroundobjects" svg:width="14.848cm" svg:height="11.136cm" svg:x="3.075cm" svg:y="2.257cm" presentation:class="page"/>
        <draw:frame draw:name="Notizenplatzhalter 2" presentation:style-name="Mpr8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8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8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8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84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Titelmaster" style:page-layout-name="PM1" draw:style-name="Mdp1">
      <draw:custom-shape draw:name="Rechteck 1" draw:style-name="Mgr4" draw:text-style-name="MP3" draw:layer="backgroundobjects" svg:width="28cm" svg:height="8.4cm" svg:x="0cm" svg:y="10.8cm">
        <text:p/>
        <draw:enhanced-geometry svg:viewBox="0 0 21600 21600" draw:type="non-primitive" draw:enhanced-path="M 0 0 L 21600 0 21600 21600 0 21600 Z N"/>
      </draw:custom-shape>
      <draw:frame draw:name="Titelplatzhalter 2" presentation:style-name="Mpr85" draw:text-style-name="MP3" draw:layer="backgroundobjects" svg:width="25.199cm" svg:height="3.506cm" svg:x="1.4cm" svg:y="6.894cm" presentation:class="title">
        <draw:text-box>
          <text:p/>
        </draw:text-box>
      </draw:frame>
      <draw:frame draw:name="Textplatzhalter 3" presentation:style-name="Mpr86" draw:text-style-name="MP3" draw:layer="backgroundobjects" svg:width="28cm" svg:height="8.359cm" svg:x="0cm" svg:y="10.841cm" presentation:class="outline">
        <draw:text-box>
          <text:list text:style-name="ML9">
            <text:list-item>
              <text:p text:style-name="MP14"><text:span text:style-name="MT17">Textmasterformate durch Klicken bearbeiten</text:span></text:p>
              <text:list>
                <text:list-item>
                  <text:p text:style-name="MP15"><text:span text:style-name="MT18">Zweite Ebene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16"><text:span text:style-name="MT19">Dritte Ebene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20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20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8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8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6" presentation:style-name="Mpr87" draw:text-style-name="MP3" draw:layer="backgroundobjects" svg:width="6.523cm" svg:height="1.448cm" svg:x="20.076cm" svg:y="19.131cm" presentation:class="page-number">
        <draw:text-box>
          <text:p text:style-name="MP2"><text:span text:style-name="MT7"><text:page-number>&lt;number&gt;</text:page-number></text:span></text:p>
        </draw:text-box>
      </draw:frame>
      <draw:custom-shape draw:name="Rechteck 7" draw:style-name="Mgr4" draw:text-style-name="MP3" draw:layer="backgroundobjects" svg:width="7.5cm" svg:height="0.3cm" svg:x="19.5cm" svg:y="19.5cm">
        <text:p/>
        <draw:enhanced-geometry svg:viewBox="0 0 21600 21600" draw:type="non-primitive" draw:enhanced-path="M 0 0 L 21600 0 21600 21600 0 21600 Z N"/>
      </draw:custom-shape>
      <draw:custom-shape draw:name="Gerade Verbindung 8" draw:style-name="Mgr5" draw:text-style-name="MP3" draw:layer="backgroundobjects" svg:width="28cm" svg:height="0.001cm" svg:x="0cm" svg:y="19.5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Rechteck 9" draw:style-name="Mgr4" draw:text-style-name="MP3" draw:layer="backgroundobjects" svg:width="28cm" svg:height="0.3cm" svg:x="0cm" svg:y="0cm">
        <text:p/>
        <draw:enhanced-geometry svg:viewBox="0 0 21600 21600" draw:type="non-primitive" draw:enhanced-path="M 0 0 L 21600 0 21600 21600 0 21600 Z N"/>
      </draw:custom-shape>
      <draw:frame draw:name="Grafik 10" draw:style-name="Mgr6" draw:layer="backgroundobjects" svg:width="7.5cm" svg:height="2.513cm" svg:x="19.5cm" svg:y="1cm">
        <draw:image xlink:href="">
          <text:p/>
        </draw:image>
      </draw:frame>
      <draw:frame draw:name="Textfeld 11" draw:style-name="Mgr7" draw:text-style-name="MP1" draw:layer="backgroundobjects" svg:width="7.5cm" svg:height="0.899cm" svg:x="19.5cm" svg:y="19.8cm">
        <draw:text-box>
          <text:p text:style-name="MP9"><text:span text:style-name="MT21">www.kij.de</text:span></text:p>
        </draw:text-box>
      </draw:frame>
      <presentation:notes style:page-layout-name="PM0">
        <draw:page-thumbnail draw:name="Folienbildplatzhalter 1" presentation:style-name="Master2-Titelmaster-title" draw:layer="backgroundobjects" svg:width="14.848cm" svg:height="11.136cm" svg:x="3.075cm" svg:y="2.257cm" presentation:class="page"/>
        <draw:frame draw:name="Notizenplatzhalter 2" presentation:style-name="Mpr8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8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8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9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90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-title-Titelfolie" style:page-layout-name="PM1" draw:style-name="Mdp1">
      <draw:custom-shape draw:name="Rechteck 6" draw:style-name="Mgr4" draw:text-style-name="MP3" draw:layer="Master2-bg" svg:width="28cm" svg:height="8.4cm" svg:x="0cm" svg:y="10.8cm">
        <text:p/>
        <draw:enhanced-geometry svg:viewBox="0 0 21600 21600" draw:type="non-primitive" draw:enhanced-path="M 0 0 L 21600 0 21600 21600 0 21600 Z N"/>
      </draw:custom-shape>
      <draw:custom-shape draw:name="Rechteck 7" draw:style-name="Mgr4" draw:text-style-name="MP3" draw:layer="Master2-bg" svg:width="7.5cm" svg:height="0.3cm" svg:x="19.5cm" svg:y="19.5cm">
        <text:p/>
        <draw:enhanced-geometry svg:viewBox="0 0 21600 21600" draw:type="non-primitive" draw:enhanced-path="M 0 0 L 21600 0 21600 21600 0 21600 Z N"/>
      </draw:custom-shape>
      <draw:custom-shape draw:name="Gerade Verbindung 8" draw:style-name="Mgr5" draw:text-style-name="MP3" draw:layer="Master2-bg" svg:width="28cm" svg:height="0.001cm" svg:x="0cm" svg:y="19.5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Rechteck 9" draw:style-name="Mgr4" draw:text-style-name="MP3" draw:layer="Master2-bg" svg:width="28cm" svg:height="0.3cm" svg:x="0cm" svg:y="0cm">
        <text:p/>
        <draw:enhanced-geometry svg:viewBox="0 0 21600 21600" draw:type="non-primitive" draw:enhanced-path="M 0 0 L 21600 0 21600 21600 0 21600 Z N"/>
      </draw:custom-shape>
      <draw:frame draw:name="Grafik 10" draw:style-name="Mgr6" draw:layer="Master2-bg" svg:width="7.5cm" svg:height="2.513cm" svg:x="19.5cm" svg:y="1cm">
        <draw:image xlink:href="">
          <text:p/>
        </draw:image>
      </draw:frame>
      <draw:frame draw:name="Textfeld 11" draw:style-name="Mgr7" draw:text-style-name="MP1" draw:layer="Master2-bg" svg:width="7.5cm" svg:height="0.899cm" svg:x="19.5cm" svg:y="19.8cm">
        <draw:text-box>
          <text:p text:style-name="MP9"><text:span text:style-name="MT21">www.kij.de</text:span></text:p>
        </draw:text-box>
      </draw:frame>
      <draw:frame draw:name="Titel 1" presentation:style-name="Mpr91" draw:text-style-name="MP3" draw:layer="backgroundobjects" svg:width="23.804cm" svg:height="4.502cm" svg:x="2.099cm" svg:y="6.522cm" presentation:class="title">
        <draw:text-box>
          <text:list text:style-name="ML7">
            <text:list-item>
              <text:p text:style-name="MP9"><text:span text:style-name="MT22">Titelmasterformat durch Klicken bearbeiten</text:span></text:p>
            </text:list-item>
          </text:list>
        </draw:text-box>
      </draw:frame>
      <draw:frame draw:name="Untertitel 2" presentation:style-name="Mpr92" draw:text-style-name="MP3" draw:layer="backgroundobjects" svg:width="19.601cm" svg:height="5.367cm" svg:x="4.202cm" svg:y="11.897cm" presentation:class="subtitle">
        <draw:text-box>
          <text:p text:style-name="MP11"><text:span text:style-name="MT23">Formatvorlage des Untertitelmasters durch Klicken bearbeiten</text:span></text:p>
        </draw:text-box>
      </draw:frame>
      <draw:frame draw:name="Datumsplatzhalter 3" presentation:style-name="Mpr9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9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93" draw:text-style-name="MP3" draw:layer="backgroundobjects" svg:width="6.523cm" svg:height="1.448cm" svg:x="20.076cm" svg:y="19.131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1-title-Titelfolie-title" draw:layer="backgroundobjects" svg:width="14.848cm" svg:height="11.136cm" svg:x="3.075cm" svg:y="2.257cm" presentation:class="page"/>
        <draw:frame draw:name="Notizenplatzhalter 2" presentation:style-name="Mpr9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9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96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2-obj-Titel-und-Inhalt" style:page-layout-name="PM1" draw:style-name="Mdp1">
      <draw:custom-shape draw:name="Rechteck 6" draw:style-name="Mgr4" draw:text-style-name="MP3" draw:layer="Master2-bg" svg:width="28cm" svg:height="8.4cm" svg:x="0cm" svg:y="10.8cm">
        <text:p/>
        <draw:enhanced-geometry svg:viewBox="0 0 21600 21600" draw:type="non-primitive" draw:enhanced-path="M 0 0 L 21600 0 21600 21600 0 21600 Z N"/>
      </draw:custom-shape>
      <draw:custom-shape draw:name="Rechteck 7" draw:style-name="Mgr4" draw:text-style-name="MP3" draw:layer="Master2-bg" svg:width="7.5cm" svg:height="0.3cm" svg:x="19.5cm" svg:y="19.5cm">
        <text:p/>
        <draw:enhanced-geometry svg:viewBox="0 0 21600 21600" draw:type="non-primitive" draw:enhanced-path="M 0 0 L 21600 0 21600 21600 0 21600 Z N"/>
      </draw:custom-shape>
      <draw:custom-shape draw:name="Gerade Verbindung 8" draw:style-name="Mgr5" draw:text-style-name="MP3" draw:layer="Master2-bg" svg:width="28cm" svg:height="0.001cm" svg:x="0cm" svg:y="19.5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Rechteck 9" draw:style-name="Mgr4" draw:text-style-name="MP3" draw:layer="Master2-bg" svg:width="28cm" svg:height="0.3cm" svg:x="0cm" svg:y="0cm">
        <text:p/>
        <draw:enhanced-geometry svg:viewBox="0 0 21600 21600" draw:type="non-primitive" draw:enhanced-path="M 0 0 L 21600 0 21600 21600 0 21600 Z N"/>
      </draw:custom-shape>
      <draw:frame draw:name="Grafik 10" draw:style-name="Mgr6" draw:layer="Master2-bg" svg:width="7.5cm" svg:height="2.513cm" svg:x="19.5cm" svg:y="1cm">
        <draw:image xlink:href="">
          <text:p/>
        </draw:image>
      </draw:frame>
      <draw:frame draw:name="Textfeld 11" draw:style-name="Mgr7" draw:text-style-name="MP1" draw:layer="Master2-bg" svg:width="7.5cm" svg:height="0.899cm" svg:x="19.5cm" svg:y="19.8cm">
        <draw:text-box>
          <text:p text:style-name="MP9"><text:span text:style-name="MT21">www.kij.de</text:span></text:p>
        </draw:text-box>
      </draw:frame>
      <draw:frame draw:name="Titel 1" presentation:style-name="Mpr97" draw:text-style-name="MP3" draw:layer="backgroundobjects" svg:width="25.199cm" svg:height="3.506cm" svg:x="1.4cm" svg:y="6.894cm" presentation:class="title">
        <draw:text-box>
          <text:list text:style-name="ML7">
            <text:list-item>
              <text:p text:style-name="MP9"><text:span text:style-name="MT22">Titelmasterformat durch Klicken bearbeiten</text:span></text:p>
            </text:list-item>
          </text:list>
        </draw:text-box>
      </draw:frame>
      <draw:frame draw:name="Inhaltsplatzhalter 2" presentation:style-name="Mpr98" draw:text-style-name="MP3" draw:layer="backgroundobjects" svg:width="28cm" svg:height="8.359cm" svg:x="0cm" svg:y="10.841cm" presentation:class="title">
        <draw:text-box>
          <text:list text:style-name="ML9">
            <text:list-item>
              <text:p text:style-name="MP14"><text:span text:style-name="MT17">Textmasterformate durch Klicken bearbeiten</text:span><text:span text:style-name="MT17"><text:line-break/></text:span><text:span text:style-name="MT18">Zweite Ebene</text:span><text:span text:style-name="MT18"><text:line-break/></text:span><text:span text:style-name="MT19">Dritte Ebene</text:span><text:span text:style-name="MT19"><text:line-break/></text:span><text:span text:style-name="MT20">Vierte Ebene</text:span><text:span text:style-name="MT20"><text:line-break/></text:span><text:span text:style-name="MT20">Fünfte Ebene</text:span></text:p>
            </text:list-item>
          </text:list>
        </draw:text-box>
      </draw:frame>
      <draw:frame draw:name="Datumsplatzhalter 3" presentation:style-name="Mpr9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10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99" draw:text-style-name="MP3" draw:layer="backgroundobjects" svg:width="6.523cm" svg:height="1.448cm" svg:x="20.076cm" svg:y="19.131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2-obj-Titel-und-Inhalt-title" draw:layer="backgroundobjects" svg:width="14.848cm" svg:height="11.136cm" svg:x="3.075cm" svg:y="2.257cm" presentation:class="page"/>
        <draw:frame draw:name="Notizenplatzhalter 2" presentation:style-name="Mpr10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2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3-secHead-Abschnittsüberschrift" style:page-layout-name="PM1" draw:style-name="Mdp1">
      <draw:custom-shape draw:name="Rechteck 6" draw:style-name="Mgr4" draw:text-style-name="MP3" draw:layer="Master2-bg" svg:width="28cm" svg:height="8.4cm" svg:x="0cm" svg:y="10.8cm">
        <text:p/>
        <draw:enhanced-geometry svg:viewBox="0 0 21600 21600" draw:type="non-primitive" draw:enhanced-path="M 0 0 L 21600 0 21600 21600 0 21600 Z N"/>
      </draw:custom-shape>
      <draw:custom-shape draw:name="Rechteck 7" draw:style-name="Mgr4" draw:text-style-name="MP3" draw:layer="Master2-bg" svg:width="7.5cm" svg:height="0.3cm" svg:x="19.5cm" svg:y="19.5cm">
        <text:p/>
        <draw:enhanced-geometry svg:viewBox="0 0 21600 21600" draw:type="non-primitive" draw:enhanced-path="M 0 0 L 21600 0 21600 21600 0 21600 Z N"/>
      </draw:custom-shape>
      <draw:custom-shape draw:name="Gerade Verbindung 8" draw:style-name="Mgr5" draw:text-style-name="MP3" draw:layer="Master2-bg" svg:width="28cm" svg:height="0.001cm" svg:x="0cm" svg:y="19.5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Rechteck 9" draw:style-name="Mgr4" draw:text-style-name="MP3" draw:layer="Master2-bg" svg:width="28cm" svg:height="0.3cm" svg:x="0cm" svg:y="0cm">
        <text:p/>
        <draw:enhanced-geometry svg:viewBox="0 0 21600 21600" draw:type="non-primitive" draw:enhanced-path="M 0 0 L 21600 0 21600 21600 0 21600 Z N"/>
      </draw:custom-shape>
      <draw:frame draw:name="Grafik 10" draw:style-name="Mgr6" draw:layer="Master2-bg" svg:width="7.5cm" svg:height="2.513cm" svg:x="19.5cm" svg:y="1cm">
        <draw:image xlink:href="">
          <text:p/>
        </draw:image>
      </draw:frame>
      <draw:frame draw:name="Textfeld 11" draw:style-name="Mgr7" draw:text-style-name="MP1" draw:layer="Master2-bg" svg:width="7.5cm" svg:height="0.899cm" svg:x="19.5cm" svg:y="19.8cm">
        <draw:text-box>
          <text:p text:style-name="MP9"><text:span text:style-name="MT21">www.kij.de</text:span></text:p>
        </draw:text-box>
      </draw:frame>
      <draw:frame draw:name="Titel 1" presentation:style-name="Mpr103" draw:text-style-name="MP3" draw:layer="backgroundobjects" svg:width="23.799cm" svg:height="4.172cm" svg:x="2.214cm" svg:y="13.494cm" presentation:class="title">
        <draw:text-box>
          <text:list text:style-name="ML7">
            <text:list-item>
              <text:p text:style-name="MP10"><text:span text:style-name="MT10">Titelmasterformat durch Klicken bearbeiten</text:span></text:p>
            </text:list-item>
          </text:list>
        </draw:text-box>
      </draw:frame>
      <draw:frame draw:name="Textplatzhalter 2" presentation:style-name="Mpr104" draw:text-style-name="MP3" draw:layer="backgroundobjects" svg:width="23.799cm" svg:height="4.595cm" svg:x="2.214cm" svg:y="8.899cm" presentation:class="outline">
        <draw:text-box>
          <text:list text:style-name="ML8">
            <text:list-item>
              <text:p text:style-name="MP11"><text:span text:style-name="MT11">Textmasterformate durch Klicken bearbeiten</text:span></text:p>
            </text:list-item>
          </text:list>
        </draw:text-box>
      </draw:frame>
      <draw:frame draw:name="Datumsplatzhalter 3" presentation:style-name="Mpr10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10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105" draw:text-style-name="MP3" draw:layer="backgroundobjects" svg:width="6.523cm" svg:height="1.448cm" svg:x="20.076cm" svg:y="19.131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3-secHead-Abschnittsüberschrift-title" draw:layer="backgroundobjects" svg:width="14.848cm" svg:height="11.136cm" svg:x="3.075cm" svg:y="2.257cm" presentation:class="page"/>
        <draw:frame draw:name="Notizenplatzhalter 2" presentation:style-name="Mpr10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0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0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8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4-twoObj-Zwei-Inhalte" style:page-layout-name="PM1" draw:style-name="Mdp1">
      <draw:custom-shape draw:name="Rechteck 7" draw:style-name="Mgr4" draw:text-style-name="MP3" draw:layer="Master2-bg" svg:width="28cm" svg:height="8.4cm" svg:x="0cm" svg:y="10.8cm">
        <text:p/>
        <draw:enhanced-geometry svg:viewBox="0 0 21600 21600" draw:type="non-primitive" draw:enhanced-path="M 0 0 L 21600 0 21600 21600 0 21600 Z N"/>
      </draw:custom-shape>
      <draw:custom-shape draw:name="Rechteck 8" draw:style-name="Mgr4" draw:text-style-name="MP3" draw:layer="Master2-bg" svg:width="7.5cm" svg:height="0.3cm" svg:x="19.5cm" svg:y="19.5cm">
        <text:p/>
        <draw:enhanced-geometry svg:viewBox="0 0 21600 21600" draw:type="non-primitive" draw:enhanced-path="M 0 0 L 21600 0 21600 21600 0 21600 Z N"/>
      </draw:custom-shape>
      <draw:custom-shape draw:name="Gerade Verbindung 9" draw:style-name="Mgr5" draw:text-style-name="MP3" draw:layer="Master2-bg" svg:width="28cm" svg:height="0.001cm" svg:x="0cm" svg:y="19.5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Rechteck 10" draw:style-name="Mgr4" draw:text-style-name="MP3" draw:layer="Master2-bg" svg:width="28cm" svg:height="0.3cm" svg:x="0cm" svg:y="0cm">
        <text:p/>
        <draw:enhanced-geometry svg:viewBox="0 0 21600 21600" draw:type="non-primitive" draw:enhanced-path="M 0 0 L 21600 0 21600 21600 0 21600 Z N"/>
      </draw:custom-shape>
      <draw:frame draw:name="Grafik 11" draw:style-name="Mgr6" draw:layer="Master2-bg" svg:width="7.5cm" svg:height="2.513cm" svg:x="19.5cm" svg:y="1cm">
        <draw:image xlink:href="">
          <text:p/>
        </draw:image>
      </draw:frame>
      <draw:frame draw:name="Textfeld 12" draw:style-name="Mgr7" draw:text-style-name="MP1" draw:layer="Master2-bg" svg:width="7.5cm" svg:height="0.899cm" svg:x="19.5cm" svg:y="19.8cm">
        <draw:text-box>
          <text:p text:style-name="MP9"><text:span text:style-name="MT21">www.kij.de</text:span></text:p>
        </draw:text-box>
      </draw:frame>
      <draw:frame draw:name="Titel 1" presentation:style-name="Mpr109" draw:text-style-name="MP3" draw:layer="backgroundobjects" svg:width="25.199cm" svg:height="3.506cm" svg:x="1.4cm" svg:y="6.894cm" presentation:class="title">
        <draw:text-box>
          <text:list text:style-name="ML7">
            <text:list-item>
              <text:p text:style-name="MP9"><text:span text:style-name="MT22">Titelmasterformat durch Klicken bearbeiten</text:span></text:p>
            </text:list-item>
          </text:list>
        </draw:text-box>
      </draw:frame>
      <draw:frame draw:name="Inhaltsplatzhalter 2" presentation:style-name="Mpr110" draw:text-style-name="MP3" draw:layer="backgroundobjects" svg:width="13.789cm" svg:height="8.361cm" svg:x="0cm" svg:y="10.839cm" presentation:class="title">
        <draw:text-box>
          <text:list text:style-name="ML9">
            <text:list-item>
              <text:p text:style-name="MP14"><text:span text:style-name="MT18">Textmasterformate durch Klicken bearbeiten</text:span><text:span text:style-name="MT18"><text:line-break/></text:span><text:span text:style-name="MT19">Zweite Ebene</text:span><text:span text:style-name="MT19"><text:line-break/></text:span><text:span text:style-name="MT20">Dritte Ebene</text:span><text:span text:style-name="MT20"><text:line-break/></text:span><text:span text:style-name="MT24">Vierte Ebene</text:span><text:span text:style-name="MT24"><text:line-break/></text:span><text:span text:style-name="MT24">Fünfte Ebene</text:span></text:p>
            </text:list-item>
          </text:list>
        </draw:text-box>
      </draw:frame>
      <draw:frame draw:name="Inhaltsplatzhalter 3" presentation:style-name="Mpr110" draw:text-style-name="MP3" draw:layer="backgroundobjects" svg:width="13.789cm" svg:height="8.361cm" svg:x="14.213cm" svg:y="10.839cm" presentation:class="title">
        <draw:text-box>
          <text:list text:style-name="ML9">
            <text:list-item>
              <text:p text:style-name="MP14"><text:span text:style-name="MT18">Textmasterformate durch Klicken bearbeiten</text:span><text:span text:style-name="MT18"><text:line-break/></text:span><text:span text:style-name="MT19">Zweite Ebene</text:span><text:span text:style-name="MT19"><text:line-break/></text:span><text:span text:style-name="MT20">Dritte Ebene</text:span><text:span text:style-name="MT20"><text:line-break/></text:span><text:span text:style-name="MT24">Vierte Ebene</text:span><text:span text:style-name="MT24"><text:line-break/></text:span><text:span text:style-name="MT24">Fünfte Ebene</text:span></text:p>
            </text:list-item>
          </text:list>
        </draw:text-box>
      </draw:frame>
      <draw:frame draw:name="Datumsplatzhalter 4" presentation:style-name="Mpr11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11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6" presentation:style-name="Mpr111" draw:text-style-name="MP3" draw:layer="backgroundobjects" svg:width="6.523cm" svg:height="1.448cm" svg:x="20.076cm" svg:y="19.131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4-twoObj-Zwei-Inhalte-title" draw:layer="backgroundobjects" svg:width="14.848cm" svg:height="11.136cm" svg:x="3.075cm" svg:y="2.257cm" presentation:class="page"/>
        <draw:frame draw:name="Notizenplatzhalter 2" presentation:style-name="Mpr11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1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1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1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14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5-twoTxTwoObj-Vergleich" style:page-layout-name="PM1" draw:style-name="Mdp1">
      <draw:custom-shape draw:name="Rechteck 9" draw:style-name="Mgr4" draw:text-style-name="MP3" draw:layer="Master2-bg" svg:width="28cm" svg:height="8.4cm" svg:x="0cm" svg:y="10.8cm">
        <text:p/>
        <draw:enhanced-geometry svg:viewBox="0 0 21600 21600" draw:type="non-primitive" draw:enhanced-path="M 0 0 L 21600 0 21600 21600 0 21600 Z N"/>
      </draw:custom-shape>
      <draw:custom-shape draw:name="Rechteck 10" draw:style-name="Mgr4" draw:text-style-name="MP3" draw:layer="Master2-bg" svg:width="7.5cm" svg:height="0.3cm" svg:x="19.5cm" svg:y="19.5cm">
        <text:p/>
        <draw:enhanced-geometry svg:viewBox="0 0 21600 21600" draw:type="non-primitive" draw:enhanced-path="M 0 0 L 21600 0 21600 21600 0 21600 Z N"/>
      </draw:custom-shape>
      <draw:custom-shape draw:name="Gerade Verbindung 11" draw:style-name="Mgr5" draw:text-style-name="MP3" draw:layer="Master2-bg" svg:width="28cm" svg:height="0.001cm" svg:x="0cm" svg:y="19.5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Rechteck 12" draw:style-name="Mgr4" draw:text-style-name="MP3" draw:layer="Master2-bg" svg:width="28cm" svg:height="0.3cm" svg:x="0cm" svg:y="0cm">
        <text:p/>
        <draw:enhanced-geometry svg:viewBox="0 0 21600 21600" draw:type="non-primitive" draw:enhanced-path="M 0 0 L 21600 0 21600 21600 0 21600 Z N"/>
      </draw:custom-shape>
      <draw:frame draw:name="Grafik 13" draw:style-name="Mgr6" draw:layer="Master2-bg" svg:width="7.5cm" svg:height="2.513cm" svg:x="19.5cm" svg:y="1cm">
        <draw:image xlink:href="">
          <text:p/>
        </draw:image>
      </draw:frame>
      <draw:frame draw:name="Textfeld 14" draw:style-name="Mgr7" draw:text-style-name="MP1" draw:layer="Master2-bg" svg:width="7.5cm" svg:height="0.899cm" svg:x="19.5cm" svg:y="19.8cm">
        <draw:text-box>
          <text:p text:style-name="MP9"><text:span text:style-name="MT21">www.kij.de</text:span></text:p>
        </draw:text-box>
      </draw:frame>
      <draw:frame draw:name="Titel 1" presentation:style-name="Mpr115" draw:text-style-name="MP3" draw:layer="backgroundobjects" svg:width="25.202cm" svg:height="3.497cm" svg:x="1.402cm" svg:y="0.842cm" presentation:class="title">
        <draw:text-box>
          <text:list text:style-name="ML7">
            <text:list-item>
              <text:p text:style-name="MP9"><text:span text:style-name="MT22">Titelmasterformat durch Klicken bearbeiten</text:span></text:p>
            </text:list-item>
          </text:list>
        </draw:text-box>
      </draw:frame>
      <draw:frame draw:name="Textplatzhalter 2" presentation:style-name="Mpr116" draw:text-style-name="MP3" draw:layer="backgroundobjects" svg:width="12.369cm" svg:height="1.958cm" svg:x="1.402cm" svg:y="4.701cm" presentation:class="outline">
        <draw:text-box>
          <text:list text:style-name="ML8">
            <text:list-item>
              <text:p text:style-name="MP11"><text:span text:style-name="MT25">Textmasterformate durch Klicken bearbeiten</text:span></text:p>
            </text:list-item>
          </text:list>
        </draw:text-box>
      </draw:frame>
      <draw:frame draw:name="Inhaltsplatzhalter 3" presentation:style-name="Mpr117" draw:text-style-name="MP3" draw:layer="backgroundobjects" svg:width="12.369cm" svg:height="12.1cm" svg:x="1.402cm" svg:y="6.659cm" presentation:class="title">
        <draw:text-box>
          <text:list text:style-name="ML9">
            <text:list-item>
              <text:p text:style-name="MP14"><text:span text:style-name="MT19">Textmasterformate durch Klicken bearbeiten</text:span><text:span text:style-name="MT19"><text:line-break/></text:span><text:span text:style-name="MT20">Zweite Ebene</text:span><text:span text:style-name="MT20"><text:line-break/></text:span><text:span text:style-name="MT24">Dritte Ebene</text:span><text:span text:style-name="MT24"><text:line-break/></text:span><text:span text:style-name="MT26">Vierte Ebene</text:span><text:span text:style-name="MT26"><text:line-break/></text:span><text:span text:style-name="MT26">Fünfte Ebene</text:span></text:p>
            </text:list-item>
          </text:list>
        </draw:text-box>
      </draw:frame>
      <draw:frame draw:name="Textplatzhalter 4" presentation:style-name="Mpr116" draw:text-style-name="MP3" draw:layer="backgroundobjects" svg:width="12.378cm" svg:height="1.958cm" svg:x="14.226cm" svg:y="4.701cm" presentation:class="outline">
        <draw:text-box>
          <text:list text:style-name="ML8">
            <text:list-item>
              <text:p text:style-name="MP11"><text:span text:style-name="MT25">Textmasterformate durch Klicken bearbeiten</text:span></text:p>
            </text:list-item>
          </text:list>
        </draw:text-box>
      </draw:frame>
      <draw:frame draw:name="Inhaltsplatzhalter 5" presentation:style-name="Mpr117" draw:text-style-name="MP3" draw:layer="backgroundobjects" svg:width="12.378cm" svg:height="12.1cm" svg:x="14.226cm" svg:y="6.659cm" presentation:class="title">
        <draw:text-box>
          <text:list text:style-name="ML9">
            <text:list-item>
              <text:p text:style-name="MP14"><text:span text:style-name="MT19">Textmasterformate durch Klicken bearbeiten</text:span><text:span text:style-name="MT19"><text:line-break/></text:span><text:span text:style-name="MT20">Zweite Ebene</text:span><text:span text:style-name="MT20"><text:line-break/></text:span><text:span text:style-name="MT24">Dritte Ebene</text:span><text:span text:style-name="MT24"><text:line-break/></text:span><text:span text:style-name="MT26">Vierte Ebene</text:span><text:span text:style-name="MT26"><text:line-break/></text:span><text:span text:style-name="MT26">Fünfte Ebene</text:span></text:p>
            </text:list-item>
          </text:list>
        </draw:text-box>
      </draw:frame>
      <draw:frame draw:name="Datumsplatzhalter 6" presentation:style-name="Mpr118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7" presentation:style-name="Mpr119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8" presentation:style-name="Mpr118" draw:text-style-name="MP3" draw:layer="backgroundobjects" svg:width="6.523cm" svg:height="1.448cm" svg:x="20.076cm" svg:y="19.131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5-twoTxTwoObj-Vergleich-title" draw:layer="backgroundobjects" svg:width="14.848cm" svg:height="11.136cm" svg:x="3.075cm" svg:y="2.257cm" presentation:class="page"/>
        <draw:frame draw:name="Notizenplatzhalter 2" presentation:style-name="Mpr12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18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18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21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21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6-titleOnly-Nur-Titel" style:page-layout-name="PM1" draw:style-name="Mdp1">
      <draw:custom-shape draw:name="Rechteck 5" draw:style-name="Mgr4" draw:text-style-name="MP3" draw:layer="Master2-bg" svg:width="28cm" svg:height="8.4cm" svg:x="0cm" svg:y="10.8cm">
        <text:p/>
        <draw:enhanced-geometry svg:viewBox="0 0 21600 21600" draw:type="non-primitive" draw:enhanced-path="M 0 0 L 21600 0 21600 21600 0 21600 Z N"/>
      </draw:custom-shape>
      <draw:custom-shape draw:name="Rechteck 6" draw:style-name="Mgr4" draw:text-style-name="MP3" draw:layer="Master2-bg" svg:width="7.5cm" svg:height="0.3cm" svg:x="19.5cm" svg:y="19.5cm">
        <text:p/>
        <draw:enhanced-geometry svg:viewBox="0 0 21600 21600" draw:type="non-primitive" draw:enhanced-path="M 0 0 L 21600 0 21600 21600 0 21600 Z N"/>
      </draw:custom-shape>
      <draw:custom-shape draw:name="Gerade Verbindung 7" draw:style-name="Mgr5" draw:text-style-name="MP3" draw:layer="Master2-bg" svg:width="28cm" svg:height="0.001cm" svg:x="0cm" svg:y="19.5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Rechteck 8" draw:style-name="Mgr4" draw:text-style-name="MP3" draw:layer="Master2-bg" svg:width="28cm" svg:height="0.3cm" svg:x="0cm" svg:y="0cm">
        <text:p/>
        <draw:enhanced-geometry svg:viewBox="0 0 21600 21600" draw:type="non-primitive" draw:enhanced-path="M 0 0 L 21600 0 21600 21600 0 21600 Z N"/>
      </draw:custom-shape>
      <draw:frame draw:name="Grafik 9" draw:style-name="Mgr6" draw:layer="Master2-bg" svg:width="7.5cm" svg:height="2.513cm" svg:x="19.5cm" svg:y="1cm">
        <draw:image xlink:href="">
          <text:p/>
        </draw:image>
      </draw:frame>
      <draw:frame draw:name="Textfeld 10" draw:style-name="Mgr7" draw:text-style-name="MP1" draw:layer="Master2-bg" svg:width="7.5cm" svg:height="0.899cm" svg:x="19.5cm" svg:y="19.8cm">
        <draw:text-box>
          <text:p text:style-name="MP9"><text:span text:style-name="MT21">www.kij.de</text:span></text:p>
        </draw:text-box>
      </draw:frame>
      <draw:frame draw:name="Titel 1" presentation:style-name="Mpr122" draw:text-style-name="MP3" draw:layer="backgroundobjects" svg:width="25.199cm" svg:height="3.506cm" svg:x="1.4cm" svg:y="6.894cm" presentation:class="title">
        <draw:text-box>
          <text:list text:style-name="ML7">
            <text:list-item>
              <text:p text:style-name="MP9"><text:span text:style-name="MT22">Titelmasterformat durch Klicken bearbeiten</text:span></text:p>
            </text:list-item>
          </text:list>
        </draw:text-box>
      </draw:frame>
      <draw:frame draw:name="Datumsplatzhalter 2" presentation:style-name="Mpr12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3" presentation:style-name="Mpr12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4" presentation:style-name="Mpr123" draw:text-style-name="MP3" draw:layer="backgroundobjects" svg:width="6.523cm" svg:height="1.448cm" svg:x="20.076cm" svg:y="19.131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6-titleOnly-Nur-Titel-title" draw:layer="backgroundobjects" svg:width="14.848cm" svg:height="11.136cm" svg:x="3.075cm" svg:y="2.257cm" presentation:class="page"/>
        <draw:frame draw:name="Notizenplatzhalter 2" presentation:style-name="Mpr12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2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2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2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26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Unternehmenspräsentation" style:page-layout-name="PM1" draw:style-name="Mdp1">
      <draw:custom-shape draw:name="Rechteck 4" draw:style-name="Mgr4" draw:text-style-name="MP3" draw:layer="Master2-bg" svg:width="28cm" svg:height="8.4cm" svg:x="0cm" svg:y="10.8cm">
        <text:p/>
        <draw:enhanced-geometry svg:viewBox="0 0 21600 21600" draw:type="non-primitive" draw:enhanced-path="M 0 0 L 21600 0 21600 21600 0 21600 Z N"/>
      </draw:custom-shape>
      <draw:custom-shape draw:name="Gerade Verbindung 6" draw:style-name="Mgr5" draw:text-style-name="MP3" draw:layer="Master2-bg" svg:width="28cm" svg:height="0.001cm" svg:x="0cm" svg:y="19.5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Rechteck 7" draw:style-name="Mgr4" draw:text-style-name="MP3" draw:layer="Master2-bg" svg:width="28cm" svg:height="0.3cm" svg:x="0cm" svg:y="0cm">
        <text:p/>
        <draw:enhanced-geometry svg:viewBox="0 0 21600 21600" draw:type="non-primitive" draw:enhanced-path="M 0 0 L 21600 0 21600 21600 0 21600 Z N"/>
      </draw:custom-shape>
      <draw:frame draw:name="Datumsplatzhalter 1" presentation:style-name="Mpr1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2" presentation:style-name="Mpr128" draw:text-style-name="MP3" draw:layer="backgroundobjects" svg:width="8.875cm" svg:height="1.448cm" svg:x="9.576cm" svg:y="19.131cm" presentation:class="footer">
        <draw:text-box>
          <text:p/>
        </draw:text-box>
      </draw:frame>
      <draw:frame presentation:style-name="Mpr129" draw:text-style-name="MP19" draw:layer="backgroundobjects" svg:width="6.523cm" svg:height="1.448cm" svg:x="20.076cm" svg:y="19.131cm" presentation:class="page-number">
        <draw:text-box>
          <text:p text:style-name="MP19"><text:span text:style-name="MT27"><text:page-number>&lt;number&gt;</text:page-number></text:span></text:p>
        </draw:text-box>
      </draw:frame>
      <draw:frame presentation:style-name="Unternehmenspräsentation-title" draw:layer="backgroundobjects" svg:width="25.2cm" svg:height="3.505cm" svg:x="1.4cm" svg:y="0.837cm" presentation:class="title" presentation:placeholder="true">
        <draw:text-box/>
      </draw:frame>
      <draw:frame presentation:style-name="Unternehmenspräsentation-outline1" draw:layer="backgroundobjects" svg:width="25.2cm" svg:height="12.179cm" svg:x="1.4cm" svg:y="4.913cm" presentation:class="outline" presentation:placeholder="true">
        <draw:text-box/>
      </draw:frame>
      <draw:frame draw:style-name="Mgr8" draw:text-style-name="MP20" draw:layer="backgroundobjects" svg:width="8.818cm" svg:height="2.962cm" svg:x="18.5cm" svg:y="0.538cm">
        <draw:image xlink:href="Pictures/10000000000000FA000000548D8CE596.png" xlink:type="simple" xlink:show="embed" xlink:actuate="onLoad">
          <text:p/>
        </draw:image>
      </draw:frame>
      <presentation:notes style:page-layout-name="PM0">
        <draw:page-thumbnail draw:name="Folienbildplatzhalter 1" presentation:style-name="Unternehmenspräsentation-title" draw:layer="backgroundobjects" svg:width="14.848cm" svg:height="11.136cm" svg:x="3.075cm" svg:y="2.257cm" presentation:class="page"/>
        <draw:frame draw:name="Notizenplatzhalter 2" presentation:style-name="Mpr13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31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31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8-objTx-Inhalt-mit-Überschrift" style:page-layout-name="PM1" draw:style-name="Mdp1">
      <draw:custom-shape draw:name="Rechteck 7" draw:style-name="Mgr4" draw:text-style-name="MP3" draw:layer="Master2-bg" svg:width="28cm" svg:height="8.4cm" svg:x="0cm" svg:y="10.8cm">
        <text:p/>
        <draw:enhanced-geometry svg:viewBox="0 0 21600 21600" draw:type="non-primitive" draw:enhanced-path="M 0 0 L 21600 0 21600 21600 0 21600 Z N"/>
      </draw:custom-shape>
      <draw:custom-shape draw:name="Rechteck 8" draw:style-name="Mgr4" draw:text-style-name="MP3" draw:layer="Master2-bg" svg:width="7.5cm" svg:height="0.3cm" svg:x="19.5cm" svg:y="19.5cm">
        <text:p/>
        <draw:enhanced-geometry svg:viewBox="0 0 21600 21600" draw:type="non-primitive" draw:enhanced-path="M 0 0 L 21600 0 21600 21600 0 21600 Z N"/>
      </draw:custom-shape>
      <draw:custom-shape draw:name="Gerade Verbindung 9" draw:style-name="Mgr5" draw:text-style-name="MP3" draw:layer="Master2-bg" svg:width="28cm" svg:height="0.001cm" svg:x="0cm" svg:y="19.5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Rechteck 10" draw:style-name="Mgr4" draw:text-style-name="MP3" draw:layer="Master2-bg" svg:width="28cm" svg:height="0.3cm" svg:x="0cm" svg:y="0cm">
        <text:p/>
        <draw:enhanced-geometry svg:viewBox="0 0 21600 21600" draw:type="non-primitive" draw:enhanced-path="M 0 0 L 21600 0 21600 21600 0 21600 Z N"/>
      </draw:custom-shape>
      <draw:frame draw:name="Grafik 11" draw:style-name="Mgr6" draw:layer="Master2-bg" svg:width="7.5cm" svg:height="2.513cm" svg:x="19.5cm" svg:y="1cm">
        <draw:image xlink:href="">
          <text:p/>
        </draw:image>
      </draw:frame>
      <draw:frame draw:name="Textfeld 12" draw:style-name="Mgr7" draw:text-style-name="MP1" draw:layer="Master2-bg" svg:width="7.5cm" svg:height="0.899cm" svg:x="19.5cm" svg:y="19.8cm">
        <draw:text-box>
          <text:p text:style-name="MP9"><text:span text:style-name="MT21">www.kij.de</text:span></text:p>
        </draw:text-box>
      </draw:frame>
      <draw:frame draw:name="Titel 1" presentation:style-name="Mpr132" draw:text-style-name="MP3" draw:layer="backgroundobjects" svg:width="9.212cm" svg:height="3.554cm" svg:x="1.402cm" svg:y="0.838cm" presentation:class="title">
        <draw:text-box>
          <text:list text:style-name="ML7">
            <text:list-item>
              <text:p text:style-name="MP10"><text:span text:style-name="MT14">Titelmasterformat durch Klicken bearbeiten</text:span></text:p>
            </text:list-item>
          </text:list>
        </draw:text-box>
      </draw:frame>
      <draw:frame draw:name="Inhaltsplatzhalter 2" presentation:style-name="Mpr133" draw:text-style-name="MP3" draw:layer="backgroundobjects" svg:width="15.655cm" svg:height="17.921cm" svg:x="10.949cm" svg:y="0.838cm" presentation:class="title">
        <draw:text-box>
          <text:list text:style-name="ML9">
            <text:list-item>
              <text:p text:style-name="MP14"><text:span text:style-name="MT17">Textmasterformate durch Klicken bearbeiten</text:span><text:span text:style-name="MT17"><text:line-break/></text:span><text:span text:style-name="MT18">Zweite Ebene</text:span><text:span text:style-name="MT18"><text:line-break/></text:span><text:span text:style-name="MT19">Dritte Ebene</text:span><text:span text:style-name="MT19"><text:line-break/></text:span><text:span text:style-name="MT20">Vierte Ebene</text:span><text:span text:style-name="MT20"><text:line-break/></text:span><text:span text:style-name="MT20">Fünfte Ebene</text:span></text:p>
            </text:list-item>
          </text:list>
        </draw:text-box>
      </draw:frame>
      <draw:frame draw:name="Textplatzhalter 3" presentation:style-name="Mpr134" draw:text-style-name="MP3" draw:layer="backgroundobjects" svg:width="9.212cm" svg:height="14.367cm" svg:x="1.402cm" svg:y="4.392cm" presentation:class="outline">
        <draw:text-box>
          <text:list text:style-name="ML8">
            <text:list-item>
              <text:p text:style-name="MP11"><text:span text:style-name="MT28">Textmasterformate durch Klicken bearbeiten</text:span></text:p>
            </text:list-item>
          </text:list>
        </draw:text-box>
      </draw:frame>
      <draw:frame draw:name="Datumsplatzhalter 4" presentation:style-name="Mpr13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13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6" presentation:style-name="Mpr135" draw:text-style-name="MP3" draw:layer="backgroundobjects" svg:width="6.523cm" svg:height="1.448cm" svg:x="20.076cm" svg:y="19.131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8-objTx-Inhalt-mit-Überschrift-title" draw:layer="backgroundobjects" svg:width="14.848cm" svg:height="11.136cm" svg:x="3.075cm" svg:y="2.257cm" presentation:class="page"/>
        <draw:frame draw:name="Notizenplatzhalter 2" presentation:style-name="Mpr13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3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3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3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38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9-picTx-Bild-mit-Überschrift" style:page-layout-name="PM1" draw:style-name="Mdp1">
      <draw:custom-shape draw:name="Rechteck 7" draw:style-name="Mgr4" draw:text-style-name="MP3" draw:layer="Master2-bg" svg:width="28cm" svg:height="8.4cm" svg:x="0cm" svg:y="10.8cm">
        <text:p/>
        <draw:enhanced-geometry svg:viewBox="0 0 21600 21600" draw:type="non-primitive" draw:enhanced-path="M 0 0 L 21600 0 21600 21600 0 21600 Z N"/>
      </draw:custom-shape>
      <draw:custom-shape draw:name="Rechteck 8" draw:style-name="Mgr4" draw:text-style-name="MP3" draw:layer="Master2-bg" svg:width="7.5cm" svg:height="0.3cm" svg:x="19.5cm" svg:y="19.5cm">
        <text:p/>
        <draw:enhanced-geometry svg:viewBox="0 0 21600 21600" draw:type="non-primitive" draw:enhanced-path="M 0 0 L 21600 0 21600 21600 0 21600 Z N"/>
      </draw:custom-shape>
      <draw:custom-shape draw:name="Gerade Verbindung 9" draw:style-name="Mgr5" draw:text-style-name="MP3" draw:layer="Master2-bg" svg:width="28cm" svg:height="0.001cm" svg:x="0cm" svg:y="19.5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Rechteck 10" draw:style-name="Mgr4" draw:text-style-name="MP3" draw:layer="Master2-bg" svg:width="28cm" svg:height="0.3cm" svg:x="0cm" svg:y="0cm">
        <text:p/>
        <draw:enhanced-geometry svg:viewBox="0 0 21600 21600" draw:type="non-primitive" draw:enhanced-path="M 0 0 L 21600 0 21600 21600 0 21600 Z N"/>
      </draw:custom-shape>
      <draw:frame draw:name="Grafik 11" draw:style-name="Mgr6" draw:layer="Master2-bg" svg:width="7.5cm" svg:height="2.513cm" svg:x="19.5cm" svg:y="1cm">
        <draw:image xlink:href="">
          <text:p/>
        </draw:image>
      </draw:frame>
      <draw:frame draw:name="Textfeld 12" draw:style-name="Mgr7" draw:text-style-name="MP1" draw:layer="Master2-bg" svg:width="7.5cm" svg:height="0.899cm" svg:x="19.5cm" svg:y="19.8cm">
        <draw:text-box>
          <text:p text:style-name="MP9"><text:span text:style-name="MT21">www.kij.de</text:span></text:p>
        </draw:text-box>
      </draw:frame>
      <draw:frame draw:name="Titel 1" presentation:style-name="Mpr139" draw:text-style-name="MP3" draw:layer="backgroundobjects" svg:width="16.801cm" svg:height="1.737cm" svg:x="5.49cm" svg:y="14.698cm" presentation:class="title">
        <draw:text-box>
          <text:list text:style-name="ML7">
            <text:list-item>
              <text:p text:style-name="MP10"><text:span text:style-name="MT14">Titelmasterformat durch Klicken bearbeiten</text:span></text:p>
            </text:list-item>
          </text:list>
        </draw:text-box>
      </draw:frame>
      <draw:frame draw:name="Bildplatzhalter 2" presentation:style-name="Mpr140" draw:text-style-name="MP3" draw:layer="backgroundobjects" svg:width="16.801cm" svg:height="12.603cm" svg:x="5.49cm" svg:y="1.874cm" presentation:class="title">
        <draw:text-box>
          <text:p/>
        </draw:text-box>
      </draw:frame>
      <draw:frame draw:name="Textplatzhalter 3" presentation:style-name="Mpr141" draw:text-style-name="MP3" draw:layer="backgroundobjects" svg:width="16.801cm" svg:height="2.465cm" svg:x="5.49cm" svg:y="16.435cm" presentation:class="outline">
        <draw:text-box>
          <text:list text:style-name="ML8">
            <text:list-item>
              <text:p text:style-name="MP11"><text:span text:style-name="MT28">Textmasterformate durch Klicken bearbeiten</text:span></text:p>
            </text:list-item>
          </text:list>
        </draw:text-box>
      </draw:frame>
      <draw:frame draw:name="Datumsplatzhalter 4" presentation:style-name="Mpr142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143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6" presentation:style-name="Mpr142" draw:text-style-name="MP3" draw:layer="backgroundobjects" svg:width="6.523cm" svg:height="1.448cm" svg:x="20.076cm" svg:y="19.131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9-picTx-Bild-mit-Überschrift-title" draw:layer="backgroundobjects" svg:width="14.848cm" svg:height="11.136cm" svg:x="3.075cm" svg:y="2.257cm" presentation:class="page"/>
        <draw:frame draw:name="Notizenplatzhalter 2" presentation:style-name="Mpr14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4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4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4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45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0-vertTx-Titel-und-vertikaler-Text" style:page-layout-name="PM1" draw:style-name="Mdp1">
      <draw:custom-shape draw:name="Rechteck 6" draw:style-name="Mgr4" draw:text-style-name="MP3" draw:layer="Master2-bg" svg:width="28cm" svg:height="8.4cm" svg:x="0cm" svg:y="10.8cm">
        <text:p/>
        <draw:enhanced-geometry svg:viewBox="0 0 21600 21600" draw:type="non-primitive" draw:enhanced-path="M 0 0 L 21600 0 21600 21600 0 21600 Z N"/>
      </draw:custom-shape>
      <draw:custom-shape draw:name="Rechteck 7" draw:style-name="Mgr4" draw:text-style-name="MP3" draw:layer="Master2-bg" svg:width="7.5cm" svg:height="0.3cm" svg:x="19.5cm" svg:y="19.5cm">
        <text:p/>
        <draw:enhanced-geometry svg:viewBox="0 0 21600 21600" draw:type="non-primitive" draw:enhanced-path="M 0 0 L 21600 0 21600 21600 0 21600 Z N"/>
      </draw:custom-shape>
      <draw:custom-shape draw:name="Gerade Verbindung 8" draw:style-name="Mgr5" draw:text-style-name="MP3" draw:layer="Master2-bg" svg:width="28cm" svg:height="0.001cm" svg:x="0cm" svg:y="19.5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Rechteck 9" draw:style-name="Mgr4" draw:text-style-name="MP3" draw:layer="Master2-bg" svg:width="28cm" svg:height="0.3cm" svg:x="0cm" svg:y="0cm">
        <text:p/>
        <draw:enhanced-geometry svg:viewBox="0 0 21600 21600" draw:type="non-primitive" draw:enhanced-path="M 0 0 L 21600 0 21600 21600 0 21600 Z N"/>
      </draw:custom-shape>
      <draw:frame draw:name="Grafik 10" draw:style-name="Mgr6" draw:layer="Master2-bg" svg:width="7.5cm" svg:height="2.513cm" svg:x="19.5cm" svg:y="1cm">
        <draw:image xlink:href="">
          <text:p/>
        </draw:image>
      </draw:frame>
      <draw:frame draw:name="Textfeld 11" draw:style-name="Mgr7" draw:text-style-name="MP1" draw:layer="Master2-bg" svg:width="7.5cm" svg:height="0.899cm" svg:x="19.5cm" svg:y="19.8cm">
        <draw:text-box>
          <text:p text:style-name="MP9"><text:span text:style-name="MT21">www.kij.de</text:span></text:p>
        </draw:text-box>
      </draw:frame>
      <draw:frame draw:name="Titel 1" presentation:style-name="Mpr146" draw:text-style-name="MP3" draw:layer="backgroundobjects" svg:width="25.199cm" svg:height="3.506cm" svg:x="1.4cm" svg:y="6.894cm" presentation:class="title">
        <draw:text-box>
          <text:list text:style-name="ML7">
            <text:list-item>
              <text:p text:style-name="MP9"><text:span text:style-name="MT22">Titelmasterformat durch Klicken bearbeiten</text:span></text:p>
            </text:list-item>
          </text:list>
        </draw:text-box>
      </draw:frame>
      <draw:frame draw:name="Vertikaler Textplatzhalter 2" presentation:style-name="Mpr147" draw:text-style-name="MP13" draw:layer="backgroundobjects" svg:width="28cm" svg:height="8.359cm" svg:x="0cm" svg:y="10.841cm" presentation:class="outline">
        <draw:text-box>
          <text:list text:style-name="ML9">
            <text:list-item>
              <text:p text:style-name="MP14"><text:span text:style-name="MT17">Textmasterformate durch Klicken bearbeiten</text:span></text:p>
              <text:list>
                <text:list-item>
                  <text:p text:style-name="MP15"><text:span text:style-name="MT18">Zweite Ebene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16"><text:span text:style-name="MT19">Dritte Ebene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20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20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48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149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148" draw:text-style-name="MP3" draw:layer="backgroundobjects" svg:width="6.523cm" svg:height="1.448cm" svg:x="20.076cm" svg:y="19.131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10-vertTx-Titel-und-vertikaler-Text-title" draw:layer="backgroundobjects" svg:width="14.848cm" svg:height="11.136cm" svg:x="3.075cm" svg:y="2.257cm" presentation:class="page"/>
        <draw:frame draw:name="Notizenplatzhalter 2" presentation:style-name="Mpr15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48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48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51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51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1-vertTitleAndTx-Vertikaler-Titel-und-Text" style:page-layout-name="PM1" draw:style-name="Mdp1">
      <draw:custom-shape draw:name="Rechteck 6" draw:style-name="Mgr4" draw:text-style-name="MP3" draw:layer="Master2-bg" svg:width="28cm" svg:height="8.4cm" svg:x="0cm" svg:y="10.8cm">
        <text:p/>
        <draw:enhanced-geometry svg:viewBox="0 0 21600 21600" draw:type="non-primitive" draw:enhanced-path="M 0 0 L 21600 0 21600 21600 0 21600 Z N"/>
      </draw:custom-shape>
      <draw:custom-shape draw:name="Rechteck 7" draw:style-name="Mgr4" draw:text-style-name="MP3" draw:layer="Master2-bg" svg:width="7.5cm" svg:height="0.3cm" svg:x="19.5cm" svg:y="19.5cm">
        <text:p/>
        <draw:enhanced-geometry svg:viewBox="0 0 21600 21600" draw:type="non-primitive" draw:enhanced-path="M 0 0 L 21600 0 21600 21600 0 21600 Z N"/>
      </draw:custom-shape>
      <draw:custom-shape draw:name="Gerade Verbindung 8" draw:style-name="Mgr5" draw:text-style-name="MP3" draw:layer="Master2-bg" svg:width="28cm" svg:height="0.001cm" svg:x="0cm" svg:y="19.5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Rechteck 9" draw:style-name="Mgr4" draw:text-style-name="MP3" draw:layer="Master2-bg" svg:width="28cm" svg:height="0.3cm" svg:x="0cm" svg:y="0cm">
        <text:p/>
        <draw:enhanced-geometry svg:viewBox="0 0 21600 21600" draw:type="non-primitive" draw:enhanced-path="M 0 0 L 21600 0 21600 21600 0 21600 Z N"/>
      </draw:custom-shape>
      <draw:frame draw:name="Grafik 10" draw:style-name="Mgr6" draw:layer="Master2-bg" svg:width="7.5cm" svg:height="2.513cm" svg:x="19.5cm" svg:y="1cm">
        <draw:image xlink:href="">
          <text:p/>
        </draw:image>
      </draw:frame>
      <draw:frame draw:name="Textfeld 11" draw:style-name="Mgr7" draw:text-style-name="MP1" draw:layer="Master2-bg" svg:width="7.5cm" svg:height="0.899cm" svg:x="19.5cm" svg:y="19.8cm">
        <draw:text-box>
          <text:p text:style-name="MP9"><text:span text:style-name="MT21">www.kij.de</text:span></text:p>
        </draw:text-box>
      </draw:frame>
      <draw:frame draw:name="Vertikaler Titel 1" presentation:style-name="Mpr152" draw:text-style-name="MP13" draw:layer="backgroundobjects" svg:width="6.998cm" svg:height="12.308cm" svg:x="21.004cm" svg:y="6.892cm" presentation:class="title">
        <draw:text-box>
          <text:list text:style-name="ML7">
            <text:list-item>
              <text:p text:style-name="MP9"><text:span text:style-name="MT22">Titelmasterformat durch Klicken bearbeiten</text:span></text:p>
            </text:list-item>
          </text:list>
        </draw:text-box>
      </draw:frame>
      <draw:frame draw:name="Vertikaler Textplatzhalter 2" presentation:style-name="Mpr153" draw:text-style-name="MP13" draw:layer="backgroundobjects" svg:width="20.58cm" svg:height="12.308cm" svg:x="0cm" svg:y="6.892cm" presentation:class="outline">
        <draw:text-box>
          <text:list text:style-name="ML9">
            <text:list-item>
              <text:p text:style-name="MP14"><text:span text:style-name="MT17">Textmasterformate durch Klicken bearbeiten</text:span></text:p>
              <text:list>
                <text:list-item>
                  <text:p text:style-name="MP15"><text:span text:style-name="MT18">Zweite Ebene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16"><text:span text:style-name="MT19">Dritte Ebene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20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20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5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15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154" draw:text-style-name="MP3" draw:layer="backgroundobjects" svg:width="6.523cm" svg:height="1.448cm" svg:x="20.076cm" svg:y="19.131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11-vertTitleAndTx-Vertikaler-Titel-und-Text-title" draw:layer="backgroundobjects" svg:width="14.848cm" svg:height="11.136cm" svg:x="3.075cm" svg:y="2.257cm" presentation:class="page"/>
        <draw:frame draw:name="Notizenplatzhalter 2" presentation:style-name="Mpr15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5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5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5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57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3.2$Linux_X86_64 LibreOffice_project/430m0$Build-2</meta:generator>
    <dc:title>Plugin DataDrivenInputMask und PostGIS</dc:title>
    <meta:editing-cycles>211</meta:editing-cycles>
    <meta:editing-duration>P12DT17H26M</meta:editing-duration>
    <meta:creation-date>2013-05-10T09:08:55.59</meta:creation-date>
    <dc:date>2015-03-12T10:18:52.530911637</dc:date>
    <meta:document-statistic meta:object-count="532"/>
    <meta:template xlink:type="simple" xlink:actuate="onRequest" xlink:title="KIJ Präsentation (Neues Logo)" xlink:href="../../../G:/ALLE/OOffice-Vorlagen/KIJ_Allgemein/Unternehmenspraesentation.otp" meta:date="2013-05-10T09:08:54.020000000"/>
  </office:meta>
</office:document-meta>
</file>